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2" style:family="table-cell" style:parent-style-name="Default">
      <style:table-cell-properties fo:background-color="#ffffd7"/>
      <style:text-properties fo:color="#c9211e"/>
    </style:style>
    <style:style style:name="ce3" style:family="table-cell" style:parent-style-name="Default" style:data-style-name="N49">
      <style:table-cell-properties fo:background-color="#ffffd7"/>
      <style:text-properties fo:color="#c9211e"/>
    </style:style>
    <style:style style:name="ce1" style:family="table-cell" style:parent-style-name="Default" style:data-style-name="N49"/>
    <style:style style:name="ce5" style:family="table-cell" style:parent-style-name="Default" style:data-style-name="N99"/>
    <style:style style:name="ce6" style:family="table-cell" style:parent-style-name="Default">
      <style:table-cell-properties fo:background-color="transparent"/>
      <style:text-properties fo:color="#c9211e"/>
    </style:style>
    <style:style style:name="ce7" style:family="table-cell" style:parent-style-name="Default" style:data-style-name="N49">
      <style:table-cell-properties fo:background-color="transparent"/>
      <style:text-properties fo:color="#c9211e"/>
    </style:style>
    <style:style style:name="ce8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Zbiornik</text:p>
          </table:table-cell>
          <table:table-cell office:value-type="string" calcext:value-type="string">
            <text:p>Dzien tyg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opady </text:p>
          </table:table-cell>
          <table:table-cell office:value-type="string" calcext:value-type="string">
            <text:p>ilosc dzialek</text:p>
          </table:table-cell>
          <table:table-cell office:value-type="string" calcext:value-type="string">
            <text:p>powierzchnia dzialki</text:p>
          </table:table-cell>
          <table:table-cell office:value-type="string" calcext:value-type="string">
            <text:p>powierzchnia suma</text:p>
          </table:table-cell>
          <table:table-cell office:value-type="string" calcext:value-type="string">
            <text:p>Ilość wody</text:p>
          </table:table-cell>
          <table:table-cell office:value-type="string" calcext:value-type="string">
            <text:p>Zbiornik wieczor</text:p>
          </table:table-cell>
          <table:table-cell office:value-type="string" calcext:value-type="string">
            <text:p>Dolane</text:p>
          </table:table-cell>
          <table:table-cell office:value-type="string" calcext:value-type="string">
            <text:p>Czy dolane</text:p>
          </table:table-cell>
          <table:table-cell office:value-type="string" calcext:value-type="string">
            <text:p>Czy odprowadzana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formula="of:=WEEKDAY([.C2])" office:value-type="float" office:value="5" calcext:value-type="float">
            <text:p>5</text:p>
          </table:table-cell>
          <table:table-cell office:value-type="date" office:date-value="2014-05-01" calcext:value-type="date">
            <text:p>2014-05-0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[.E2]*[.F2]" office:value-type="float" office:value="50000" calcext:value-type="float">
            <text:p>50000</text:p>
          </table:table-cell>
          <table:table-cell table:formula="of:=IF([.D2]=0;[.G2]*2;0)" office:value-type="float" office:value="100000" calcext:value-type="float">
            <text:p>100000</text:p>
          </table:table-cell>
          <table:table-cell table:formula="of:=IF(IF([.D2]=1;[.A2]*1.03;([.A2]-[.H2])*0.99)&gt;2500000;2500000;IF([.D2]=1;[.A2]*1.03;([.A2]-[.H2])*0.99))" office:value-type="float" office:value="2376000" calcext:value-type="float">
            <text:p>2376000</text:p>
          </table:table-cell>
          <table:table-cell table:formula="of:=IF([.B2]=7;IF(2500000-[.I2]&lt;500000;2500000-[.I2];500000);0)" office:value-type="float" office:value="0" calcext:value-type="float">
            <text:p>0</text:p>
          </table:table-cell>
          <table:table-cell table:formula="of:=IF([.J2]&lt;&gt;0;1;0)" office:value-type="float" office:value="0" calcext:value-type="float">
            <text:p>0</text:p>
          </table:table-cell>
          <table:table-cell table:formula="of:=IF(IF([.D2]=1;[.A2]*1.03;([.A2]-[.H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2]+[.J2]" office:value-type="float" office:value="2376000" calcext:value-type="float">
            <text:p>2376000</text:p>
          </table:table-cell>
          <table:table-cell table:formula="of:=WEEKDAY([.C3])" office:value-type="float" office:value="6" calcext:value-type="float">
            <text:p>6</text:p>
          </table:table-cell>
          <table:table-cell office:value-type="date" office:date-value="2014-05-02" calcext:value-type="date">
            <text:p>2014-05-02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3]*[.F3]" office:value-type="float" office:value="50000" calcext:value-type="float">
            <text:p>50000</text:p>
          </table:table-cell>
          <table:table-cell table:formula="of:=IF([.D3]=0;[.G3]*2;0)" office:value-type="float" office:value="0" calcext:value-type="float">
            <text:p>0</text:p>
          </table:table-cell>
          <table:table-cell table:formula="of:=IF(IF([.D3]=1;[.A3]*1.03;([.A3]-[.H3])*0.99)&gt;2500000;2500000;IF([.D3]=1;[.A3]*1.03;([.A3]-[.H3])*0.99))" office:value-type="float" office:value="2447280" calcext:value-type="float">
            <text:p>2447280</text:p>
          </table:table-cell>
          <table:table-cell table:formula="of:=IF([.B3]=7;IF(2500000-[.I3]&lt;500000;2500000-[.I3];500000);0)" office:value-type="float" office:value="0" calcext:value-type="float">
            <text:p>0</text:p>
          </table:table-cell>
          <table:table-cell table:formula="of:=IF([.J3]&lt;&gt;0;1;0)" office:value-type="float" office:value="0" calcext:value-type="float">
            <text:p>0</text:p>
          </table:table-cell>
          <table:table-cell table:formula="of:=IF(IF([.D3]=1;[.A3]*1.03;([.A3]-[.H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3]+[.J3]" office:value-type="float" office:value="2447280" calcext:value-type="float">
            <text:p>2447280</text:p>
          </table:table-cell>
          <table:table-cell table:formula="of:=WEEKDAY([.C4])" office:value-type="float" office:value="7" calcext:value-type="float">
            <text:p>7</text:p>
          </table:table-cell>
          <table:table-cell office:value-type="date" office:date-value="2014-05-03" calcext:value-type="date">
            <text:p>2014-05-0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4]*[.F4]" office:value-type="float" office:value="50000" calcext:value-type="float">
            <text:p>50000</text:p>
          </table:table-cell>
          <table:table-cell table:formula="of:=IF([.D4]=0;[.G4]*2;0)" office:value-type="float" office:value="100000" calcext:value-type="float">
            <text:p>100000</text:p>
          </table:table-cell>
          <table:table-cell table:formula="of:=IF(IF([.D4]=1;[.A4]*1.03;([.A4]-[.H4])*0.99)&gt;2500000;2500000;IF([.D4]=1;[.A4]*1.03;([.A4]-[.H4])*0.99))" office:value-type="float" office:value="2323807.2" calcext:value-type="float">
            <text:p>2323807.2</text:p>
          </table:table-cell>
          <table:table-cell table:formula="of:=IF([.B4]=7;IF(2500000-[.I4]&lt;500000;2500000-[.I4];500000);0)" office:value-type="float" office:value="176192.8" calcext:value-type="float">
            <text:p>176192.8</text:p>
          </table:table-cell>
          <table:table-cell table:formula="of:=IF([.J4]&lt;&gt;0;1;0)" office:value-type="float" office:value="1" calcext:value-type="float">
            <text:p>1</text:p>
          </table:table-cell>
          <table:table-cell table:formula="of:=IF(IF([.D4]=1;[.A4]*1.03;([.A4]-[.H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4]+[.J4]" office:value-type="float" office:value="2500000" calcext:value-type="float">
            <text:p>2500000</text:p>
          </table:table-cell>
          <table:table-cell table:formula="of:=WEEKDAY([.C5])" office:value-type="float" office:value="1" calcext:value-type="float">
            <text:p>1</text:p>
          </table:table-cell>
          <table:table-cell office:value-type="date" office:date-value="2014-05-04" calcext:value-type="date">
            <text:p>2014-05-0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5]*[.F5]" office:value-type="float" office:value="50000" calcext:value-type="float">
            <text:p>50000</text:p>
          </table:table-cell>
          <table:table-cell table:formula="of:=IF([.D5]=0;[.G5]*2;0)" office:value-type="float" office:value="100000" calcext:value-type="float">
            <text:p>100000</text:p>
          </table:table-cell>
          <table:table-cell table:formula="of:=IF(IF([.D5]=1;[.A5]*1.03;([.A5]-[.H5])*0.99)&gt;2500000;2500000;IF([.D5]=1;[.A5]*1.03;([.A5]-[.H5])*0.99))" office:value-type="float" office:value="2376000" calcext:value-type="float">
            <text:p>2376000</text:p>
          </table:table-cell>
          <table:table-cell table:formula="of:=IF([.B5]=7;IF(2500000-[.I5]&lt;500000;2500000-[.I5];500000);0)" office:value-type="float" office:value="0" calcext:value-type="float">
            <text:p>0</text:p>
          </table:table-cell>
          <table:table-cell table:formula="of:=IF([.J5]&lt;&gt;0;1;0)" office:value-type="float" office:value="0" calcext:value-type="float">
            <text:p>0</text:p>
          </table:table-cell>
          <table:table-cell table:formula="of:=IF(IF([.D5]=1;[.A5]*1.03;([.A5]-[.H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5]+[.J5]" office:value-type="float" office:value="2376000" calcext:value-type="float">
            <text:p>2376000</text:p>
          </table:table-cell>
          <table:table-cell table:formula="of:=WEEKDAY([.C6])" office:value-type="float" office:value="2" calcext:value-type="float">
            <text:p>2</text:p>
          </table:table-cell>
          <table:table-cell office:value-type="date" office:date-value="2014-05-05" calcext:value-type="date">
            <text:p>2014-05-05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6]*[.F6]" office:value-type="float" office:value="50000" calcext:value-type="float">
            <text:p>50000</text:p>
          </table:table-cell>
          <table:table-cell table:formula="of:=IF([.D6]=0;[.G6]*2;0)" office:value-type="float" office:value="100000" calcext:value-type="float">
            <text:p>100000</text:p>
          </table:table-cell>
          <table:table-cell table:formula="of:=IF(IF([.D6]=1;[.A6]*1.03;([.A6]-[.H6])*0.99)&gt;2500000;2500000;IF([.D6]=1;[.A6]*1.03;([.A6]-[.H6])*0.99))" office:value-type="float" office:value="2253240" calcext:value-type="float">
            <text:p>2253240</text:p>
          </table:table-cell>
          <table:table-cell table:formula="of:=IF([.B6]=7;IF(2500000-[.I6]&lt;500000;2500000-[.I6];500000);0)" office:value-type="float" office:value="0" calcext:value-type="float">
            <text:p>0</text:p>
          </table:table-cell>
          <table:table-cell table:formula="of:=IF([.J6]&lt;&gt;0;1;0)" office:value-type="float" office:value="0" calcext:value-type="float">
            <text:p>0</text:p>
          </table:table-cell>
          <table:table-cell table:formula="of:=IF(IF([.D6]=1;[.A6]*1.03;([.A6]-[.H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6]+[.J6]" office:value-type="float" office:value="2253240" calcext:value-type="float">
            <text:p>2253240</text:p>
          </table:table-cell>
          <table:table-cell table:formula="of:=WEEKDAY([.C7])" office:value-type="float" office:value="3" calcext:value-type="float">
            <text:p>3</text:p>
          </table:table-cell>
          <table:table-cell office:value-type="date" office:date-value="2014-05-06" calcext:value-type="date">
            <text:p>2014-05-06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7]*[.F7]" office:value-type="float" office:value="50000" calcext:value-type="float">
            <text:p>50000</text:p>
          </table:table-cell>
          <table:table-cell table:formula="of:=IF([.D7]=0;[.G7]*2;0)" office:value-type="float" office:value="0" calcext:value-type="float">
            <text:p>0</text:p>
          </table:table-cell>
          <table:table-cell table:formula="of:=IF(IF([.D7]=1;[.A7]*1.03;([.A7]-[.H7])*0.99)&gt;2500000;2500000;IF([.D7]=1;[.A7]*1.03;([.A7]-[.H7])*0.99))" office:value-type="float" office:value="2320837.2" calcext:value-type="float">
            <text:p>2320837.2</text:p>
          </table:table-cell>
          <table:table-cell table:formula="of:=IF([.B7]=7;IF(2500000-[.I7]&lt;500000;2500000-[.I7];500000);0)" office:value-type="float" office:value="0" calcext:value-type="float">
            <text:p>0</text:p>
          </table:table-cell>
          <table:table-cell table:formula="of:=IF([.J7]&lt;&gt;0;1;0)" office:value-type="float" office:value="0" calcext:value-type="float">
            <text:p>0</text:p>
          </table:table-cell>
          <table:table-cell table:formula="of:=IF(IF([.D7]=1;[.A7]*1.03;([.A7]-[.H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7]+[.J7]" office:value-type="float" office:value="2320837.2" calcext:value-type="float">
            <text:p>2320837.2</text:p>
          </table:table-cell>
          <table:table-cell table:formula="of:=WEEKDAY([.C8])" office:value-type="float" office:value="4" calcext:value-type="float">
            <text:p>4</text:p>
          </table:table-cell>
          <table:table-cell office:value-type="date" office:date-value="2014-05-07" calcext:value-type="date">
            <text:p>2014-05-07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8]*[.F8]" office:value-type="float" office:value="50000" calcext:value-type="float">
            <text:p>50000</text:p>
          </table:table-cell>
          <table:table-cell table:formula="of:=IF([.D8]=0;[.G8]*2;0)" office:value-type="float" office:value="0" calcext:value-type="float">
            <text:p>0</text:p>
          </table:table-cell>
          <table:table-cell table:formula="of:=IF(IF([.D8]=1;[.A8]*1.03;([.A8]-[.H8])*0.99)&gt;2500000;2500000;IF([.D8]=1;[.A8]*1.03;([.A8]-[.H8])*0.99))" office:value-type="float" office:value="2390462.316" calcext:value-type="float">
            <text:p>2390462.316</text:p>
          </table:table-cell>
          <table:table-cell table:formula="of:=IF([.B8]=7;IF(2500000-[.I8]&lt;500000;2500000-[.I8];500000);0)" office:value-type="float" office:value="0" calcext:value-type="float">
            <text:p>0</text:p>
          </table:table-cell>
          <table:table-cell table:formula="of:=IF([.J8]&lt;&gt;0;1;0)" office:value-type="float" office:value="0" calcext:value-type="float">
            <text:p>0</text:p>
          </table:table-cell>
          <table:table-cell table:formula="of:=IF(IF([.D8]=1;[.A8]*1.03;([.A8]-[.H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8]+[.J8]" office:value-type="float" office:value="2390462.316" calcext:value-type="float">
            <text:p>2390462.316</text:p>
          </table:table-cell>
          <table:table-cell table:formula="of:=WEEKDAY([.C9])" office:value-type="float" office:value="5" calcext:value-type="float">
            <text:p>5</text:p>
          </table:table-cell>
          <table:table-cell office:value-type="date" office:date-value="2014-05-08" calcext:value-type="date">
            <text:p>2014-05-08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9]*[.F9]" office:value-type="float" office:value="50000" calcext:value-type="float">
            <text:p>50000</text:p>
          </table:table-cell>
          <table:table-cell table:formula="of:=IF([.D9]=0;[.G9]*2;0)" office:value-type="float" office:value="0" calcext:value-type="float">
            <text:p>0</text:p>
          </table:table-cell>
          <table:table-cell table:formula="of:=IF(IF([.D9]=1;[.A9]*1.03;([.A9]-[.H9])*0.99)&gt;2500000;2500000;IF([.D9]=1;[.A9]*1.03;([.A9]-[.H9])*0.99))" office:value-type="float" office:value="2462176.18548" calcext:value-type="float">
            <text:p>2462176.18548</text:p>
          </table:table-cell>
          <table:table-cell table:formula="of:=IF([.B9]=7;IF(2500000-[.I9]&lt;500000;2500000-[.I9];500000);0)" office:value-type="float" office:value="0" calcext:value-type="float">
            <text:p>0</text:p>
          </table:table-cell>
          <table:table-cell table:formula="of:=IF([.J9]&lt;&gt;0;1;0)" office:value-type="float" office:value="0" calcext:value-type="float">
            <text:p>0</text:p>
          </table:table-cell>
          <table:table-cell table:formula="of:=IF(IF([.D9]=1;[.A9]*1.03;([.A9]-[.H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9]+[.J9]" office:value-type="float" office:value="2462176.18548" calcext:value-type="float">
            <text:p>2462176.18548</text:p>
          </table:table-cell>
          <table:table-cell table:formula="of:=WEEKDAY([.C10])" office:value-type="float" office:value="6" calcext:value-type="float">
            <text:p>6</text:p>
          </table:table-cell>
          <table:table-cell office:value-type="date" office:date-value="2014-05-09" calcext:value-type="date">
            <text:p>2014-05-09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0]*[.F10]" office:value-type="float" office:value="50000" calcext:value-type="float">
            <text:p>50000</text:p>
          </table:table-cell>
          <table:table-cell table:formula="of:=IF([.D10]=0;[.G10]*2;0)" office:value-type="float" office:value="0" calcext:value-type="float">
            <text:p>0</text:p>
          </table:table-cell>
          <table:table-cell table:formula="of:=IF(IF([.D10]=1;[.A10]*1.03;([.A10]-[.H10])*0.99)&gt;2500000;2500000;IF([.D10]=1;[.A10]*1.03;([.A10]-[.H10])*0.99))" office:value-type="float" office:value="2500000" calcext:value-type="float">
            <text:p>2500000</text:p>
          </table:table-cell>
          <table:table-cell table:formula="of:=IF([.B10]=7;IF(2500000-[.I10]&lt;500000;2500000-[.I10];500000);0)" office:value-type="float" office:value="0" calcext:value-type="float">
            <text:p>0</text:p>
          </table:table-cell>
          <table:table-cell table:formula="of:=IF([.J10]&lt;&gt;0;1;0)" office:value-type="float" office:value="0" calcext:value-type="float">
            <text:p>0</text:p>
          </table:table-cell>
          <table:table-cell table:formula="of:=IF(IF([.D10]=1;[.A10]*1.03;([.A10]-[.H10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10]+[.J10]" office:value-type="float" office:value="2500000" calcext:value-type="float">
            <text:p>2500000</text:p>
          </table:table-cell>
          <table:table-cell table:formula="of:=WEEKDAY([.C11])" office:value-type="float" office:value="7" calcext:value-type="float">
            <text:p>7</text:p>
          </table:table-cell>
          <table:table-cell office:value-type="date" office:date-value="2014-05-10" calcext:value-type="date">
            <text:p>2014-05-10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1]*[.F11]" office:value-type="float" office:value="50000" calcext:value-type="float">
            <text:p>50000</text:p>
          </table:table-cell>
          <table:table-cell table:formula="of:=IF([.D11]=0;[.G11]*2;0)" office:value-type="float" office:value="0" calcext:value-type="float">
            <text:p>0</text:p>
          </table:table-cell>
          <table:table-cell table:formula="of:=IF(IF([.D11]=1;[.A11]*1.03;([.A11]-[.H11])*0.99)&gt;2500000;2500000;IF([.D11]=1;[.A11]*1.03;([.A11]-[.H11])*0.99))" office:value-type="float" office:value="2500000" calcext:value-type="float">
            <text:p>2500000</text:p>
          </table:table-cell>
          <table:table-cell table:formula="of:=IF([.B11]=7;IF(2500000-[.I11]&lt;500000;2500000-[.I11];500000);0)" office:value-type="float" office:value="0" calcext:value-type="float">
            <text:p>0</text:p>
          </table:table-cell>
          <table:table-cell table:formula="of:=IF([.J11]&lt;&gt;0;1;0)" office:value-type="float" office:value="0" calcext:value-type="float">
            <text:p>0</text:p>
          </table:table-cell>
          <table:table-cell table:formula="of:=IF(IF([.D11]=1;[.A11]*1.03;([.A11]-[.H11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11]+[.J11]" office:value-type="float" office:value="2500000" calcext:value-type="float">
            <text:p>2500000</text:p>
          </table:table-cell>
          <table:table-cell table:formula="of:=WEEKDAY([.C12])" office:value-type="float" office:value="1" calcext:value-type="float">
            <text:p>1</text:p>
          </table:table-cell>
          <table:table-cell office:value-type="date" office:date-value="2014-05-11" calcext:value-type="date">
            <text:p>2014-05-11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2]*[.F12]" office:value-type="float" office:value="50000" calcext:value-type="float">
            <text:p>50000</text:p>
          </table:table-cell>
          <table:table-cell table:formula="of:=IF([.D12]=0;[.G12]*2;0)" office:value-type="float" office:value="0" calcext:value-type="float">
            <text:p>0</text:p>
          </table:table-cell>
          <table:table-cell table:formula="of:=IF(IF([.D12]=1;[.A12]*1.03;([.A12]-[.H12])*0.99)&gt;2500000;2500000;IF([.D12]=1;[.A12]*1.03;([.A12]-[.H12])*0.99))" office:value-type="float" office:value="2500000" calcext:value-type="float">
            <text:p>2500000</text:p>
          </table:table-cell>
          <table:table-cell table:formula="of:=IF([.B12]=7;IF(2500000-[.I12]&lt;500000;2500000-[.I12];500000);0)" office:value-type="float" office:value="0" calcext:value-type="float">
            <text:p>0</text:p>
          </table:table-cell>
          <table:table-cell table:formula="of:=IF([.J12]&lt;&gt;0;1;0)" office:value-type="float" office:value="0" calcext:value-type="float">
            <text:p>0</text:p>
          </table:table-cell>
          <table:table-cell table:style-name="ce5" table:formula="of:=IF(IF([.D12]=1;[.A12]*1.03;([.A12]-[.H12])*0.99)&gt;2500000;1;0)" office:value-type="boolean" office:boolean-value="true" calcext:value-type="boolean">
            <text:p>TRUE</text:p>
          </table:table-cell>
        </table:table-row>
        <table:table-row table:style-name="ro1">
          <table:table-cell table:formula="of:=[.I12]+[.J12]" office:value-type="float" office:value="2500000" calcext:value-type="float">
            <text:p>2500000</text:p>
          </table:table-cell>
          <table:table-cell table:formula="of:=WEEKDAY([.C13])" office:value-type="float" office:value="2" calcext:value-type="float">
            <text:p>2</text:p>
          </table:table-cell>
          <table:table-cell office:value-type="date" office:date-value="2014-05-12" calcext:value-type="date">
            <text:p>2014-05-12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3]*[.F13]" office:value-type="float" office:value="50000" calcext:value-type="float">
            <text:p>50000</text:p>
          </table:table-cell>
          <table:table-cell table:formula="of:=IF([.D13]=0;[.G13]*2;0)" office:value-type="float" office:value="0" calcext:value-type="float">
            <text:p>0</text:p>
          </table:table-cell>
          <table:table-cell table:formula="of:=IF(IF([.D13]=1;[.A13]*1.03;([.A13]-[.H13])*0.99)&gt;2500000;2500000;IF([.D13]=1;[.A13]*1.03;([.A13]-[.H13])*0.99))" office:value-type="float" office:value="2500000" calcext:value-type="float">
            <text:p>2500000</text:p>
          </table:table-cell>
          <table:table-cell table:formula="of:=IF([.B13]=7;IF(2500000-[.I13]&lt;500000;2500000-[.I13];500000);0)" office:value-type="float" office:value="0" calcext:value-type="float">
            <text:p>0</text:p>
          </table:table-cell>
          <table:table-cell table:formula="of:=IF([.J13]&lt;&gt;0;1;0)" office:value-type="float" office:value="0" calcext:value-type="float">
            <text:p>0</text:p>
          </table:table-cell>
          <table:table-cell table:formula="of:=IF(IF([.D13]=1;[.A13]*1.03;([.A13]-[.H13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13]+[.J13]" office:value-type="float" office:value="2500000" calcext:value-type="float">
            <text:p>2500000</text:p>
          </table:table-cell>
          <table:table-cell table:formula="of:=WEEKDAY([.C14])" office:value-type="float" office:value="3" calcext:value-type="float">
            <text:p>3</text:p>
          </table:table-cell>
          <table:table-cell office:value-type="date" office:date-value="2014-05-13" calcext:value-type="date">
            <text:p>2014-05-13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4]*[.F14]" office:value-type="float" office:value="50000" calcext:value-type="float">
            <text:p>50000</text:p>
          </table:table-cell>
          <table:table-cell table:formula="of:=IF([.D14]=0;[.G14]*2;0)" office:value-type="float" office:value="0" calcext:value-type="float">
            <text:p>0</text:p>
          </table:table-cell>
          <table:table-cell table:formula="of:=IF(IF([.D14]=1;[.A14]*1.03;([.A14]-[.H14])*0.99)&gt;2500000;2500000;IF([.D14]=1;[.A14]*1.03;([.A14]-[.H14])*0.99))" office:value-type="float" office:value="2500000" calcext:value-type="float">
            <text:p>2500000</text:p>
          </table:table-cell>
          <table:table-cell table:formula="of:=IF([.B14]=7;IF(2500000-[.I14]&lt;500000;2500000-[.I14];500000);0)" office:value-type="float" office:value="0" calcext:value-type="float">
            <text:p>0</text:p>
          </table:table-cell>
          <table:table-cell table:formula="of:=IF([.J14]&lt;&gt;0;1;0)" office:value-type="float" office:value="0" calcext:value-type="float">
            <text:p>0</text:p>
          </table:table-cell>
          <table:table-cell table:formula="of:=IF(IF([.D14]=1;[.A14]*1.03;([.A14]-[.H14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14]+[.J14]" office:value-type="float" office:value="2500000" calcext:value-type="float">
            <text:p>2500000</text:p>
          </table:table-cell>
          <table:table-cell table:formula="of:=WEEKDAY([.C15])" office:value-type="float" office:value="4" calcext:value-type="float">
            <text:p>4</text:p>
          </table:table-cell>
          <table:table-cell office:value-type="date" office:date-value="2014-05-14" calcext:value-type="date">
            <text:p>2014-05-1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5]*[.F15]" office:value-type="float" office:value="50000" calcext:value-type="float">
            <text:p>50000</text:p>
          </table:table-cell>
          <table:table-cell table:formula="of:=IF([.D15]=0;[.G15]*2;0)" office:value-type="float" office:value="100000" calcext:value-type="float">
            <text:p>100000</text:p>
          </table:table-cell>
          <table:table-cell table:formula="of:=IF(IF([.D15]=1;[.A15]*1.03;([.A15]-[.H15])*0.99)&gt;2500000;2500000;IF([.D15]=1;[.A15]*1.03;([.A15]-[.H15])*0.99))" office:value-type="float" office:value="2376000" calcext:value-type="float">
            <text:p>2376000</text:p>
          </table:table-cell>
          <table:table-cell table:formula="of:=IF([.B15]=7;IF(2500000-[.I15]&lt;500000;2500000-[.I15];500000);0)" office:value-type="float" office:value="0" calcext:value-type="float">
            <text:p>0</text:p>
          </table:table-cell>
          <table:table-cell table:formula="of:=IF([.J15]&lt;&gt;0;1;0)" office:value-type="float" office:value="0" calcext:value-type="float">
            <text:p>0</text:p>
          </table:table-cell>
          <table:table-cell table:formula="of:=IF(IF([.D15]=1;[.A15]*1.03;([.A15]-[.H1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5]+[.J15]" office:value-type="float" office:value="2376000" calcext:value-type="float">
            <text:p>2376000</text:p>
          </table:table-cell>
          <table:table-cell table:formula="of:=WEEKDAY([.C16])" office:value-type="float" office:value="5" calcext:value-type="float">
            <text:p>5</text:p>
          </table:table-cell>
          <table:table-cell office:value-type="date" office:date-value="2014-05-15" calcext:value-type="date">
            <text:p>2014-05-15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6]*[.F16]" office:value-type="float" office:value="50000" calcext:value-type="float">
            <text:p>50000</text:p>
          </table:table-cell>
          <table:table-cell table:formula="of:=IF([.D16]=0;[.G16]*2;0)" office:value-type="float" office:value="100000" calcext:value-type="float">
            <text:p>100000</text:p>
          </table:table-cell>
          <table:table-cell table:formula="of:=IF(IF([.D16]=1;[.A16]*1.03;([.A16]-[.H16])*0.99)&gt;2500000;2500000;IF([.D16]=1;[.A16]*1.03;([.A16]-[.H16])*0.99))" office:value-type="float" office:value="2253240" calcext:value-type="float">
            <text:p>2253240</text:p>
          </table:table-cell>
          <table:table-cell table:formula="of:=IF([.B16]=7;IF(2500000-[.I16]&lt;500000;2500000-[.I16];500000);0)" office:value-type="float" office:value="0" calcext:value-type="float">
            <text:p>0</text:p>
          </table:table-cell>
          <table:table-cell table:formula="of:=IF([.J16]&lt;&gt;0;1;0)" office:value-type="float" office:value="0" calcext:value-type="float">
            <text:p>0</text:p>
          </table:table-cell>
          <table:table-cell table:formula="of:=IF(IF([.D16]=1;[.A16]*1.03;([.A16]-[.H1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6]+[.J16]" office:value-type="float" office:value="2253240" calcext:value-type="float">
            <text:p>2253240</text:p>
          </table:table-cell>
          <table:table-cell table:formula="of:=WEEKDAY([.C17])" office:value-type="float" office:value="6" calcext:value-type="float">
            <text:p>6</text:p>
          </table:table-cell>
          <table:table-cell office:value-type="date" office:date-value="2014-05-16" calcext:value-type="date">
            <text:p>2014-05-16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7]*[.F17]" office:value-type="float" office:value="50000" calcext:value-type="float">
            <text:p>50000</text:p>
          </table:table-cell>
          <table:table-cell table:formula="of:=IF([.D17]=0;[.G17]*2;0)" office:value-type="float" office:value="0" calcext:value-type="float">
            <text:p>0</text:p>
          </table:table-cell>
          <table:table-cell table:formula="of:=IF(IF([.D17]=1;[.A17]*1.03;([.A17]-[.H17])*0.99)&gt;2500000;2500000;IF([.D17]=1;[.A17]*1.03;([.A17]-[.H17])*0.99))" office:value-type="float" office:value="2320837.2" calcext:value-type="float">
            <text:p>2320837.2</text:p>
          </table:table-cell>
          <table:table-cell table:formula="of:=IF([.B17]=7;IF(2500000-[.I17]&lt;500000;2500000-[.I17];500000);0)" office:value-type="float" office:value="0" calcext:value-type="float">
            <text:p>0</text:p>
          </table:table-cell>
          <table:table-cell table:formula="of:=IF([.J17]&lt;&gt;0;1;0)" office:value-type="float" office:value="0" calcext:value-type="float">
            <text:p>0</text:p>
          </table:table-cell>
          <table:table-cell table:formula="of:=IF(IF([.D17]=1;[.A17]*1.03;([.A17]-[.H1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7]+[.J17]" office:value-type="float" office:value="2320837.2" calcext:value-type="float">
            <text:p>2320837.2</text:p>
          </table:table-cell>
          <table:table-cell table:formula="of:=WEEKDAY([.C18])" office:value-type="float" office:value="7" calcext:value-type="float">
            <text:p>7</text:p>
          </table:table-cell>
          <table:table-cell office:value-type="date" office:date-value="2014-05-17" calcext:value-type="date">
            <text:p>2014-05-17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8]*[.F18]" office:value-type="float" office:value="50000" calcext:value-type="float">
            <text:p>50000</text:p>
          </table:table-cell>
          <table:table-cell table:formula="of:=IF([.D18]=0;[.G18]*2;0)" office:value-type="float" office:value="0" calcext:value-type="float">
            <text:p>0</text:p>
          </table:table-cell>
          <table:table-cell table:formula="of:=IF(IF([.D18]=1;[.A18]*1.03;([.A18]-[.H18])*0.99)&gt;2500000;2500000;IF([.D18]=1;[.A18]*1.03;([.A18]-[.H18])*0.99))" office:value-type="float" office:value="2390462.316" calcext:value-type="float">
            <text:p>2390462.316</text:p>
          </table:table-cell>
          <table:table-cell table:formula="of:=IF([.B18]=7;IF(2500000-[.I18]&lt;500000;2500000-[.I18];500000);0)" office:value-type="float" office:value="109537.684" calcext:value-type="float">
            <text:p>109537.684</text:p>
          </table:table-cell>
          <table:table-cell table:formula="of:=IF([.J18]&lt;&gt;0;1;0)" office:value-type="float" office:value="1" calcext:value-type="float">
            <text:p>1</text:p>
          </table:table-cell>
          <table:table-cell table:formula="of:=IF(IF([.D18]=1;[.A18]*1.03;([.A18]-[.H1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8]+[.J18]" office:value-type="float" office:value="2500000" calcext:value-type="float">
            <text:p>2500000</text:p>
          </table:table-cell>
          <table:table-cell table:formula="of:=WEEKDAY([.C19])" office:value-type="float" office:value="1" calcext:value-type="float">
            <text:p>1</text:p>
          </table:table-cell>
          <table:table-cell office:value-type="date" office:date-value="2014-05-18" calcext:value-type="date">
            <text:p>2014-05-18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9]*[.F19]" office:value-type="float" office:value="50000" calcext:value-type="float">
            <text:p>50000</text:p>
          </table:table-cell>
          <table:table-cell table:formula="of:=IF([.D19]=0;[.G19]*2;0)" office:value-type="float" office:value="0" calcext:value-type="float">
            <text:p>0</text:p>
          </table:table-cell>
          <table:table-cell table:formula="of:=IF(IF([.D19]=1;[.A19]*1.03;([.A19]-[.H19])*0.99)&gt;2500000;2500000;IF([.D19]=1;[.A19]*1.03;([.A19]-[.H19])*0.99))" office:value-type="float" office:value="2500000" calcext:value-type="float">
            <text:p>2500000</text:p>
          </table:table-cell>
          <table:table-cell table:formula="of:=IF([.B19]=7;IF(2500000-[.I19]&lt;500000;2500000-[.I19];500000);0)" office:value-type="float" office:value="0" calcext:value-type="float">
            <text:p>0</text:p>
          </table:table-cell>
          <table:table-cell table:formula="of:=IF([.J19]&lt;&gt;0;1;0)" office:value-type="float" office:value="0" calcext:value-type="float">
            <text:p>0</text:p>
          </table:table-cell>
          <table:table-cell table:formula="of:=IF(IF([.D19]=1;[.A19]*1.03;([.A19]-[.H19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19]+[.J19]" office:value-type="float" office:value="2500000" calcext:value-type="float">
            <text:p>2500000</text:p>
          </table:table-cell>
          <table:table-cell table:formula="of:=WEEKDAY([.C20])" office:value-type="float" office:value="2" calcext:value-type="float">
            <text:p>2</text:p>
          </table:table-cell>
          <table:table-cell office:value-type="date" office:date-value="2014-05-19" calcext:value-type="date">
            <text:p>2014-05-19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20]*[.F20]" office:value-type="float" office:value="50000" calcext:value-type="float">
            <text:p>50000</text:p>
          </table:table-cell>
          <table:table-cell table:formula="of:=IF([.D20]=0;[.G20]*2;0)" office:value-type="float" office:value="100000" calcext:value-type="float">
            <text:p>100000</text:p>
          </table:table-cell>
          <table:table-cell table:formula="of:=IF(IF([.D20]=1;[.A20]*1.03;([.A20]-[.H20])*0.99)&gt;2500000;2500000;IF([.D20]=1;[.A20]*1.03;([.A20]-[.H20])*0.99))" office:value-type="float" office:value="2376000" calcext:value-type="float">
            <text:p>2376000</text:p>
          </table:table-cell>
          <table:table-cell table:formula="of:=IF([.B20]=7;IF(2500000-[.I20]&lt;500000;2500000-[.I20];500000);0)" office:value-type="float" office:value="0" calcext:value-type="float">
            <text:p>0</text:p>
          </table:table-cell>
          <table:table-cell table:formula="of:=IF([.J20]&lt;&gt;0;1;0)" office:value-type="float" office:value="0" calcext:value-type="float">
            <text:p>0</text:p>
          </table:table-cell>
          <table:table-cell table:formula="of:=IF(IF([.D20]=1;[.A20]*1.03;([.A20]-[.H2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20]+[.J20]" office:value-type="float" office:value="2376000" calcext:value-type="float">
            <text:p>2376000</text:p>
          </table:table-cell>
          <table:table-cell table:formula="of:=WEEKDAY([.C21])" office:value-type="float" office:value="3" calcext:value-type="float">
            <text:p>3</text:p>
          </table:table-cell>
          <table:table-cell office:value-type="date" office:date-value="2014-05-20" calcext:value-type="date">
            <text:p>2014-05-20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21]*[.F21]" office:value-type="float" office:value="50000" calcext:value-type="float">
            <text:p>50000</text:p>
          </table:table-cell>
          <table:table-cell table:formula="of:=IF([.D21]=0;[.G21]*2;0)" office:value-type="float" office:value="100000" calcext:value-type="float">
            <text:p>100000</text:p>
          </table:table-cell>
          <table:table-cell table:formula="of:=IF(IF([.D21]=1;[.A21]*1.03;([.A21]-[.H21])*0.99)&gt;2500000;2500000;IF([.D21]=1;[.A21]*1.03;([.A21]-[.H21])*0.99))" office:value-type="float" office:value="2253240" calcext:value-type="float">
            <text:p>2253240</text:p>
          </table:table-cell>
          <table:table-cell table:formula="of:=IF([.B21]=7;IF(2500000-[.I21]&lt;500000;2500000-[.I21];500000);0)" office:value-type="float" office:value="0" calcext:value-type="float">
            <text:p>0</text:p>
          </table:table-cell>
          <table:table-cell table:formula="of:=IF([.J21]&lt;&gt;0;1;0)" office:value-type="float" office:value="0" calcext:value-type="float">
            <text:p>0</text:p>
          </table:table-cell>
          <table:table-cell table:formula="of:=IF(IF([.D21]=1;[.A21]*1.03;([.A21]-[.H2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21]+[.J21]" office:value-type="float" office:value="2253240" calcext:value-type="float">
            <text:p>2253240</text:p>
          </table:table-cell>
          <table:table-cell table:formula="of:=WEEKDAY([.C22])" office:value-type="float" office:value="4" calcext:value-type="float">
            <text:p>4</text:p>
          </table:table-cell>
          <table:table-cell office:value-type="date" office:date-value="2014-05-21" calcext:value-type="date">
            <text:p>2014-05-21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22]*[.F22]" office:value-type="float" office:value="50000" calcext:value-type="float">
            <text:p>50000</text:p>
          </table:table-cell>
          <table:table-cell table:formula="of:=IF([.D22]=0;[.G22]*2;0)" office:value-type="float" office:value="0" calcext:value-type="float">
            <text:p>0</text:p>
          </table:table-cell>
          <table:table-cell table:formula="of:=IF(IF([.D22]=1;[.A22]*1.03;([.A22]-[.H22])*0.99)&gt;2500000;2500000;IF([.D22]=1;[.A22]*1.03;([.A22]-[.H22])*0.99))" office:value-type="float" office:value="2320837.2" calcext:value-type="float">
            <text:p>2320837.2</text:p>
          </table:table-cell>
          <table:table-cell table:formula="of:=IF([.B22]=7;IF(2500000-[.I22]&lt;500000;2500000-[.I22];500000);0)" office:value-type="float" office:value="0" calcext:value-type="float">
            <text:p>0</text:p>
          </table:table-cell>
          <table:table-cell table:formula="of:=IF([.J22]&lt;&gt;0;1;0)" office:value-type="float" office:value="0" calcext:value-type="float">
            <text:p>0</text:p>
          </table:table-cell>
          <table:table-cell table:formula="of:=IF(IF([.D22]=1;[.A22]*1.03;([.A22]-[.H2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22]+[.J22]" office:value-type="float" office:value="2320837.2" calcext:value-type="float">
            <text:p>2320837.2</text:p>
          </table:table-cell>
          <table:table-cell table:formula="of:=WEEKDAY([.C23])" office:value-type="float" office:value="5" calcext:value-type="float">
            <text:p>5</text:p>
          </table:table-cell>
          <table:table-cell office:value-type="date" office:date-value="2014-05-22" calcext:value-type="date">
            <text:p>2014-05-22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23]*[.F23]" office:value-type="float" office:value="50000" calcext:value-type="float">
            <text:p>50000</text:p>
          </table:table-cell>
          <table:table-cell table:formula="of:=IF([.D23]=0;[.G23]*2;0)" office:value-type="float" office:value="0" calcext:value-type="float">
            <text:p>0</text:p>
          </table:table-cell>
          <table:table-cell table:formula="of:=IF(IF([.D23]=1;[.A23]*1.03;([.A23]-[.H23])*0.99)&gt;2500000;2500000;IF([.D23]=1;[.A23]*1.03;([.A23]-[.H23])*0.99))" office:value-type="float" office:value="2390462.316" calcext:value-type="float">
            <text:p>2390462.316</text:p>
          </table:table-cell>
          <table:table-cell table:formula="of:=IF([.B23]=7;IF(2500000-[.I23]&lt;500000;2500000-[.I23];500000);0)" office:value-type="float" office:value="0" calcext:value-type="float">
            <text:p>0</text:p>
          </table:table-cell>
          <table:table-cell table:formula="of:=IF([.J23]&lt;&gt;0;1;0)" office:value-type="float" office:value="0" calcext:value-type="float">
            <text:p>0</text:p>
          </table:table-cell>
          <table:table-cell table:formula="of:=IF(IF([.D23]=1;[.A23]*1.03;([.A23]-[.H2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23]+[.J23]" office:value-type="float" office:value="2390462.316" calcext:value-type="float">
            <text:p>2390462.316</text:p>
          </table:table-cell>
          <table:table-cell table:formula="of:=WEEKDAY([.C24])" office:value-type="float" office:value="6" calcext:value-type="float">
            <text:p>6</text:p>
          </table:table-cell>
          <table:table-cell office:value-type="date" office:date-value="2014-05-23" calcext:value-type="date">
            <text:p>2014-05-2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24]*[.F24]" office:value-type="float" office:value="50000" calcext:value-type="float">
            <text:p>50000</text:p>
          </table:table-cell>
          <table:table-cell table:formula="of:=IF([.D24]=0;[.G24]*2;0)" office:value-type="float" office:value="100000" calcext:value-type="float">
            <text:p>100000</text:p>
          </table:table-cell>
          <table:table-cell table:formula="of:=IF(IF([.D24]=1;[.A24]*1.03;([.A24]-[.H24])*0.99)&gt;2500000;2500000;IF([.D24]=1;[.A24]*1.03;([.A24]-[.H24])*0.99))" office:value-type="float" office:value="2267557.69284" calcext:value-type="float">
            <text:p>2267557.69284</text:p>
          </table:table-cell>
          <table:table-cell table:formula="of:=IF([.B24]=7;IF(2500000-[.I24]&lt;500000;2500000-[.I24];500000);0)" office:value-type="float" office:value="0" calcext:value-type="float">
            <text:p>0</text:p>
          </table:table-cell>
          <table:table-cell table:formula="of:=IF([.J24]&lt;&gt;0;1;0)" office:value-type="float" office:value="0" calcext:value-type="float">
            <text:p>0</text:p>
          </table:table-cell>
          <table:table-cell table:formula="of:=IF(IF([.D24]=1;[.A24]*1.03;([.A24]-[.H2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24]+[.J24]" office:value-type="float" office:value="2267557.69284" calcext:value-type="float">
            <text:p>2267557.69284</text:p>
          </table:table-cell>
          <table:table-cell table:formula="of:=WEEKDAY([.C25])" office:value-type="float" office:value="7" calcext:value-type="float">
            <text:p>7</text:p>
          </table:table-cell>
          <table:table-cell office:value-type="date" office:date-value="2014-05-24" calcext:value-type="date">
            <text:p>2014-05-2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25]*[.F25]" office:value-type="float" office:value="50000" calcext:value-type="float">
            <text:p>50000</text:p>
          </table:table-cell>
          <table:table-cell table:formula="of:=IF([.D25]=0;[.G25]*2;0)" office:value-type="float" office:value="100000" calcext:value-type="float">
            <text:p>100000</text:p>
          </table:table-cell>
          <table:table-cell table:formula="of:=IF(IF([.D25]=1;[.A25]*1.03;([.A25]-[.H25])*0.99)&gt;2500000;2500000;IF([.D25]=1;[.A25]*1.03;([.A25]-[.H25])*0.99))" office:value-type="float" office:value="2145882.1159116" calcext:value-type="float">
            <text:p>2145882.1159116</text:p>
          </table:table-cell>
          <table:table-cell table:formula="of:=IF([.B25]=7;IF(2500000-[.I25]&lt;500000;2500000-[.I25];500000);0)" office:value-type="float" office:value="354117.8840884" calcext:value-type="float">
            <text:p>354117.8840884</text:p>
          </table:table-cell>
          <table:table-cell table:formula="of:=IF([.J25]&lt;&gt;0;1;0)" office:value-type="float" office:value="1" calcext:value-type="float">
            <text:p>1</text:p>
          </table:table-cell>
          <table:table-cell table:formula="of:=IF(IF([.D25]=1;[.A25]*1.03;([.A25]-[.H2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25]+[.J25]" office:value-type="float" office:value="2500000" calcext:value-type="float">
            <text:p>2500000</text:p>
          </table:table-cell>
          <table:table-cell table:formula="of:=WEEKDAY([.C26])" office:value-type="float" office:value="1" calcext:value-type="float">
            <text:p>1</text:p>
          </table:table-cell>
          <table:table-cell office:value-type="date" office:date-value="2014-05-25" calcext:value-type="date">
            <text:p>2014-05-25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26]*[.F26]" office:value-type="float" office:value="50000" calcext:value-type="float">
            <text:p>50000</text:p>
          </table:table-cell>
          <table:table-cell table:formula="of:=IF([.D26]=0;[.G26]*2;0)" office:value-type="float" office:value="100000" calcext:value-type="float">
            <text:p>100000</text:p>
          </table:table-cell>
          <table:table-cell table:formula="of:=IF(IF([.D26]=1;[.A26]*1.03;([.A26]-[.H26])*0.99)&gt;2500000;2500000;IF([.D26]=1;[.A26]*1.03;([.A26]-[.H26])*0.99))" office:value-type="float" office:value="2376000" calcext:value-type="float">
            <text:p>2376000</text:p>
          </table:table-cell>
          <table:table-cell table:formula="of:=IF([.B26]=7;IF(2500000-[.I26]&lt;500000;2500000-[.I26];500000);0)" office:value-type="float" office:value="0" calcext:value-type="float">
            <text:p>0</text:p>
          </table:table-cell>
          <table:table-cell table:formula="of:=IF([.J26]&lt;&gt;0;1;0)" office:value-type="float" office:value="0" calcext:value-type="float">
            <text:p>0</text:p>
          </table:table-cell>
          <table:table-cell table:formula="of:=IF(IF([.D26]=1;[.A26]*1.03;([.A26]-[.H2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26]+[.J26]" office:value-type="float" office:value="2376000" calcext:value-type="float">
            <text:p>2376000</text:p>
          </table:table-cell>
          <table:table-cell table:formula="of:=WEEKDAY([.C27])" office:value-type="float" office:value="2" calcext:value-type="float">
            <text:p>2</text:p>
          </table:table-cell>
          <table:table-cell office:value-type="date" office:date-value="2014-05-26" calcext:value-type="date">
            <text:p>2014-05-26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27]*[.F27]" office:value-type="float" office:value="50000" calcext:value-type="float">
            <text:p>50000</text:p>
          </table:table-cell>
          <table:table-cell table:formula="of:=IF([.D27]=0;[.G27]*2;0)" office:value-type="float" office:value="100000" calcext:value-type="float">
            <text:p>100000</text:p>
          </table:table-cell>
          <table:table-cell table:formula="of:=IF(IF([.D27]=1;[.A27]*1.03;([.A27]-[.H27])*0.99)&gt;2500000;2500000;IF([.D27]=1;[.A27]*1.03;([.A27]-[.H27])*0.99))" office:value-type="float" office:value="2253240" calcext:value-type="float">
            <text:p>2253240</text:p>
          </table:table-cell>
          <table:table-cell table:formula="of:=IF([.B27]=7;IF(2500000-[.I27]&lt;500000;2500000-[.I27];500000);0)" office:value-type="float" office:value="0" calcext:value-type="float">
            <text:p>0</text:p>
          </table:table-cell>
          <table:table-cell table:formula="of:=IF([.J27]&lt;&gt;0;1;0)" office:value-type="float" office:value="0" calcext:value-type="float">
            <text:p>0</text:p>
          </table:table-cell>
          <table:table-cell table:formula="of:=IF(IF([.D27]=1;[.A27]*1.03;([.A27]-[.H2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27]+[.J27]" office:value-type="float" office:value="2253240" calcext:value-type="float">
            <text:p>2253240</text:p>
          </table:table-cell>
          <table:table-cell table:formula="of:=WEEKDAY([.C28])" office:value-type="float" office:value="3" calcext:value-type="float">
            <text:p>3</text:p>
          </table:table-cell>
          <table:table-cell office:value-type="date" office:date-value="2014-05-27" calcext:value-type="date">
            <text:p>2014-05-27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28]*[.F28]" office:value-type="float" office:value="50000" calcext:value-type="float">
            <text:p>50000</text:p>
          </table:table-cell>
          <table:table-cell table:formula="of:=IF([.D28]=0;[.G28]*2;0)" office:value-type="float" office:value="100000" calcext:value-type="float">
            <text:p>100000</text:p>
          </table:table-cell>
          <table:table-cell table:formula="of:=IF(IF([.D28]=1;[.A28]*1.03;([.A28]-[.H28])*0.99)&gt;2500000;2500000;IF([.D28]=1;[.A28]*1.03;([.A28]-[.H28])*0.99))" office:value-type="float" office:value="2131707.6" calcext:value-type="float">
            <text:p>2131707.6</text:p>
          </table:table-cell>
          <table:table-cell table:formula="of:=IF([.B28]=7;IF(2500000-[.I28]&lt;500000;2500000-[.I28];500000);0)" office:value-type="float" office:value="0" calcext:value-type="float">
            <text:p>0</text:p>
          </table:table-cell>
          <table:table-cell table:formula="of:=IF([.J28]&lt;&gt;0;1;0)" office:value-type="float" office:value="0" calcext:value-type="float">
            <text:p>0</text:p>
          </table:table-cell>
          <table:table-cell table:formula="of:=IF(IF([.D28]=1;[.A28]*1.03;([.A28]-[.H2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28]+[.J28]" office:value-type="float" office:value="2131707.6" calcext:value-type="float">
            <text:p>2131707.6</text:p>
          </table:table-cell>
          <table:table-cell table:formula="of:=WEEKDAY([.C29])" office:value-type="float" office:value="4" calcext:value-type="float">
            <text:p>4</text:p>
          </table:table-cell>
          <table:table-cell office:value-type="date" office:date-value="2014-05-28" calcext:value-type="date">
            <text:p>2014-05-28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29]*[.F29]" office:value-type="float" office:value="50000" calcext:value-type="float">
            <text:p>50000</text:p>
          </table:table-cell>
          <table:table-cell table:formula="of:=IF([.D29]=0;[.G29]*2;0)" office:value-type="float" office:value="0" calcext:value-type="float">
            <text:p>0</text:p>
          </table:table-cell>
          <table:table-cell table:formula="of:=IF(IF([.D29]=1;[.A29]*1.03;([.A29]-[.H29])*0.99)&gt;2500000;2500000;IF([.D29]=1;[.A29]*1.03;([.A29]-[.H29])*0.99))" office:value-type="float" office:value="2195658.828" calcext:value-type="float">
            <text:p>2195658.828</text:p>
          </table:table-cell>
          <table:table-cell table:formula="of:=IF([.B29]=7;IF(2500000-[.I29]&lt;500000;2500000-[.I29];500000);0)" office:value-type="float" office:value="0" calcext:value-type="float">
            <text:p>0</text:p>
          </table:table-cell>
          <table:table-cell table:formula="of:=IF([.J29]&lt;&gt;0;1;0)" office:value-type="float" office:value="0" calcext:value-type="float">
            <text:p>0</text:p>
          </table:table-cell>
          <table:table-cell table:formula="of:=IF(IF([.D29]=1;[.A29]*1.03;([.A29]-[.H2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29]+[.J29]" office:value-type="float" office:value="2195658.828" calcext:value-type="float">
            <text:p>2195658.828</text:p>
          </table:table-cell>
          <table:table-cell table:formula="of:=WEEKDAY([.C30])" office:value-type="float" office:value="5" calcext:value-type="float">
            <text:p>5</text:p>
          </table:table-cell>
          <table:table-cell office:value-type="date" office:date-value="2014-05-29" calcext:value-type="date">
            <text:p>2014-05-29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30]*[.F30]" office:value-type="float" office:value="50000" calcext:value-type="float">
            <text:p>50000</text:p>
          </table:table-cell>
          <table:table-cell table:formula="of:=IF([.D30]=0;[.G30]*2;0)" office:value-type="float" office:value="100000" calcext:value-type="float">
            <text:p>100000</text:p>
          </table:table-cell>
          <table:table-cell table:formula="of:=IF(IF([.D30]=1;[.A30]*1.03;([.A30]-[.H30])*0.99)&gt;2500000;2500000;IF([.D30]=1;[.A30]*1.03;([.A30]-[.H30])*0.99))" office:value-type="float" office:value="2074702.23972" calcext:value-type="float">
            <text:p>2074702.23972</text:p>
          </table:table-cell>
          <table:table-cell table:formula="of:=IF([.B30]=7;IF(2500000-[.I30]&lt;500000;2500000-[.I30];500000);0)" office:value-type="float" office:value="0" calcext:value-type="float">
            <text:p>0</text:p>
          </table:table-cell>
          <table:table-cell table:formula="of:=IF([.J30]&lt;&gt;0;1;0)" office:value-type="float" office:value="0" calcext:value-type="float">
            <text:p>0</text:p>
          </table:table-cell>
          <table:table-cell table:formula="of:=IF(IF([.D30]=1;[.A30]*1.03;([.A30]-[.H3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30]+[.J30]" office:value-type="float" office:value="2074702.23972" calcext:value-type="float">
            <text:p>2074702.23972</text:p>
          </table:table-cell>
          <table:table-cell table:formula="of:=WEEKDAY([.C31])" office:value-type="float" office:value="6" calcext:value-type="float">
            <text:p>6</text:p>
          </table:table-cell>
          <table:table-cell office:value-type="date" office:date-value="2014-05-30" calcext:value-type="date">
            <text:p>2014-05-30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31]*[.F31]" office:value-type="float" office:value="50000" calcext:value-type="float">
            <text:p>50000</text:p>
          </table:table-cell>
          <table:table-cell table:formula="of:=IF([.D31]=0;[.G31]*2;0)" office:value-type="float" office:value="100000" calcext:value-type="float">
            <text:p>100000</text:p>
          </table:table-cell>
          <table:table-cell table:formula="of:=IF(IF([.D31]=1;[.A31]*1.03;([.A31]-[.H31])*0.99)&gt;2500000;2500000;IF([.D31]=1;[.A31]*1.03;([.A31]-[.H31])*0.99))" office:value-type="float" office:value="1954955.2173228" calcext:value-type="float">
            <text:p>1954955.2173228</text:p>
          </table:table-cell>
          <table:table-cell table:formula="of:=IF([.B31]=7;IF(2500000-[.I31]&lt;500000;2500000-[.I31];500000);0)" office:value-type="float" office:value="0" calcext:value-type="float">
            <text:p>0</text:p>
          </table:table-cell>
          <table:table-cell table:formula="of:=IF([.J31]&lt;&gt;0;1;0)" office:value-type="float" office:value="0" calcext:value-type="float">
            <text:p>0</text:p>
          </table:table-cell>
          <table:table-cell table:formula="of:=IF(IF([.D31]=1;[.A31]*1.03;([.A31]-[.H3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31]+[.J31]" office:value-type="float" office:value="1954955.2173228" calcext:value-type="float">
            <text:p>1954955.2173228</text:p>
          </table:table-cell>
          <table:table-cell table:formula="of:=WEEKDAY([.C32])" office:value-type="float" office:value="7" calcext:value-type="float">
            <text:p>7</text:p>
          </table:table-cell>
          <table:table-cell office:value-type="date" office:date-value="2014-05-31" calcext:value-type="date">
            <text:p>2014-05-31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32]*[.F32]" office:value-type="float" office:value="50000" calcext:value-type="float">
            <text:p>50000</text:p>
          </table:table-cell>
          <table:table-cell table:formula="of:=IF([.D32]=0;[.G32]*2;0)" office:value-type="float" office:value="100000" calcext:value-type="float">
            <text:p>100000</text:p>
          </table:table-cell>
          <table:table-cell table:formula="of:=IF(IF([.D32]=1;[.A32]*1.03;([.A32]-[.H32])*0.99)&gt;2500000;2500000;IF([.D32]=1;[.A32]*1.03;([.A32]-[.H32])*0.99))" office:value-type="float" office:value="1836405.66514957" calcext:value-type="float">
            <text:p>1836405.66514957</text:p>
          </table:table-cell>
          <table:table-cell table:formula="of:=IF([.B32]=7;IF(2500000-[.I32]&lt;500000;2500000-[.I32];500000);0)" office:value-type="float" office:value="500000" calcext:value-type="float">
            <text:p>500000</text:p>
          </table:table-cell>
          <table:table-cell table:formula="of:=IF([.J32]&lt;&gt;0;1;0)" office:value-type="float" office:value="1" calcext:value-type="float">
            <text:p>1</text:p>
          </table:table-cell>
          <table:table-cell table:formula="of:=IF(IF([.D32]=1;[.A32]*1.03;([.A32]-[.H3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32]+[.J32]" office:value-type="float" office:value="2336405.66514957" calcext:value-type="float">
            <text:p>2336405.66514957</text:p>
          </table:table-cell>
          <table:table-cell table:formula="of:=WEEKDAY([.C33])" office:value-type="float" office:value="1" calcext:value-type="float">
            <text:p>1</text:p>
          </table:table-cell>
          <table:table-cell office:value-type="date" office:date-value="2014-06-01" calcext:value-type="date">
            <text:p>2014-06-01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33]*[.F33]" office:value-type="float" office:value="50000" calcext:value-type="float">
            <text:p>50000</text:p>
          </table:table-cell>
          <table:table-cell table:formula="of:=IF([.D33]=0;[.G33]*2;0)" office:value-type="float" office:value="100000" calcext:value-type="float">
            <text:p>100000</text:p>
          </table:table-cell>
          <table:table-cell table:formula="of:=IF(IF([.D33]=1;[.A33]*1.03;([.A33]-[.H33])*0.99)&gt;2500000;2500000;IF([.D33]=1;[.A33]*1.03;([.A33]-[.H33])*0.99))" office:value-type="float" office:value="2214041.60849808" calcext:value-type="float">
            <text:p>2214041.60849808</text:p>
          </table:table-cell>
          <table:table-cell table:formula="of:=IF([.B33]=7;IF(2500000-[.I33]&lt;500000;2500000-[.I33];500000);0)" office:value-type="float" office:value="0" calcext:value-type="float">
            <text:p>0</text:p>
          </table:table-cell>
          <table:table-cell table:formula="of:=IF([.J33]&lt;&gt;0;1;0)" office:value-type="float" office:value="0" calcext:value-type="float">
            <text:p>0</text:p>
          </table:table-cell>
          <table:table-cell table:formula="of:=IF(IF([.D33]=1;[.A33]*1.03;([.A33]-[.H3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33]+[.J33]" office:value-type="float" office:value="2214041.60849808" calcext:value-type="float">
            <text:p>2214041.60849808</text:p>
          </table:table-cell>
          <table:table-cell table:formula="of:=WEEKDAY([.C34])" office:value-type="float" office:value="2" calcext:value-type="float">
            <text:p>2</text:p>
          </table:table-cell>
          <table:table-cell office:value-type="date" office:date-value="2014-06-02" calcext:value-type="date">
            <text:p>2014-06-02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34]*[.F34]" office:value-type="float" office:value="50000" calcext:value-type="float">
            <text:p>50000</text:p>
          </table:table-cell>
          <table:table-cell table:formula="of:=IF([.D34]=0;[.G34]*2;0)" office:value-type="float" office:value="100000" calcext:value-type="float">
            <text:p>100000</text:p>
          </table:table-cell>
          <table:table-cell table:formula="of:=IF(IF([.D34]=1;[.A34]*1.03;([.A34]-[.H34])*0.99)&gt;2500000;2500000;IF([.D34]=1;[.A34]*1.03;([.A34]-[.H34])*0.99))" office:value-type="float" office:value="2092901.1924131" calcext:value-type="float">
            <text:p>2092901.1924131</text:p>
          </table:table-cell>
          <table:table-cell table:formula="of:=IF([.B34]=7;IF(2500000-[.I34]&lt;500000;2500000-[.I34];500000);0)" office:value-type="float" office:value="0" calcext:value-type="float">
            <text:p>0</text:p>
          </table:table-cell>
          <table:table-cell table:formula="of:=IF([.J34]&lt;&gt;0;1;0)" office:value-type="float" office:value="0" calcext:value-type="float">
            <text:p>0</text:p>
          </table:table-cell>
          <table:table-cell table:formula="of:=IF(IF([.D34]=1;[.A34]*1.03;([.A34]-[.H3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34]+[.J34]" office:value-type="float" office:value="2092901.1924131" calcext:value-type="float">
            <text:p>2092901.1924131</text:p>
          </table:table-cell>
          <table:table-cell table:formula="of:=WEEKDAY([.C35])" office:value-type="float" office:value="3" calcext:value-type="float">
            <text:p>3</text:p>
          </table:table-cell>
          <table:table-cell office:value-type="date" office:date-value="2014-06-03" calcext:value-type="date">
            <text:p>2014-06-0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35]*[.F35]" office:value-type="float" office:value="50000" calcext:value-type="float">
            <text:p>50000</text:p>
          </table:table-cell>
          <table:table-cell table:formula="of:=IF([.D35]=0;[.G35]*2;0)" office:value-type="float" office:value="100000" calcext:value-type="float">
            <text:p>100000</text:p>
          </table:table-cell>
          <table:table-cell table:formula="of:=IF(IF([.D35]=1;[.A35]*1.03;([.A35]-[.H35])*0.99)&gt;2500000;2500000;IF([.D35]=1;[.A35]*1.03;([.A35]-[.H35])*0.99))" office:value-type="float" office:value="1972972.18048896" calcext:value-type="float">
            <text:p>1972972.18048896</text:p>
          </table:table-cell>
          <table:table-cell table:formula="of:=IF([.B35]=7;IF(2500000-[.I35]&lt;500000;2500000-[.I35];500000);0)" office:value-type="float" office:value="0" calcext:value-type="float">
            <text:p>0</text:p>
          </table:table-cell>
          <table:table-cell table:formula="of:=IF([.J35]&lt;&gt;0;1;0)" office:value-type="float" office:value="0" calcext:value-type="float">
            <text:p>0</text:p>
          </table:table-cell>
          <table:table-cell table:formula="of:=IF(IF([.D35]=1;[.A35]*1.03;([.A35]-[.H3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35]+[.J35]" office:value-type="float" office:value="1972972.18048896" calcext:value-type="float">
            <text:p>1972972.18048896</text:p>
          </table:table-cell>
          <table:table-cell table:formula="of:=WEEKDAY([.C36])" office:value-type="float" office:value="4" calcext:value-type="float">
            <text:p>4</text:p>
          </table:table-cell>
          <table:table-cell office:value-type="date" office:date-value="2014-06-04" calcext:value-type="date">
            <text:p>2014-06-04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36]*[.F36]" office:value-type="float" office:value="50000" calcext:value-type="float">
            <text:p>50000</text:p>
          </table:table-cell>
          <table:table-cell table:formula="of:=IF([.D36]=0;[.G36]*2;0)" office:value-type="float" office:value="0" calcext:value-type="float">
            <text:p>0</text:p>
          </table:table-cell>
          <table:table-cell table:formula="of:=IF(IF([.D36]=1;[.A36]*1.03;([.A36]-[.H36])*0.99)&gt;2500000;2500000;IF([.D36]=1;[.A36]*1.03;([.A36]-[.H36])*0.99))" office:value-type="float" office:value="2032161.34590363" calcext:value-type="float">
            <text:p>2032161.34590363</text:p>
          </table:table-cell>
          <table:table-cell table:formula="of:=IF([.B36]=7;IF(2500000-[.I36]&lt;500000;2500000-[.I36];500000);0)" office:value-type="float" office:value="0" calcext:value-type="float">
            <text:p>0</text:p>
          </table:table-cell>
          <table:table-cell table:formula="of:=IF([.J36]&lt;&gt;0;1;0)" office:value-type="float" office:value="0" calcext:value-type="float">
            <text:p>0</text:p>
          </table:table-cell>
          <table:table-cell table:formula="of:=IF(IF([.D36]=1;[.A36]*1.03;([.A36]-[.H3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36]+[.J36]" office:value-type="float" office:value="2032161.34590363" calcext:value-type="float">
            <text:p>2032161.34590363</text:p>
          </table:table-cell>
          <table:table-cell table:formula="of:=WEEKDAY([.C37])" office:value-type="float" office:value="5" calcext:value-type="float">
            <text:p>5</text:p>
          </table:table-cell>
          <table:table-cell office:value-type="date" office:date-value="2014-06-05" calcext:value-type="date">
            <text:p>2014-06-05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37]*[.F37]" office:value-type="float" office:value="50000" calcext:value-type="float">
            <text:p>50000</text:p>
          </table:table-cell>
          <table:table-cell table:formula="of:=IF([.D37]=0;[.G37]*2;0)" office:value-type="float" office:value="0" calcext:value-type="float">
            <text:p>0</text:p>
          </table:table-cell>
          <table:table-cell table:formula="of:=IF(IF([.D37]=1;[.A37]*1.03;([.A37]-[.H37])*0.99)&gt;2500000;2500000;IF([.D37]=1;[.A37]*1.03;([.A37]-[.H37])*0.99))" office:value-type="float" office:value="2093126.18628074" calcext:value-type="float">
            <text:p>2093126.18628074</text:p>
          </table:table-cell>
          <table:table-cell table:formula="of:=IF([.B37]=7;IF(2500000-[.I37]&lt;500000;2500000-[.I37];500000);0)" office:value-type="float" office:value="0" calcext:value-type="float">
            <text:p>0</text:p>
          </table:table-cell>
          <table:table-cell table:formula="of:=IF([.J37]&lt;&gt;0;1;0)" office:value-type="float" office:value="0" calcext:value-type="float">
            <text:p>0</text:p>
          </table:table-cell>
          <table:table-cell table:formula="of:=IF(IF([.D37]=1;[.A37]*1.03;([.A37]-[.H3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37]+[.J37]" office:value-type="float" office:value="2093126.18628074" calcext:value-type="float">
            <text:p>2093126.18628074</text:p>
          </table:table-cell>
          <table:table-cell table:formula="of:=WEEKDAY([.C38])" office:value-type="float" office:value="6" calcext:value-type="float">
            <text:p>6</text:p>
          </table:table-cell>
          <table:table-cell office:value-type="date" office:date-value="2014-06-06" calcext:value-type="date">
            <text:p>2014-06-06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38]*[.F38]" office:value-type="float" office:value="50000" calcext:value-type="float">
            <text:p>50000</text:p>
          </table:table-cell>
          <table:table-cell table:formula="of:=IF([.D38]=0;[.G38]*2;0)" office:value-type="float" office:value="0" calcext:value-type="float">
            <text:p>0</text:p>
          </table:table-cell>
          <table:table-cell table:formula="of:=IF(IF([.D38]=1;[.A38]*1.03;([.A38]-[.H38])*0.99)&gt;2500000;2500000;IF([.D38]=1;[.A38]*1.03;([.A38]-[.H38])*0.99))" office:value-type="float" office:value="2155919.97186916" calcext:value-type="float">
            <text:p>2155919.97186916</text:p>
          </table:table-cell>
          <table:table-cell table:formula="of:=IF([.B38]=7;IF(2500000-[.I38]&lt;500000;2500000-[.I38];500000);0)" office:value-type="float" office:value="0" calcext:value-type="float">
            <text:p>0</text:p>
          </table:table-cell>
          <table:table-cell table:formula="of:=IF([.J38]&lt;&gt;0;1;0)" office:value-type="float" office:value="0" calcext:value-type="float">
            <text:p>0</text:p>
          </table:table-cell>
          <table:table-cell table:formula="of:=IF(IF([.D38]=1;[.A38]*1.03;([.A38]-[.H3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38]+[.J38]" office:value-type="float" office:value="2155919.97186916" calcext:value-type="float">
            <text:p>2155919.97186916</text:p>
          </table:table-cell>
          <table:table-cell table:formula="of:=WEEKDAY([.C39])" office:value-type="float" office:value="7" calcext:value-type="float">
            <text:p>7</text:p>
          </table:table-cell>
          <table:table-cell office:value-type="date" office:date-value="2014-06-07" calcext:value-type="date">
            <text:p>2014-06-07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39]*[.F39]" office:value-type="float" office:value="50000" calcext:value-type="float">
            <text:p>50000</text:p>
          </table:table-cell>
          <table:table-cell table:formula="of:=IF([.D39]=0;[.G39]*2;0)" office:value-type="float" office:value="0" calcext:value-type="float">
            <text:p>0</text:p>
          </table:table-cell>
          <table:table-cell table:formula="of:=IF(IF([.D39]=1;[.A39]*1.03;([.A39]-[.H39])*0.99)&gt;2500000;2500000;IF([.D39]=1;[.A39]*1.03;([.A39]-[.H39])*0.99))" office:value-type="float" office:value="2220597.57102524" calcext:value-type="float">
            <text:p>2220597.57102524</text:p>
          </table:table-cell>
          <table:table-cell table:formula="of:=IF([.B39]=7;IF(2500000-[.I39]&lt;500000;2500000-[.I39];500000);0)" office:value-type="float" office:value="279402.42897476" calcext:value-type="float">
            <text:p>279402.42897476</text:p>
          </table:table-cell>
          <table:table-cell table:formula="of:=IF([.J39]&lt;&gt;0;1;0)" office:value-type="float" office:value="1" calcext:value-type="float">
            <text:p>1</text:p>
          </table:table-cell>
          <table:table-cell table:formula="of:=IF(IF([.D39]=1;[.A39]*1.03;([.A39]-[.H3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39]+[.J39]" office:value-type="float" office:value="2500000" calcext:value-type="float">
            <text:p>2500000</text:p>
          </table:table-cell>
          <table:table-cell table:formula="of:=WEEKDAY([.C40])" office:value-type="float" office:value="1" calcext:value-type="float">
            <text:p>1</text:p>
          </table:table-cell>
          <table:table-cell office:value-type="date" office:date-value="2014-06-08" calcext:value-type="date">
            <text:p>2014-06-08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40]*[.F40]" office:value-type="float" office:value="50000" calcext:value-type="float">
            <text:p>50000</text:p>
          </table:table-cell>
          <table:table-cell table:formula="of:=IF([.D40]=0;[.G40]*2;0)" office:value-type="float" office:value="0" calcext:value-type="float">
            <text:p>0</text:p>
          </table:table-cell>
          <table:table-cell table:formula="of:=IF(IF([.D40]=1;[.A40]*1.03;([.A40]-[.H40])*0.99)&gt;2500000;2500000;IF([.D40]=1;[.A40]*1.03;([.A40]-[.H40])*0.99))" office:value-type="float" office:value="2500000" calcext:value-type="float">
            <text:p>2500000</text:p>
          </table:table-cell>
          <table:table-cell table:formula="of:=IF([.B40]=7;IF(2500000-[.I40]&lt;500000;2500000-[.I40];500000);0)" office:value-type="float" office:value="0" calcext:value-type="float">
            <text:p>0</text:p>
          </table:table-cell>
          <table:table-cell table:formula="of:=IF([.J40]&lt;&gt;0;1;0)" office:value-type="float" office:value="0" calcext:value-type="float">
            <text:p>0</text:p>
          </table:table-cell>
          <table:table-cell table:formula="of:=IF(IF([.D40]=1;[.A40]*1.03;([.A40]-[.H40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40]+[.J40]" office:value-type="float" office:value="2500000" calcext:value-type="float">
            <text:p>2500000</text:p>
          </table:table-cell>
          <table:table-cell table:formula="of:=WEEKDAY([.C41])" office:value-type="float" office:value="2" calcext:value-type="float">
            <text:p>2</text:p>
          </table:table-cell>
          <table:table-cell office:value-type="date" office:date-value="2014-06-09" calcext:value-type="date">
            <text:p>2014-06-09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41]*[.F41]" office:value-type="float" office:value="50000" calcext:value-type="float">
            <text:p>50000</text:p>
          </table:table-cell>
          <table:table-cell table:formula="of:=IF([.D41]=0;[.G41]*2;0)" office:value-type="float" office:value="0" calcext:value-type="float">
            <text:p>0</text:p>
          </table:table-cell>
          <table:table-cell table:formula="of:=IF(IF([.D41]=1;[.A41]*1.03;([.A41]-[.H41])*0.99)&gt;2500000;2500000;IF([.D41]=1;[.A41]*1.03;([.A41]-[.H41])*0.99))" office:value-type="float" office:value="2500000" calcext:value-type="float">
            <text:p>2500000</text:p>
          </table:table-cell>
          <table:table-cell table:formula="of:=IF([.B41]=7;IF(2500000-[.I41]&lt;500000;2500000-[.I41];500000);0)" office:value-type="float" office:value="0" calcext:value-type="float">
            <text:p>0</text:p>
          </table:table-cell>
          <table:table-cell table:formula="of:=IF([.J41]&lt;&gt;0;1;0)" office:value-type="float" office:value="0" calcext:value-type="float">
            <text:p>0</text:p>
          </table:table-cell>
          <table:table-cell table:formula="of:=IF(IF([.D41]=1;[.A41]*1.03;([.A41]-[.H41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41]+[.J41]" office:value-type="float" office:value="2500000" calcext:value-type="float">
            <text:p>2500000</text:p>
          </table:table-cell>
          <table:table-cell table:formula="of:=WEEKDAY([.C42])" office:value-type="float" office:value="3" calcext:value-type="float">
            <text:p>3</text:p>
          </table:table-cell>
          <table:table-cell office:value-type="date" office:date-value="2014-06-10" calcext:value-type="date">
            <text:p>2014-06-10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42]*[.F42]" office:value-type="float" office:value="50000" calcext:value-type="float">
            <text:p>50000</text:p>
          </table:table-cell>
          <table:table-cell table:formula="of:=IF([.D42]=0;[.G42]*2;0)" office:value-type="float" office:value="0" calcext:value-type="float">
            <text:p>0</text:p>
          </table:table-cell>
          <table:table-cell table:formula="of:=IF(IF([.D42]=1;[.A42]*1.03;([.A42]-[.H42])*0.99)&gt;2500000;2500000;IF([.D42]=1;[.A42]*1.03;([.A42]-[.H42])*0.99))" office:value-type="float" office:value="2500000" calcext:value-type="float">
            <text:p>2500000</text:p>
          </table:table-cell>
          <table:table-cell table:formula="of:=IF([.B42]=7;IF(2500000-[.I42]&lt;500000;2500000-[.I42];500000);0)" office:value-type="float" office:value="0" calcext:value-type="float">
            <text:p>0</text:p>
          </table:table-cell>
          <table:table-cell table:formula="of:=IF([.J42]&lt;&gt;0;1;0)" office:value-type="float" office:value="0" calcext:value-type="float">
            <text:p>0</text:p>
          </table:table-cell>
          <table:table-cell table:formula="of:=IF(IF([.D42]=1;[.A42]*1.03;([.A42]-[.H42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42]+[.J42]" office:value-type="float" office:value="2500000" calcext:value-type="float">
            <text:p>2500000</text:p>
          </table:table-cell>
          <table:table-cell table:formula="of:=WEEKDAY([.C43])" office:value-type="float" office:value="4" calcext:value-type="float">
            <text:p>4</text:p>
          </table:table-cell>
          <table:table-cell office:value-type="date" office:date-value="2014-06-11" calcext:value-type="date">
            <text:p>2014-06-11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43]*[.F43]" office:value-type="float" office:value="50000" calcext:value-type="float">
            <text:p>50000</text:p>
          </table:table-cell>
          <table:table-cell table:formula="of:=IF([.D43]=0;[.G43]*2;0)" office:value-type="float" office:value="0" calcext:value-type="float">
            <text:p>0</text:p>
          </table:table-cell>
          <table:table-cell table:formula="of:=IF(IF([.D43]=1;[.A43]*1.03;([.A43]-[.H43])*0.99)&gt;2500000;2500000;IF([.D43]=1;[.A43]*1.03;([.A43]-[.H43])*0.99))" office:value-type="float" office:value="2500000" calcext:value-type="float">
            <text:p>2500000</text:p>
          </table:table-cell>
          <table:table-cell table:formula="of:=IF([.B43]=7;IF(2500000-[.I43]&lt;500000;2500000-[.I43];500000);0)" office:value-type="float" office:value="0" calcext:value-type="float">
            <text:p>0</text:p>
          </table:table-cell>
          <table:table-cell table:formula="of:=IF([.J43]&lt;&gt;0;1;0)" office:value-type="float" office:value="0" calcext:value-type="float">
            <text:p>0</text:p>
          </table:table-cell>
          <table:table-cell table:formula="of:=IF(IF([.D43]=1;[.A43]*1.03;([.A43]-[.H43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43]+[.J43]" office:value-type="float" office:value="2500000" calcext:value-type="float">
            <text:p>2500000</text:p>
          </table:table-cell>
          <table:table-cell table:formula="of:=WEEKDAY([.C44])" office:value-type="float" office:value="5" calcext:value-type="float">
            <text:p>5</text:p>
          </table:table-cell>
          <table:table-cell office:value-type="date" office:date-value="2014-06-12" calcext:value-type="date">
            <text:p>2014-06-12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44]*[.F44]" office:value-type="float" office:value="50000" calcext:value-type="float">
            <text:p>50000</text:p>
          </table:table-cell>
          <table:table-cell table:formula="of:=IF([.D44]=0;[.G44]*2;0)" office:value-type="float" office:value="100000" calcext:value-type="float">
            <text:p>100000</text:p>
          </table:table-cell>
          <table:table-cell table:formula="of:=IF(IF([.D44]=1;[.A44]*1.03;([.A44]-[.H44])*0.99)&gt;2500000;2500000;IF([.D44]=1;[.A44]*1.03;([.A44]-[.H44])*0.99))" office:value-type="float" office:value="2376000" calcext:value-type="float">
            <text:p>2376000</text:p>
          </table:table-cell>
          <table:table-cell table:formula="of:=IF([.B44]=7;IF(2500000-[.I44]&lt;500000;2500000-[.I44];500000);0)" office:value-type="float" office:value="0" calcext:value-type="float">
            <text:p>0</text:p>
          </table:table-cell>
          <table:table-cell table:formula="of:=IF([.J44]&lt;&gt;0;1;0)" office:value-type="float" office:value="0" calcext:value-type="float">
            <text:p>0</text:p>
          </table:table-cell>
          <table:table-cell table:formula="of:=IF(IF([.D44]=1;[.A44]*1.03;([.A44]-[.H4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44]+[.J44]" office:value-type="float" office:value="2376000" calcext:value-type="float">
            <text:p>2376000</text:p>
          </table:table-cell>
          <table:table-cell table:formula="of:=WEEKDAY([.C45])" office:value-type="float" office:value="6" calcext:value-type="float">
            <text:p>6</text:p>
          </table:table-cell>
          <table:table-cell office:value-type="date" office:date-value="2014-06-13" calcext:value-type="date">
            <text:p>2014-06-1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45]*[.F45]" office:value-type="float" office:value="50000" calcext:value-type="float">
            <text:p>50000</text:p>
          </table:table-cell>
          <table:table-cell table:formula="of:=IF([.D45]=0;[.G45]*2;0)" office:value-type="float" office:value="100000" calcext:value-type="float">
            <text:p>100000</text:p>
          </table:table-cell>
          <table:table-cell table:formula="of:=IF(IF([.D45]=1;[.A45]*1.03;([.A45]-[.H45])*0.99)&gt;2500000;2500000;IF([.D45]=1;[.A45]*1.03;([.A45]-[.H45])*0.99))" office:value-type="float" office:value="2253240" calcext:value-type="float">
            <text:p>2253240</text:p>
          </table:table-cell>
          <table:table-cell table:formula="of:=IF([.B45]=7;IF(2500000-[.I45]&lt;500000;2500000-[.I45];500000);0)" office:value-type="float" office:value="0" calcext:value-type="float">
            <text:p>0</text:p>
          </table:table-cell>
          <table:table-cell table:formula="of:=IF([.J45]&lt;&gt;0;1;0)" office:value-type="float" office:value="0" calcext:value-type="float">
            <text:p>0</text:p>
          </table:table-cell>
          <table:table-cell table:formula="of:=IF(IF([.D45]=1;[.A45]*1.03;([.A45]-[.H4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45]+[.J45]" office:value-type="float" office:value="2253240" calcext:value-type="float">
            <text:p>2253240</text:p>
          </table:table-cell>
          <table:table-cell table:formula="of:=WEEKDAY([.C46])" office:value-type="float" office:value="7" calcext:value-type="float">
            <text:p>7</text:p>
          </table:table-cell>
          <table:table-cell office:value-type="date" office:date-value="2014-06-14" calcext:value-type="date">
            <text:p>2014-06-1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46]*[.F46]" office:value-type="float" office:value="50000" calcext:value-type="float">
            <text:p>50000</text:p>
          </table:table-cell>
          <table:table-cell table:formula="of:=IF([.D46]=0;[.G46]*2;0)" office:value-type="float" office:value="100000" calcext:value-type="float">
            <text:p>100000</text:p>
          </table:table-cell>
          <table:table-cell table:formula="of:=IF(IF([.D46]=1;[.A46]*1.03;([.A46]-[.H46])*0.99)&gt;2500000;2500000;IF([.D46]=1;[.A46]*1.03;([.A46]-[.H46])*0.99))" office:value-type="float" office:value="2131707.6" calcext:value-type="float">
            <text:p>2131707.6</text:p>
          </table:table-cell>
          <table:table-cell table:formula="of:=IF([.B46]=7;IF(2500000-[.I46]&lt;500000;2500000-[.I46];500000);0)" office:value-type="float" office:value="368292.4" calcext:value-type="float">
            <text:p>368292.4</text:p>
          </table:table-cell>
          <table:table-cell table:formula="of:=IF([.J46]&lt;&gt;0;1;0)" office:value-type="float" office:value="1" calcext:value-type="float">
            <text:p>1</text:p>
          </table:table-cell>
          <table:table-cell table:formula="of:=IF(IF([.D46]=1;[.A46]*1.03;([.A46]-[.H4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46]+[.J46]" office:value-type="float" office:value="2500000" calcext:value-type="float">
            <text:p>2500000</text:p>
          </table:table-cell>
          <table:table-cell table:formula="of:=WEEKDAY([.C47])" office:value-type="float" office:value="1" calcext:value-type="float">
            <text:p>1</text:p>
          </table:table-cell>
          <table:table-cell office:value-type="date" office:date-value="2014-06-15" calcext:value-type="date">
            <text:p>2014-06-15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47]*[.F47]" office:value-type="float" office:value="50000" calcext:value-type="float">
            <text:p>50000</text:p>
          </table:table-cell>
          <table:table-cell table:formula="of:=IF([.D47]=0;[.G47]*2;0)" office:value-type="float" office:value="100000" calcext:value-type="float">
            <text:p>100000</text:p>
          </table:table-cell>
          <table:table-cell table:formula="of:=IF(IF([.D47]=1;[.A47]*1.03;([.A47]-[.H47])*0.99)&gt;2500000;2500000;IF([.D47]=1;[.A47]*1.03;([.A47]-[.H47])*0.99))" office:value-type="float" office:value="2376000" calcext:value-type="float">
            <text:p>2376000</text:p>
          </table:table-cell>
          <table:table-cell table:formula="of:=IF([.B47]=7;IF(2500000-[.I47]&lt;500000;2500000-[.I47];500000);0)" office:value-type="float" office:value="0" calcext:value-type="float">
            <text:p>0</text:p>
          </table:table-cell>
          <table:table-cell table:formula="of:=IF([.J47]&lt;&gt;0;1;0)" office:value-type="float" office:value="0" calcext:value-type="float">
            <text:p>0</text:p>
          </table:table-cell>
          <table:table-cell table:formula="of:=IF(IF([.D47]=1;[.A47]*1.03;([.A47]-[.H4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47]+[.J47]" office:value-type="float" office:value="2376000" calcext:value-type="float">
            <text:p>2376000</text:p>
          </table:table-cell>
          <table:table-cell table:formula="of:=WEEKDAY([.C48])" office:value-type="float" office:value="2" calcext:value-type="float">
            <text:p>2</text:p>
          </table:table-cell>
          <table:table-cell office:value-type="date" office:date-value="2014-06-16" calcext:value-type="date">
            <text:p>2014-06-16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48]*[.F48]" office:value-type="float" office:value="50000" calcext:value-type="float">
            <text:p>50000</text:p>
          </table:table-cell>
          <table:table-cell table:formula="of:=IF([.D48]=0;[.G48]*2;0)" office:value-type="float" office:value="0" calcext:value-type="float">
            <text:p>0</text:p>
          </table:table-cell>
          <table:table-cell table:formula="of:=IF(IF([.D48]=1;[.A48]*1.03;([.A48]-[.H48])*0.99)&gt;2500000;2500000;IF([.D48]=1;[.A48]*1.03;([.A48]-[.H48])*0.99))" office:value-type="float" office:value="2447280" calcext:value-type="float">
            <text:p>2447280</text:p>
          </table:table-cell>
          <table:table-cell table:formula="of:=IF([.B48]=7;IF(2500000-[.I48]&lt;500000;2500000-[.I48];500000);0)" office:value-type="float" office:value="0" calcext:value-type="float">
            <text:p>0</text:p>
          </table:table-cell>
          <table:table-cell table:formula="of:=IF([.J48]&lt;&gt;0;1;0)" office:value-type="float" office:value="0" calcext:value-type="float">
            <text:p>0</text:p>
          </table:table-cell>
          <table:table-cell table:formula="of:=IF(IF([.D48]=1;[.A48]*1.03;([.A48]-[.H4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48]+[.J48]" office:value-type="float" office:value="2447280" calcext:value-type="float">
            <text:p>2447280</text:p>
          </table:table-cell>
          <table:table-cell table:formula="of:=WEEKDAY([.C49])" office:value-type="float" office:value="3" calcext:value-type="float">
            <text:p>3</text:p>
          </table:table-cell>
          <table:table-cell office:value-type="date" office:date-value="2014-06-17" calcext:value-type="date">
            <text:p>2014-06-17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49]*[.F49]" office:value-type="float" office:value="50000" calcext:value-type="float">
            <text:p>50000</text:p>
          </table:table-cell>
          <table:table-cell table:formula="of:=IF([.D49]=0;[.G49]*2;0)" office:value-type="float" office:value="100000" calcext:value-type="float">
            <text:p>100000</text:p>
          </table:table-cell>
          <table:table-cell table:formula="of:=IF(IF([.D49]=1;[.A49]*1.03;([.A49]-[.H49])*0.99)&gt;2500000;2500000;IF([.D49]=1;[.A49]*1.03;([.A49]-[.H49])*0.99))" office:value-type="float" office:value="2323807.2" calcext:value-type="float">
            <text:p>2323807.2</text:p>
          </table:table-cell>
          <table:table-cell table:formula="of:=IF([.B49]=7;IF(2500000-[.I49]&lt;500000;2500000-[.I49];500000);0)" office:value-type="float" office:value="0" calcext:value-type="float">
            <text:p>0</text:p>
          </table:table-cell>
          <table:table-cell table:formula="of:=IF([.J49]&lt;&gt;0;1;0)" office:value-type="float" office:value="0" calcext:value-type="float">
            <text:p>0</text:p>
          </table:table-cell>
          <table:table-cell table:formula="of:=IF(IF([.D49]=1;[.A49]*1.03;([.A49]-[.H4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49]+[.J49]" office:value-type="float" office:value="2323807.2" calcext:value-type="float">
            <text:p>2323807.2</text:p>
          </table:table-cell>
          <table:table-cell table:formula="of:=WEEKDAY([.C50])" office:value-type="float" office:value="4" calcext:value-type="float">
            <text:p>4</text:p>
          </table:table-cell>
          <table:table-cell office:value-type="date" office:date-value="2014-06-18" calcext:value-type="date">
            <text:p>2014-06-18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50]*[.F50]" office:value-type="float" office:value="50000" calcext:value-type="float">
            <text:p>50000</text:p>
          </table:table-cell>
          <table:table-cell table:formula="of:=IF([.D50]=0;[.G50]*2;0)" office:value-type="float" office:value="100000" calcext:value-type="float">
            <text:p>100000</text:p>
          </table:table-cell>
          <table:table-cell table:formula="of:=IF(IF([.D50]=1;[.A50]*1.03;([.A50]-[.H50])*0.99)&gt;2500000;2500000;IF([.D50]=1;[.A50]*1.03;([.A50]-[.H50])*0.99))" office:value-type="float" office:value="2201569.128" calcext:value-type="float">
            <text:p>2201569.128</text:p>
          </table:table-cell>
          <table:table-cell table:formula="of:=IF([.B50]=7;IF(2500000-[.I50]&lt;500000;2500000-[.I50];500000);0)" office:value-type="float" office:value="0" calcext:value-type="float">
            <text:p>0</text:p>
          </table:table-cell>
          <table:table-cell table:formula="of:=IF([.J50]&lt;&gt;0;1;0)" office:value-type="float" office:value="0" calcext:value-type="float">
            <text:p>0</text:p>
          </table:table-cell>
          <table:table-cell table:formula="of:=IF(IF([.D50]=1;[.A50]*1.03;([.A50]-[.H5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50]+[.J50]" office:value-type="float" office:value="2201569.128" calcext:value-type="float">
            <text:p>2201569.128</text:p>
          </table:table-cell>
          <table:table-cell table:formula="of:=WEEKDAY([.C51])" office:value-type="float" office:value="5" calcext:value-type="float">
            <text:p>5</text:p>
          </table:table-cell>
          <table:table-cell office:value-type="date" office:date-value="2014-06-19" calcext:value-type="date">
            <text:p>2014-06-19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51]*[.F51]" office:value-type="float" office:value="50000" calcext:value-type="float">
            <text:p>50000</text:p>
          </table:table-cell>
          <table:table-cell table:formula="of:=IF([.D51]=0;[.G51]*2;0)" office:value-type="float" office:value="100000" calcext:value-type="float">
            <text:p>100000</text:p>
          </table:table-cell>
          <table:table-cell table:formula="of:=IF(IF([.D51]=1;[.A51]*1.03;([.A51]-[.H51])*0.99)&gt;2500000;2500000;IF([.D51]=1;[.A51]*1.03;([.A51]-[.H51])*0.99))" office:value-type="float" office:value="2080553.43672" calcext:value-type="float">
            <text:p>2080553.43672</text:p>
          </table:table-cell>
          <table:table-cell table:formula="of:=IF([.B51]=7;IF(2500000-[.I51]&lt;500000;2500000-[.I51];500000);0)" office:value-type="float" office:value="0" calcext:value-type="float">
            <text:p>0</text:p>
          </table:table-cell>
          <table:table-cell table:formula="of:=IF([.J51]&lt;&gt;0;1;0)" office:value-type="float" office:value="0" calcext:value-type="float">
            <text:p>0</text:p>
          </table:table-cell>
          <table:table-cell table:formula="of:=IF(IF([.D51]=1;[.A51]*1.03;([.A51]-[.H5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51]+[.J51]" office:value-type="float" office:value="2080553.43672" calcext:value-type="float">
            <text:p>2080553.43672</text:p>
          </table:table-cell>
          <table:table-cell table:formula="of:=WEEKDAY([.C52])" office:value-type="float" office:value="6" calcext:value-type="float">
            <text:p>6</text:p>
          </table:table-cell>
          <table:table-cell office:value-type="date" office:date-value="2014-06-20" calcext:value-type="date">
            <text:p>2014-06-20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52]*[.F52]" office:value-type="float" office:value="50000" calcext:value-type="float">
            <text:p>50000</text:p>
          </table:table-cell>
          <table:table-cell table:formula="of:=IF([.D52]=0;[.G52]*2;0)" office:value-type="float" office:value="100000" calcext:value-type="float">
            <text:p>100000</text:p>
          </table:table-cell>
          <table:table-cell table:formula="of:=IF(IF([.D52]=1;[.A52]*1.03;([.A52]-[.H52])*0.99)&gt;2500000;2500000;IF([.D52]=1;[.A52]*1.03;([.A52]-[.H52])*0.99))" office:value-type="float" office:value="1960747.9023528" calcext:value-type="float">
            <text:p>1960747.9023528</text:p>
          </table:table-cell>
          <table:table-cell table:formula="of:=IF([.B52]=7;IF(2500000-[.I52]&lt;500000;2500000-[.I52];500000);0)" office:value-type="float" office:value="0" calcext:value-type="float">
            <text:p>0</text:p>
          </table:table-cell>
          <table:table-cell table:formula="of:=IF([.J52]&lt;&gt;0;1;0)" office:value-type="float" office:value="0" calcext:value-type="float">
            <text:p>0</text:p>
          </table:table-cell>
          <table:table-cell table:formula="of:=IF(IF([.D52]=1;[.A52]*1.03;([.A52]-[.H5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52]+[.J52]" office:value-type="float" office:value="1960747.9023528" calcext:value-type="float">
            <text:p>1960747.9023528</text:p>
          </table:table-cell>
          <table:table-cell table:formula="of:=WEEKDAY([.C53])" office:value-type="float" office:value="7" calcext:value-type="float">
            <text:p>7</text:p>
          </table:table-cell>
          <table:table-cell office:value-type="date" office:date-value="2014-06-21" calcext:value-type="date">
            <text:p>2014-06-21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53]*[.F53]" office:value-type="float" office:value="50000" calcext:value-type="float">
            <text:p>50000</text:p>
          </table:table-cell>
          <table:table-cell table:formula="of:=IF([.D53]=0;[.G53]*2;0)" office:value-type="float" office:value="100000" calcext:value-type="float">
            <text:p>100000</text:p>
          </table:table-cell>
          <table:table-cell table:formula="of:=IF(IF([.D53]=1;[.A53]*1.03;([.A53]-[.H53])*0.99)&gt;2500000;2500000;IF([.D53]=1;[.A53]*1.03;([.A53]-[.H53])*0.99))" office:value-type="float" office:value="1842140.42332927" calcext:value-type="float">
            <text:p>1842140.42332927</text:p>
          </table:table-cell>
          <table:table-cell table:formula="of:=IF([.B53]=7;IF(2500000-[.I53]&lt;500000;2500000-[.I53];500000);0)" office:value-type="float" office:value="500000" calcext:value-type="float">
            <text:p>500000</text:p>
          </table:table-cell>
          <table:table-cell table:formula="of:=IF([.J53]&lt;&gt;0;1;0)" office:value-type="float" office:value="1" calcext:value-type="float">
            <text:p>1</text:p>
          </table:table-cell>
          <table:table-cell table:formula="of:=IF(IF([.D53]=1;[.A53]*1.03;([.A53]-[.H5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53]+[.J53]" office:value-type="float" office:value="2342140.42332927" calcext:value-type="float">
            <text:p>2342140.42332927</text:p>
          </table:table-cell>
          <table:table-cell table:formula="of:=WEEKDAY([.C54])" office:value-type="float" office:value="1" calcext:value-type="float">
            <text:p>1</text:p>
          </table:table-cell>
          <table:table-cell office:value-type="date" office:date-value="2014-06-22" calcext:value-type="date">
            <text:p>2014-06-22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54]*[.F54]" office:value-type="float" office:value="50000" calcext:value-type="float">
            <text:p>50000</text:p>
          </table:table-cell>
          <table:table-cell table:formula="of:=IF([.D54]=0;[.G54]*2;0)" office:value-type="float" office:value="100000" calcext:value-type="float">
            <text:p>100000</text:p>
          </table:table-cell>
          <table:table-cell table:formula="of:=IF(IF([.D54]=1;[.A54]*1.03;([.A54]-[.H54])*0.99)&gt;2500000;2500000;IF([.D54]=1;[.A54]*1.03;([.A54]-[.H54])*0.99))" office:value-type="float" office:value="2219719.01909598" calcext:value-type="float">
            <text:p>2219719.01909598</text:p>
          </table:table-cell>
          <table:table-cell table:formula="of:=IF([.B54]=7;IF(2500000-[.I54]&lt;500000;2500000-[.I54];500000);0)" office:value-type="float" office:value="0" calcext:value-type="float">
            <text:p>0</text:p>
          </table:table-cell>
          <table:table-cell table:formula="of:=IF([.J54]&lt;&gt;0;1;0)" office:value-type="float" office:value="0" calcext:value-type="float">
            <text:p>0</text:p>
          </table:table-cell>
          <table:table-cell table:formula="of:=IF(IF([.D54]=1;[.A54]*1.03;([.A54]-[.H5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54]+[.J54]" office:value-type="float" office:value="2219719.01909598" calcext:value-type="float">
            <text:p>2219719.01909598</text:p>
          </table:table-cell>
          <table:table-cell table:formula="of:=WEEKDAY([.C55])" office:value-type="float" office:value="2" calcext:value-type="float">
            <text:p>2</text:p>
          </table:table-cell>
          <table:table-cell office:value-type="date" office:date-value="2014-06-23" calcext:value-type="date">
            <text:p>2014-06-2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55]*[.F55]" office:value-type="float" office:value="50000" calcext:value-type="float">
            <text:p>50000</text:p>
          </table:table-cell>
          <table:table-cell table:formula="of:=IF([.D55]=0;[.G55]*2;0)" office:value-type="float" office:value="100000" calcext:value-type="float">
            <text:p>100000</text:p>
          </table:table-cell>
          <table:table-cell table:formula="of:=IF(IF([.D55]=1;[.A55]*1.03;([.A55]-[.H55])*0.99)&gt;2500000;2500000;IF([.D55]=1;[.A55]*1.03;([.A55]-[.H55])*0.99))" office:value-type="float" office:value="2098521.82890502" calcext:value-type="float">
            <text:p>2098521.82890502</text:p>
          </table:table-cell>
          <table:table-cell table:formula="of:=IF([.B55]=7;IF(2500000-[.I55]&lt;500000;2500000-[.I55];500000);0)" office:value-type="float" office:value="0" calcext:value-type="float">
            <text:p>0</text:p>
          </table:table-cell>
          <table:table-cell table:formula="of:=IF([.J55]&lt;&gt;0;1;0)" office:value-type="float" office:value="0" calcext:value-type="float">
            <text:p>0</text:p>
          </table:table-cell>
          <table:table-cell table:formula="of:=IF(IF([.D55]=1;[.A55]*1.03;([.A55]-[.H5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55]+[.J55]" office:value-type="float" office:value="2098521.82890502" calcext:value-type="float">
            <text:p>2098521.82890502</text:p>
          </table:table-cell>
          <table:table-cell table:formula="of:=WEEKDAY([.C56])" office:value-type="float" office:value="3" calcext:value-type="float">
            <text:p>3</text:p>
          </table:table-cell>
          <table:table-cell office:value-type="date" office:date-value="2014-06-24" calcext:value-type="date">
            <text:p>2014-06-2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56]*[.F56]" office:value-type="float" office:value="50000" calcext:value-type="float">
            <text:p>50000</text:p>
          </table:table-cell>
          <table:table-cell table:formula="of:=IF([.D56]=0;[.G56]*2;0)" office:value-type="float" office:value="100000" calcext:value-type="float">
            <text:p>100000</text:p>
          </table:table-cell>
          <table:table-cell table:formula="of:=IF(IF([.D56]=1;[.A56]*1.03;([.A56]-[.H56])*0.99)&gt;2500000;2500000;IF([.D56]=1;[.A56]*1.03;([.A56]-[.H56])*0.99))" office:value-type="float" office:value="1978536.61061597" calcext:value-type="float">
            <text:p>1978536.61061597</text:p>
          </table:table-cell>
          <table:table-cell table:formula="of:=IF([.B56]=7;IF(2500000-[.I56]&lt;500000;2500000-[.I56];500000);0)" office:value-type="float" office:value="0" calcext:value-type="float">
            <text:p>0</text:p>
          </table:table-cell>
          <table:table-cell table:formula="of:=IF([.J56]&lt;&gt;0;1;0)" office:value-type="float" office:value="0" calcext:value-type="float">
            <text:p>0</text:p>
          </table:table-cell>
          <table:table-cell table:formula="of:=IF(IF([.D56]=1;[.A56]*1.03;([.A56]-[.H5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56]+[.J56]" office:value-type="float" office:value="1978536.61061597" calcext:value-type="float">
            <text:p>1978536.61061597</text:p>
          </table:table-cell>
          <table:table-cell table:formula="of:=WEEKDAY([.C57])" office:value-type="float" office:value="4" calcext:value-type="float">
            <text:p>4</text:p>
          </table:table-cell>
          <table:table-cell office:value-type="date" office:date-value="2014-06-25" calcext:value-type="date">
            <text:p>2014-06-25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57]*[.F57]" office:value-type="float" office:value="50000" calcext:value-type="float">
            <text:p>50000</text:p>
          </table:table-cell>
          <table:table-cell table:formula="of:=IF([.D57]=0;[.G57]*2;0)" office:value-type="float" office:value="100000" calcext:value-type="float">
            <text:p>100000</text:p>
          </table:table-cell>
          <table:table-cell table:formula="of:=IF(IF([.D57]=1;[.A57]*1.03;([.A57]-[.H57])*0.99)&gt;2500000;2500000;IF([.D57]=1;[.A57]*1.03;([.A57]-[.H57])*0.99))" office:value-type="float" office:value="1859751.24450981" calcext:value-type="float">
            <text:p>1859751.24450981</text:p>
          </table:table-cell>
          <table:table-cell table:formula="of:=IF([.B57]=7;IF(2500000-[.I57]&lt;500000;2500000-[.I57];500000);0)" office:value-type="float" office:value="0" calcext:value-type="float">
            <text:p>0</text:p>
          </table:table-cell>
          <table:table-cell table:formula="of:=IF([.J57]&lt;&gt;0;1;0)" office:value-type="float" office:value="0" calcext:value-type="float">
            <text:p>0</text:p>
          </table:table-cell>
          <table:table-cell table:formula="of:=IF(IF([.D57]=1;[.A57]*1.03;([.A57]-[.H5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57]+[.J57]" office:value-type="float" office:value="1859751.24450981" calcext:value-type="float">
            <text:p>1859751.24450981</text:p>
          </table:table-cell>
          <table:table-cell table:formula="of:=WEEKDAY([.C58])" office:value-type="float" office:value="5" calcext:value-type="float">
            <text:p>5</text:p>
          </table:table-cell>
          <table:table-cell office:value-type="date" office:date-value="2014-06-26" calcext:value-type="date">
            <text:p>2014-06-26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58]*[.F58]" office:value-type="float" office:value="50000" calcext:value-type="float">
            <text:p>50000</text:p>
          </table:table-cell>
          <table:table-cell table:formula="of:=IF([.D58]=0;[.G58]*2;0)" office:value-type="float" office:value="0" calcext:value-type="float">
            <text:p>0</text:p>
          </table:table-cell>
          <table:table-cell table:formula="of:=IF(IF([.D58]=1;[.A58]*1.03;([.A58]-[.H58])*0.99)&gt;2500000;2500000;IF([.D58]=1;[.A58]*1.03;([.A58]-[.H58])*0.99))" office:value-type="float" office:value="1915543.7818451" calcext:value-type="float">
            <text:p>1915543.7818451</text:p>
          </table:table-cell>
          <table:table-cell table:formula="of:=IF([.B58]=7;IF(2500000-[.I58]&lt;500000;2500000-[.I58];500000);0)" office:value-type="float" office:value="0" calcext:value-type="float">
            <text:p>0</text:p>
          </table:table-cell>
          <table:table-cell table:formula="of:=IF([.J58]&lt;&gt;0;1;0)" office:value-type="float" office:value="0" calcext:value-type="float">
            <text:p>0</text:p>
          </table:table-cell>
          <table:table-cell table:formula="of:=IF(IF([.D58]=1;[.A58]*1.03;([.A58]-[.H5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58]+[.J58]" office:value-type="float" office:value="1915543.7818451" calcext:value-type="float">
            <text:p>1915543.7818451</text:p>
          </table:table-cell>
          <table:table-cell table:formula="of:=WEEKDAY([.C59])" office:value-type="float" office:value="6" calcext:value-type="float">
            <text:p>6</text:p>
          </table:table-cell>
          <table:table-cell office:value-type="date" office:date-value="2014-06-27" calcext:value-type="date">
            <text:p>2014-06-27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59]*[.F59]" office:value-type="float" office:value="50000" calcext:value-type="float">
            <text:p>50000</text:p>
          </table:table-cell>
          <table:table-cell table:formula="of:=IF([.D59]=0;[.G59]*2;0)" office:value-type="float" office:value="100000" calcext:value-type="float">
            <text:p>100000</text:p>
          </table:table-cell>
          <table:table-cell table:formula="of:=IF(IF([.D59]=1;[.A59]*1.03;([.A59]-[.H59])*0.99)&gt;2500000;2500000;IF([.D59]=1;[.A59]*1.03;([.A59]-[.H59])*0.99))" office:value-type="float" office:value="1797388.34402665" calcext:value-type="float">
            <text:p>1797388.34402665</text:p>
          </table:table-cell>
          <table:table-cell table:formula="of:=IF([.B59]=7;IF(2500000-[.I59]&lt;500000;2500000-[.I59];500000);0)" office:value-type="float" office:value="0" calcext:value-type="float">
            <text:p>0</text:p>
          </table:table-cell>
          <table:table-cell table:formula="of:=IF([.J59]&lt;&gt;0;1;0)" office:value-type="float" office:value="0" calcext:value-type="float">
            <text:p>0</text:p>
          </table:table-cell>
          <table:table-cell table:formula="of:=IF(IF([.D59]=1;[.A59]*1.03;([.A59]-[.H5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59]+[.J59]" office:value-type="float" office:value="1797388.34402665" calcext:value-type="float">
            <text:p>1797388.34402665</text:p>
          </table:table-cell>
          <table:table-cell table:formula="of:=WEEKDAY([.C60])" office:value-type="float" office:value="7" calcext:value-type="float">
            <text:p>7</text:p>
          </table:table-cell>
          <table:table-cell office:value-type="date" office:date-value="2014-06-28" calcext:value-type="date">
            <text:p>2014-06-28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60]*[.F60]" office:value-type="float" office:value="50000" calcext:value-type="float">
            <text:p>50000</text:p>
          </table:table-cell>
          <table:table-cell table:formula="of:=IF([.D60]=0;[.G60]*2;0)" office:value-type="float" office:value="0" calcext:value-type="float">
            <text:p>0</text:p>
          </table:table-cell>
          <table:table-cell table:formula="of:=IF(IF([.D60]=1;[.A60]*1.03;([.A60]-[.H60])*0.99)&gt;2500000;2500000;IF([.D60]=1;[.A60]*1.03;([.A60]-[.H60])*0.99))" office:value-type="float" office:value="1851309.99434745" calcext:value-type="float">
            <text:p>1851309.99434745</text:p>
          </table:table-cell>
          <table:table-cell table:formula="of:=IF([.B60]=7;IF(2500000-[.I60]&lt;500000;2500000-[.I60];500000);0)" office:value-type="float" office:value="500000" calcext:value-type="float">
            <text:p>500000</text:p>
          </table:table-cell>
          <table:table-cell table:formula="of:=IF([.J60]&lt;&gt;0;1;0)" office:value-type="float" office:value="1" calcext:value-type="float">
            <text:p>1</text:p>
          </table:table-cell>
          <table:table-cell table:formula="of:=IF(IF([.D60]=1;[.A60]*1.03;([.A60]-[.H6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60]+[.J60]" office:value-type="float" office:value="2351309.99434745" calcext:value-type="float">
            <text:p>2351309.99434745</text:p>
          </table:table-cell>
          <table:table-cell table:formula="of:=WEEKDAY([.C61])" office:value-type="float" office:value="1" calcext:value-type="float">
            <text:p>1</text:p>
          </table:table-cell>
          <table:table-cell office:value-type="date" office:date-value="2014-06-29" calcext:value-type="date">
            <text:p>2014-06-29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61]*[.F61]" office:value-type="float" office:value="50000" calcext:value-type="float">
            <text:p>50000</text:p>
          </table:table-cell>
          <table:table-cell table:formula="of:=IF([.D61]=0;[.G61]*2;0)" office:value-type="float" office:value="100000" calcext:value-type="float">
            <text:p>100000</text:p>
          </table:table-cell>
          <table:table-cell table:formula="of:=IF(IF([.D61]=1;[.A61]*1.03;([.A61]-[.H61])*0.99)&gt;2500000;2500000;IF([.D61]=1;[.A61]*1.03;([.A61]-[.H61])*0.99))" office:value-type="float" office:value="2228796.89440398" calcext:value-type="float">
            <text:p>2228796.89440398</text:p>
          </table:table-cell>
          <table:table-cell table:formula="of:=IF([.B61]=7;IF(2500000-[.I61]&lt;500000;2500000-[.I61];500000);0)" office:value-type="float" office:value="0" calcext:value-type="float">
            <text:p>0</text:p>
          </table:table-cell>
          <table:table-cell table:formula="of:=IF([.J61]&lt;&gt;0;1;0)" office:value-type="float" office:value="0" calcext:value-type="float">
            <text:p>0</text:p>
          </table:table-cell>
          <table:table-cell table:formula="of:=IF(IF([.D61]=1;[.A61]*1.03;([.A61]-[.H6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61]+[.J61]" office:value-type="float" office:value="2228796.89440398" calcext:value-type="float">
            <text:p>2228796.89440398</text:p>
          </table:table-cell>
          <table:table-cell table:formula="of:=WEEKDAY([.C62])" office:value-type="float" office:value="2" calcext:value-type="float">
            <text:p>2</text:p>
          </table:table-cell>
          <table:table-cell office:value-type="date" office:date-value="2014-06-30" calcext:value-type="date">
            <text:p>2014-06-30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62]*[.F62]" office:value-type="float" office:value="50000" calcext:value-type="float">
            <text:p>50000</text:p>
          </table:table-cell>
          <table:table-cell table:formula="of:=IF([.D62]=0;[.G62]*2;0)" office:value-type="float" office:value="0" calcext:value-type="float">
            <text:p>0</text:p>
          </table:table-cell>
          <table:table-cell table:formula="of:=IF(IF([.D62]=1;[.A62]*1.03;([.A62]-[.H62])*0.99)&gt;2500000;2500000;IF([.D62]=1;[.A62]*1.03;([.A62]-[.H62])*0.99))" office:value-type="float" office:value="2295660.8012361" calcext:value-type="float">
            <text:p>2295660.8012361</text:p>
          </table:table-cell>
          <table:table-cell table:formula="of:=IF([.B62]=7;IF(2500000-[.I62]&lt;500000;2500000-[.I62];500000);0)" office:value-type="float" office:value="0" calcext:value-type="float">
            <text:p>0</text:p>
          </table:table-cell>
          <table:table-cell table:formula="of:=IF([.J62]&lt;&gt;0;1;0)" office:value-type="float" office:value="0" calcext:value-type="float">
            <text:p>0</text:p>
          </table:table-cell>
          <table:table-cell table:formula="of:=IF(IF([.D62]=1;[.A62]*1.03;([.A62]-[.H6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62]+[.J62]" office:value-type="float" office:value="2295660.8012361" calcext:value-type="float">
            <text:p>2295660.8012361</text:p>
          </table:table-cell>
          <table:table-cell table:formula="of:=WEEKDAY([.C63])" office:value-type="float" office:value="3" calcext:value-type="float">
            <text:p>3</text:p>
          </table:table-cell>
          <table:table-cell office:value-type="date" office:date-value="2014-07-01" calcext:value-type="date">
            <text:p>2014-07-01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63]*[.F63]" office:value-type="float" office:value="50000" calcext:value-type="float">
            <text:p>50000</text:p>
          </table:table-cell>
          <table:table-cell table:formula="of:=IF([.D63]=0;[.G63]*2;0)" office:value-type="float" office:value="100000" calcext:value-type="float">
            <text:p>100000</text:p>
          </table:table-cell>
          <table:table-cell table:formula="of:=IF(IF([.D63]=1;[.A63]*1.03;([.A63]-[.H63])*0.99)&gt;2500000;2500000;IF([.D63]=1;[.A63]*1.03;([.A63]-[.H63])*0.99))" office:value-type="float" office:value="2173704.19322374" calcext:value-type="float">
            <text:p>2173704.19322374</text:p>
          </table:table-cell>
          <table:table-cell table:formula="of:=IF([.B63]=7;IF(2500000-[.I63]&lt;500000;2500000-[.I63];500000);0)" office:value-type="float" office:value="0" calcext:value-type="float">
            <text:p>0</text:p>
          </table:table-cell>
          <table:table-cell table:formula="of:=IF([.J63]&lt;&gt;0;1;0)" office:value-type="float" office:value="0" calcext:value-type="float">
            <text:p>0</text:p>
          </table:table-cell>
          <table:table-cell table:formula="of:=IF(IF([.D63]=1;[.A63]*1.03;([.A63]-[.H6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63]+[.J63]" office:value-type="float" office:value="2173704.19322374" calcext:value-type="float">
            <text:p>2173704.19322374</text:p>
          </table:table-cell>
          <table:table-cell table:formula="of:=WEEKDAY([.C64])" office:value-type="float" office:value="4" calcext:value-type="float">
            <text:p>4</text:p>
          </table:table-cell>
          <table:table-cell office:value-type="date" office:date-value="2014-07-02" calcext:value-type="date">
            <text:p>2014-07-02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64]*[.F64]" office:value-type="float" office:value="50000" calcext:value-type="float">
            <text:p>50000</text:p>
          </table:table-cell>
          <table:table-cell table:formula="of:=IF([.D64]=0;[.G64]*2;0)" office:value-type="float" office:value="100000" calcext:value-type="float">
            <text:p>100000</text:p>
          </table:table-cell>
          <table:table-cell table:formula="of:=IF(IF([.D64]=1;[.A64]*1.03;([.A64]-[.H64])*0.99)&gt;2500000;2500000;IF([.D64]=1;[.A64]*1.03;([.A64]-[.H64])*0.99))" office:value-type="float" office:value="2052967.1512915" calcext:value-type="float">
            <text:p>2052967.1512915</text:p>
          </table:table-cell>
          <table:table-cell table:formula="of:=IF([.B64]=7;IF(2500000-[.I64]&lt;500000;2500000-[.I64];500000);0)" office:value-type="float" office:value="0" calcext:value-type="float">
            <text:p>0</text:p>
          </table:table-cell>
          <table:table-cell table:formula="of:=IF([.J64]&lt;&gt;0;1;0)" office:value-type="float" office:value="0" calcext:value-type="float">
            <text:p>0</text:p>
          </table:table-cell>
          <table:table-cell table:formula="of:=IF(IF([.D64]=1;[.A64]*1.03;([.A64]-[.H6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64]+[.J64]" office:value-type="float" office:value="2052967.1512915" calcext:value-type="float">
            <text:p>2052967.1512915</text:p>
          </table:table-cell>
          <table:table-cell table:formula="of:=WEEKDAY([.C65])" office:value-type="float" office:value="5" calcext:value-type="float">
            <text:p>5</text:p>
          </table:table-cell>
          <table:table-cell office:value-type="date" office:date-value="2014-07-03" calcext:value-type="date">
            <text:p>2014-07-0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65]*[.F65]" office:value-type="float" office:value="50000" calcext:value-type="float">
            <text:p>50000</text:p>
          </table:table-cell>
          <table:table-cell table:formula="of:=IF([.D65]=0;[.G65]*2;0)" office:value-type="float" office:value="100000" calcext:value-type="float">
            <text:p>100000</text:p>
          </table:table-cell>
          <table:table-cell table:formula="of:=IF(IF([.D65]=1;[.A65]*1.03;([.A65]-[.H65])*0.99)&gt;2500000;2500000;IF([.D65]=1;[.A65]*1.03;([.A65]-[.H65])*0.99))" office:value-type="float" office:value="1933437.47977858" calcext:value-type="float">
            <text:p>1933437.47977858</text:p>
          </table:table-cell>
          <table:table-cell table:formula="of:=IF([.B65]=7;IF(2500000-[.I65]&lt;500000;2500000-[.I65];500000);0)" office:value-type="float" office:value="0" calcext:value-type="float">
            <text:p>0</text:p>
          </table:table-cell>
          <table:table-cell table:formula="of:=IF([.J65]&lt;&gt;0;1;0)" office:value-type="float" office:value="0" calcext:value-type="float">
            <text:p>0</text:p>
          </table:table-cell>
          <table:table-cell table:formula="of:=IF(IF([.D65]=1;[.A65]*1.03;([.A65]-[.H6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65]+[.J65]" office:value-type="float" office:value="1933437.47977858" calcext:value-type="float">
            <text:p>1933437.47977858</text:p>
          </table:table-cell>
          <table:table-cell table:formula="of:=WEEKDAY([.C66])" office:value-type="float" office:value="6" calcext:value-type="float">
            <text:p>6</text:p>
          </table:table-cell>
          <table:table-cell office:value-type="date" office:date-value="2014-07-04" calcext:value-type="date">
            <text:p>2014-07-0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66]*[.F66]" office:value-type="float" office:value="50000" calcext:value-type="float">
            <text:p>50000</text:p>
          </table:table-cell>
          <table:table-cell table:formula="of:=IF([.D66]=0;[.G66]*2;0)" office:value-type="float" office:value="100000" calcext:value-type="float">
            <text:p>100000</text:p>
          </table:table-cell>
          <table:table-cell table:formula="of:=IF(IF([.D66]=1;[.A66]*1.03;([.A66]-[.H66])*0.99)&gt;2500000;2500000;IF([.D66]=1;[.A66]*1.03;([.A66]-[.H66])*0.99))" office:value-type="float" office:value="1815103.1049808" calcext:value-type="float">
            <text:p>1815103.1049808</text:p>
          </table:table-cell>
          <table:table-cell table:formula="of:=IF([.B66]=7;IF(2500000-[.I66]&lt;500000;2500000-[.I66];500000);0)" office:value-type="float" office:value="0" calcext:value-type="float">
            <text:p>0</text:p>
          </table:table-cell>
          <table:table-cell table:formula="of:=IF([.J66]&lt;&gt;0;1;0)" office:value-type="float" office:value="0" calcext:value-type="float">
            <text:p>0</text:p>
          </table:table-cell>
          <table:table-cell table:formula="of:=IF(IF([.D66]=1;[.A66]*1.03;([.A66]-[.H6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66]+[.J66]" office:value-type="float" office:value="1815103.1049808" calcext:value-type="float">
            <text:p>1815103.1049808</text:p>
          </table:table-cell>
          <table:table-cell table:formula="of:=WEEKDAY([.C67])" office:value-type="float" office:value="7" calcext:value-type="float">
            <text:p>7</text:p>
          </table:table-cell>
          <table:table-cell office:value-type="date" office:date-value="2014-07-05" calcext:value-type="date">
            <text:p>2014-07-05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67]*[.F67]" office:value-type="float" office:value="50000" calcext:value-type="float">
            <text:p>50000</text:p>
          </table:table-cell>
          <table:table-cell table:formula="of:=IF([.D67]=0;[.G67]*2;0)" office:value-type="float" office:value="100000" calcext:value-type="float">
            <text:p>100000</text:p>
          </table:table-cell>
          <table:table-cell table:formula="of:=IF(IF([.D67]=1;[.A67]*1.03;([.A67]-[.H67])*0.99)&gt;2500000;2500000;IF([.D67]=1;[.A67]*1.03;([.A67]-[.H67])*0.99))" office:value-type="float" office:value="1697952.07393099" calcext:value-type="float">
            <text:p>1697952.07393099</text:p>
          </table:table-cell>
          <table:table-cell table:formula="of:=IF([.B67]=7;IF(2500000-[.I67]&lt;500000;2500000-[.I67];500000);0)" office:value-type="float" office:value="500000" calcext:value-type="float">
            <text:p>500000</text:p>
          </table:table-cell>
          <table:table-cell table:formula="of:=IF([.J67]&lt;&gt;0;1;0)" office:value-type="float" office:value="1" calcext:value-type="float">
            <text:p>1</text:p>
          </table:table-cell>
          <table:table-cell table:formula="of:=IF(IF([.D67]=1;[.A67]*1.03;([.A67]-[.H6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67]+[.J67]" office:value-type="float" office:value="2197952.07393099" calcext:value-type="float">
            <text:p>2197952.07393099</text:p>
          </table:table-cell>
          <table:table-cell table:formula="of:=WEEKDAY([.C68])" office:value-type="float" office:value="1" calcext:value-type="float">
            <text:p>1</text:p>
          </table:table-cell>
          <table:table-cell office:value-type="date" office:date-value="2014-07-06" calcext:value-type="date">
            <text:p>2014-07-06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68]*[.F68]" office:value-type="float" office:value="50000" calcext:value-type="float">
            <text:p>50000</text:p>
          </table:table-cell>
          <table:table-cell table:formula="of:=IF([.D68]=0;[.G68]*2;0)" office:value-type="float" office:value="100000" calcext:value-type="float">
            <text:p>100000</text:p>
          </table:table-cell>
          <table:table-cell table:formula="of:=IF(IF([.D68]=1;[.A68]*1.03;([.A68]-[.H68])*0.99)&gt;2500000;2500000;IF([.D68]=1;[.A68]*1.03;([.A68]-[.H68])*0.99))" office:value-type="float" office:value="2076972.55319168" calcext:value-type="float">
            <text:p>2076972.55319168</text:p>
          </table:table-cell>
          <table:table-cell table:formula="of:=IF([.B68]=7;IF(2500000-[.I68]&lt;500000;2500000-[.I68];500000);0)" office:value-type="float" office:value="0" calcext:value-type="float">
            <text:p>0</text:p>
          </table:table-cell>
          <table:table-cell table:formula="of:=IF([.J68]&lt;&gt;0;1;0)" office:value-type="float" office:value="0" calcext:value-type="float">
            <text:p>0</text:p>
          </table:table-cell>
          <table:table-cell table:formula="of:=IF(IF([.D68]=1;[.A68]*1.03;([.A68]-[.H6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68]+[.J68]" office:value-type="float" office:value="2076972.55319168" calcext:value-type="float">
            <text:p>2076972.55319168</text:p>
          </table:table-cell>
          <table:table-cell table:formula="of:=WEEKDAY([.C69])" office:value-type="float" office:value="2" calcext:value-type="float">
            <text:p>2</text:p>
          </table:table-cell>
          <table:table-cell office:value-type="date" office:date-value="2014-07-07" calcext:value-type="date">
            <text:p>2014-07-07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69]*[.F69]" office:value-type="float" office:value="50000" calcext:value-type="float">
            <text:p>50000</text:p>
          </table:table-cell>
          <table:table-cell table:formula="of:=IF([.D69]=0;[.G69]*2;0)" office:value-type="float" office:value="100000" calcext:value-type="float">
            <text:p>100000</text:p>
          </table:table-cell>
          <table:table-cell table:formula="of:=IF(IF([.D69]=1;[.A69]*1.03;([.A69]-[.H69])*0.99)&gt;2500000;2500000;IF([.D69]=1;[.A69]*1.03;([.A69]-[.H69])*0.99))" office:value-type="float" office:value="1957202.82765976" calcext:value-type="float">
            <text:p>1957202.82765976</text:p>
          </table:table-cell>
          <table:table-cell table:formula="of:=IF([.B69]=7;IF(2500000-[.I69]&lt;500000;2500000-[.I69];500000);0)" office:value-type="float" office:value="0" calcext:value-type="float">
            <text:p>0</text:p>
          </table:table-cell>
          <table:table-cell table:formula="of:=IF([.J69]&lt;&gt;0;1;0)" office:value-type="float" office:value="0" calcext:value-type="float">
            <text:p>0</text:p>
          </table:table-cell>
          <table:table-cell table:formula="of:=IF(IF([.D69]=1;[.A69]*1.03;([.A69]-[.H6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69]+[.J69]" office:value-type="float" office:value="1957202.82765976" calcext:value-type="float">
            <text:p>1957202.82765976</text:p>
          </table:table-cell>
          <table:table-cell table:formula="of:=WEEKDAY([.C70])" office:value-type="float" office:value="3" calcext:value-type="float">
            <text:p>3</text:p>
          </table:table-cell>
          <table:table-cell office:value-type="date" office:date-value="2014-07-08" calcext:value-type="date">
            <text:p>2014-07-08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70]*[.F70]" office:value-type="float" office:value="50000" calcext:value-type="float">
            <text:p>50000</text:p>
          </table:table-cell>
          <table:table-cell table:formula="of:=IF([.D70]=0;[.G70]*2;0)" office:value-type="float" office:value="0" calcext:value-type="float">
            <text:p>0</text:p>
          </table:table-cell>
          <table:table-cell table:formula="of:=IF(IF([.D70]=1;[.A70]*1.03;([.A70]-[.H70])*0.99)&gt;2500000;2500000;IF([.D70]=1;[.A70]*1.03;([.A70]-[.H70])*0.99))" office:value-type="float" office:value="2015918.91248956" calcext:value-type="float">
            <text:p>2015918.91248956</text:p>
          </table:table-cell>
          <table:table-cell table:formula="of:=IF([.B70]=7;IF(2500000-[.I70]&lt;500000;2500000-[.I70];500000);0)" office:value-type="float" office:value="0" calcext:value-type="float">
            <text:p>0</text:p>
          </table:table-cell>
          <table:table-cell table:formula="of:=IF([.J70]&lt;&gt;0;1;0)" office:value-type="float" office:value="0" calcext:value-type="float">
            <text:p>0</text:p>
          </table:table-cell>
          <table:table-cell table:formula="of:=IF(IF([.D70]=1;[.A70]*1.03;([.A70]-[.H7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70]+[.J70]" office:value-type="float" office:value="2015918.91248956" calcext:value-type="float">
            <text:p>2015918.91248956</text:p>
          </table:table-cell>
          <table:table-cell table:formula="of:=WEEKDAY([.C71])" office:value-type="float" office:value="4" calcext:value-type="float">
            <text:p>4</text:p>
          </table:table-cell>
          <table:table-cell office:value-type="date" office:date-value="2014-07-09" calcext:value-type="date">
            <text:p>2014-07-09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71]*[.F71]" office:value-type="float" office:value="50000" calcext:value-type="float">
            <text:p>50000</text:p>
          </table:table-cell>
          <table:table-cell table:formula="of:=IF([.D71]=0;[.G71]*2;0)" office:value-type="float" office:value="0" calcext:value-type="float">
            <text:p>0</text:p>
          </table:table-cell>
          <table:table-cell table:formula="of:=IF(IF([.D71]=1;[.A71]*1.03;([.A71]-[.H71])*0.99)&gt;2500000;2500000;IF([.D71]=1;[.A71]*1.03;([.A71]-[.H71])*0.99))" office:value-type="float" office:value="2076396.47986424" calcext:value-type="float">
            <text:p>2076396.47986424</text:p>
          </table:table-cell>
          <table:table-cell table:formula="of:=IF([.B71]=7;IF(2500000-[.I71]&lt;500000;2500000-[.I71];500000);0)" office:value-type="float" office:value="0" calcext:value-type="float">
            <text:p>0</text:p>
          </table:table-cell>
          <table:table-cell table:formula="of:=IF([.J71]&lt;&gt;0;1;0)" office:value-type="float" office:value="0" calcext:value-type="float">
            <text:p>0</text:p>
          </table:table-cell>
          <table:table-cell table:formula="of:=IF(IF([.D71]=1;[.A71]*1.03;([.A71]-[.H7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71]+[.J71]" office:value-type="float" office:value="2076396.47986424" calcext:value-type="float">
            <text:p>2076396.47986424</text:p>
          </table:table-cell>
          <table:table-cell table:formula="of:=WEEKDAY([.C72])" office:value-type="float" office:value="5" calcext:value-type="float">
            <text:p>5</text:p>
          </table:table-cell>
          <table:table-cell office:value-type="date" office:date-value="2014-07-10" calcext:value-type="date">
            <text:p>2014-07-10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72]*[.F72]" office:value-type="float" office:value="50000" calcext:value-type="float">
            <text:p>50000</text:p>
          </table:table-cell>
          <table:table-cell table:formula="of:=IF([.D72]=0;[.G72]*2;0)" office:value-type="float" office:value="0" calcext:value-type="float">
            <text:p>0</text:p>
          </table:table-cell>
          <table:table-cell table:formula="of:=IF(IF([.D72]=1;[.A72]*1.03;([.A72]-[.H72])*0.99)&gt;2500000;2500000;IF([.D72]=1;[.A72]*1.03;([.A72]-[.H72])*0.99))" office:value-type="float" office:value="2138688.37426017" calcext:value-type="float">
            <text:p>2138688.37426017</text:p>
          </table:table-cell>
          <table:table-cell table:formula="of:=IF([.B72]=7;IF(2500000-[.I72]&lt;500000;2500000-[.I72];500000);0)" office:value-type="float" office:value="0" calcext:value-type="float">
            <text:p>0</text:p>
          </table:table-cell>
          <table:table-cell table:formula="of:=IF([.J72]&lt;&gt;0;1;0)" office:value-type="float" office:value="0" calcext:value-type="float">
            <text:p>0</text:p>
          </table:table-cell>
          <table:table-cell table:formula="of:=IF(IF([.D72]=1;[.A72]*1.03;([.A72]-[.H7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72]+[.J72]" office:value-type="float" office:value="2138688.37426017" calcext:value-type="float">
            <text:p>2138688.37426017</text:p>
          </table:table-cell>
          <table:table-cell table:formula="of:=WEEKDAY([.C73])" office:value-type="float" office:value="6" calcext:value-type="float">
            <text:p>6</text:p>
          </table:table-cell>
          <table:table-cell office:value-type="date" office:date-value="2014-07-11" calcext:value-type="date">
            <text:p>2014-07-11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73]*[.F73]" office:value-type="float" office:value="50000" calcext:value-type="float">
            <text:p>50000</text:p>
          </table:table-cell>
          <table:table-cell table:formula="of:=IF([.D73]=0;[.G73]*2;0)" office:value-type="float" office:value="0" calcext:value-type="float">
            <text:p>0</text:p>
          </table:table-cell>
          <table:table-cell table:formula="of:=IF(IF([.D73]=1;[.A73]*1.03;([.A73]-[.H73])*0.99)&gt;2500000;2500000;IF([.D73]=1;[.A73]*1.03;([.A73]-[.H73])*0.99))" office:value-type="float" office:value="2202849.02548798" calcext:value-type="float">
            <text:p>2202849.02548798</text:p>
          </table:table-cell>
          <table:table-cell table:formula="of:=IF([.B73]=7;IF(2500000-[.I73]&lt;500000;2500000-[.I73];500000);0)" office:value-type="float" office:value="0" calcext:value-type="float">
            <text:p>0</text:p>
          </table:table-cell>
          <table:table-cell table:formula="of:=IF([.J73]&lt;&gt;0;1;0)" office:value-type="float" office:value="0" calcext:value-type="float">
            <text:p>0</text:p>
          </table:table-cell>
          <table:table-cell table:formula="of:=IF(IF([.D73]=1;[.A73]*1.03;([.A73]-[.H7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73]+[.J73]" office:value-type="float" office:value="2202849.02548798" calcext:value-type="float">
            <text:p>2202849.02548798</text:p>
          </table:table-cell>
          <table:table-cell table:formula="of:=WEEKDAY([.C74])" office:value-type="float" office:value="7" calcext:value-type="float">
            <text:p>7</text:p>
          </table:table-cell>
          <table:table-cell office:value-type="date" office:date-value="2014-07-12" calcext:value-type="date">
            <text:p>2014-07-12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74]*[.F74]" office:value-type="float" office:value="50000" calcext:value-type="float">
            <text:p>50000</text:p>
          </table:table-cell>
          <table:table-cell table:formula="of:=IF([.D74]=0;[.G74]*2;0)" office:value-type="float" office:value="0" calcext:value-type="float">
            <text:p>0</text:p>
          </table:table-cell>
          <table:table-cell table:formula="of:=IF(IF([.D74]=1;[.A74]*1.03;([.A74]-[.H74])*0.99)&gt;2500000;2500000;IF([.D74]=1;[.A74]*1.03;([.A74]-[.H74])*0.99))" office:value-type="float" office:value="2268934.49625261" calcext:value-type="float">
            <text:p>2268934.49625261</text:p>
          </table:table-cell>
          <table:table-cell table:formula="of:=IF([.B74]=7;IF(2500000-[.I74]&lt;500000;2500000-[.I74];500000);0)" office:value-type="float" office:value="231065.503747385" calcext:value-type="float">
            <text:p>231065.503747385</text:p>
          </table:table-cell>
          <table:table-cell table:formula="of:=IF([.J74]&lt;&gt;0;1;0)" office:value-type="float" office:value="1" calcext:value-type="float">
            <text:p>1</text:p>
          </table:table-cell>
          <table:table-cell table:formula="of:=IF(IF([.D74]=1;[.A74]*1.03;([.A74]-[.H7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74]+[.J74]" office:value-type="float" office:value="2500000" calcext:value-type="float">
            <text:p>2500000</text:p>
          </table:table-cell>
          <table:table-cell table:formula="of:=WEEKDAY([.C75])" office:value-type="float" office:value="1" calcext:value-type="float">
            <text:p>1</text:p>
          </table:table-cell>
          <table:table-cell office:value-type="date" office:date-value="2014-07-13" calcext:value-type="date">
            <text:p>2014-07-1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75]*[.F75]" office:value-type="float" office:value="50000" calcext:value-type="float">
            <text:p>50000</text:p>
          </table:table-cell>
          <table:table-cell table:formula="of:=IF([.D75]=0;[.G75]*2;0)" office:value-type="float" office:value="100000" calcext:value-type="float">
            <text:p>100000</text:p>
          </table:table-cell>
          <table:table-cell table:formula="of:=IF(IF([.D75]=1;[.A75]*1.03;([.A75]-[.H75])*0.99)&gt;2500000;2500000;IF([.D75]=1;[.A75]*1.03;([.A75]-[.H75])*0.99))" office:value-type="float" office:value="2376000" calcext:value-type="float">
            <text:p>2376000</text:p>
          </table:table-cell>
          <table:table-cell table:formula="of:=IF([.B75]=7;IF(2500000-[.I75]&lt;500000;2500000-[.I75];500000);0)" office:value-type="float" office:value="0" calcext:value-type="float">
            <text:p>0</text:p>
          </table:table-cell>
          <table:table-cell table:formula="of:=IF([.J75]&lt;&gt;0;1;0)" office:value-type="float" office:value="0" calcext:value-type="float">
            <text:p>0</text:p>
          </table:table-cell>
          <table:table-cell table:formula="of:=IF(IF([.D75]=1;[.A75]*1.03;([.A75]-[.H7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75]+[.J75]" office:value-type="float" office:value="2376000" calcext:value-type="float">
            <text:p>2376000</text:p>
          </table:table-cell>
          <table:table-cell table:formula="of:=WEEKDAY([.C76])" office:value-type="float" office:value="2" calcext:value-type="float">
            <text:p>2</text:p>
          </table:table-cell>
          <table:table-cell office:value-type="date" office:date-value="2014-07-14" calcext:value-type="date">
            <text:p>2014-07-1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76]*[.F76]" office:value-type="float" office:value="50000" calcext:value-type="float">
            <text:p>50000</text:p>
          </table:table-cell>
          <table:table-cell table:formula="of:=IF([.D76]=0;[.G76]*2;0)" office:value-type="float" office:value="100000" calcext:value-type="float">
            <text:p>100000</text:p>
          </table:table-cell>
          <table:table-cell table:formula="of:=IF(IF([.D76]=1;[.A76]*1.03;([.A76]-[.H76])*0.99)&gt;2500000;2500000;IF([.D76]=1;[.A76]*1.03;([.A76]-[.H76])*0.99))" office:value-type="float" office:value="2253240" calcext:value-type="float">
            <text:p>2253240</text:p>
          </table:table-cell>
          <table:table-cell table:formula="of:=IF([.B76]=7;IF(2500000-[.I76]&lt;500000;2500000-[.I76];500000);0)" office:value-type="float" office:value="0" calcext:value-type="float">
            <text:p>0</text:p>
          </table:table-cell>
          <table:table-cell table:formula="of:=IF([.J76]&lt;&gt;0;1;0)" office:value-type="float" office:value="0" calcext:value-type="float">
            <text:p>0</text:p>
          </table:table-cell>
          <table:table-cell table:formula="of:=IF(IF([.D76]=1;[.A76]*1.03;([.A76]-[.H7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76]+[.J76]" office:value-type="float" office:value="2253240" calcext:value-type="float">
            <text:p>2253240</text:p>
          </table:table-cell>
          <table:table-cell table:formula="of:=WEEKDAY([.C77])" office:value-type="float" office:value="3" calcext:value-type="float">
            <text:p>3</text:p>
          </table:table-cell>
          <table:table-cell office:value-type="date" office:date-value="2014-07-15" calcext:value-type="date">
            <text:p>2014-07-15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77]*[.F77]" office:value-type="float" office:value="50000" calcext:value-type="float">
            <text:p>50000</text:p>
          </table:table-cell>
          <table:table-cell table:formula="of:=IF([.D77]=0;[.G77]*2;0)" office:value-type="float" office:value="100000" calcext:value-type="float">
            <text:p>100000</text:p>
          </table:table-cell>
          <table:table-cell table:formula="of:=IF(IF([.D77]=1;[.A77]*1.03;([.A77]-[.H77])*0.99)&gt;2500000;2500000;IF([.D77]=1;[.A77]*1.03;([.A77]-[.H77])*0.99))" office:value-type="float" office:value="2131707.6" calcext:value-type="float">
            <text:p>2131707.6</text:p>
          </table:table-cell>
          <table:table-cell table:formula="of:=IF([.B77]=7;IF(2500000-[.I77]&lt;500000;2500000-[.I77];500000);0)" office:value-type="float" office:value="0" calcext:value-type="float">
            <text:p>0</text:p>
          </table:table-cell>
          <table:table-cell table:formula="of:=IF([.J77]&lt;&gt;0;1;0)" office:value-type="float" office:value="0" calcext:value-type="float">
            <text:p>0</text:p>
          </table:table-cell>
          <table:table-cell table:formula="of:=IF(IF([.D77]=1;[.A77]*1.03;([.A77]-[.H7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77]+[.J77]" office:value-type="float" office:value="2131707.6" calcext:value-type="float">
            <text:p>2131707.6</text:p>
          </table:table-cell>
          <table:table-cell table:formula="of:=WEEKDAY([.C78])" office:value-type="float" office:value="4" calcext:value-type="float">
            <text:p>4</text:p>
          </table:table-cell>
          <table:table-cell office:value-type="date" office:date-value="2014-07-16" calcext:value-type="date">
            <text:p>2014-07-16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78]*[.F78]" office:value-type="float" office:value="50000" calcext:value-type="float">
            <text:p>50000</text:p>
          </table:table-cell>
          <table:table-cell table:formula="of:=IF([.D78]=0;[.G78]*2;0)" office:value-type="float" office:value="0" calcext:value-type="float">
            <text:p>0</text:p>
          </table:table-cell>
          <table:table-cell table:formula="of:=IF(IF([.D78]=1;[.A78]*1.03;([.A78]-[.H78])*0.99)&gt;2500000;2500000;IF([.D78]=1;[.A78]*1.03;([.A78]-[.H78])*0.99))" office:value-type="float" office:value="2195658.828" calcext:value-type="float">
            <text:p>2195658.828</text:p>
          </table:table-cell>
          <table:table-cell table:formula="of:=IF([.B78]=7;IF(2500000-[.I78]&lt;500000;2500000-[.I78];500000);0)" office:value-type="float" office:value="0" calcext:value-type="float">
            <text:p>0</text:p>
          </table:table-cell>
          <table:table-cell table:formula="of:=IF([.J78]&lt;&gt;0;1;0)" office:value-type="float" office:value="0" calcext:value-type="float">
            <text:p>0</text:p>
          </table:table-cell>
          <table:table-cell table:formula="of:=IF(IF([.D78]=1;[.A78]*1.03;([.A78]-[.H7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78]+[.J78]" office:value-type="float" office:value="2195658.828" calcext:value-type="float">
            <text:p>2195658.828</text:p>
          </table:table-cell>
          <table:table-cell table:formula="of:=WEEKDAY([.C79])" office:value-type="float" office:value="5" calcext:value-type="float">
            <text:p>5</text:p>
          </table:table-cell>
          <table:table-cell office:value-type="date" office:date-value="2014-07-17" calcext:value-type="date">
            <text:p>2014-07-17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79]*[.F79]" office:value-type="float" office:value="50000" calcext:value-type="float">
            <text:p>50000</text:p>
          </table:table-cell>
          <table:table-cell table:formula="of:=IF([.D79]=0;[.G79]*2;0)" office:value-type="float" office:value="0" calcext:value-type="float">
            <text:p>0</text:p>
          </table:table-cell>
          <table:table-cell table:formula="of:=IF(IF([.D79]=1;[.A79]*1.03;([.A79]-[.H79])*0.99)&gt;2500000;2500000;IF([.D79]=1;[.A79]*1.03;([.A79]-[.H79])*0.99))" office:value-type="float" office:value="2261528.59284" calcext:value-type="float">
            <text:p>2261528.59284</text:p>
          </table:table-cell>
          <table:table-cell table:formula="of:=IF([.B79]=7;IF(2500000-[.I79]&lt;500000;2500000-[.I79];500000);0)" office:value-type="float" office:value="0" calcext:value-type="float">
            <text:p>0</text:p>
          </table:table-cell>
          <table:table-cell table:formula="of:=IF([.J79]&lt;&gt;0;1;0)" office:value-type="float" office:value="0" calcext:value-type="float">
            <text:p>0</text:p>
          </table:table-cell>
          <table:table-cell table:formula="of:=IF(IF([.D79]=1;[.A79]*1.03;([.A79]-[.H7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79]+[.J79]" office:value-type="float" office:value="2261528.59284" calcext:value-type="float">
            <text:p>2261528.59284</text:p>
          </table:table-cell>
          <table:table-cell table:formula="of:=WEEKDAY([.C80])" office:value-type="float" office:value="6" calcext:value-type="float">
            <text:p>6</text:p>
          </table:table-cell>
          <table:table-cell office:value-type="date" office:date-value="2014-07-18" calcext:value-type="date">
            <text:p>2014-07-18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80]*[.F80]" office:value-type="float" office:value="50000" calcext:value-type="float">
            <text:p>50000</text:p>
          </table:table-cell>
          <table:table-cell table:formula="of:=IF([.D80]=0;[.G80]*2;0)" office:value-type="float" office:value="0" calcext:value-type="float">
            <text:p>0</text:p>
          </table:table-cell>
          <table:table-cell table:formula="of:=IF(IF([.D80]=1;[.A80]*1.03;([.A80]-[.H80])*0.99)&gt;2500000;2500000;IF([.D80]=1;[.A80]*1.03;([.A80]-[.H80])*0.99))" office:value-type="float" office:value="2329374.4506252" calcext:value-type="float">
            <text:p>2329374.4506252</text:p>
          </table:table-cell>
          <table:table-cell table:formula="of:=IF([.B80]=7;IF(2500000-[.I80]&lt;500000;2500000-[.I80];500000);0)" office:value-type="float" office:value="0" calcext:value-type="float">
            <text:p>0</text:p>
          </table:table-cell>
          <table:table-cell table:formula="of:=IF([.J80]&lt;&gt;0;1;0)" office:value-type="float" office:value="0" calcext:value-type="float">
            <text:p>0</text:p>
          </table:table-cell>
          <table:table-cell table:formula="of:=IF(IF([.D80]=1;[.A80]*1.03;([.A80]-[.H8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80]+[.J80]" office:value-type="float" office:value="2329374.4506252" calcext:value-type="float">
            <text:p>2329374.4506252</text:p>
          </table:table-cell>
          <table:table-cell table:formula="of:=WEEKDAY([.C81])" office:value-type="float" office:value="7" calcext:value-type="float">
            <text:p>7</text:p>
          </table:table-cell>
          <table:table-cell office:value-type="date" office:date-value="2014-07-19" calcext:value-type="date">
            <text:p>2014-07-19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81]*[.F81]" office:value-type="float" office:value="50000" calcext:value-type="float">
            <text:p>50000</text:p>
          </table:table-cell>
          <table:table-cell table:formula="of:=IF([.D81]=0;[.G81]*2;0)" office:value-type="float" office:value="0" calcext:value-type="float">
            <text:p>0</text:p>
          </table:table-cell>
          <table:table-cell table:formula="of:=IF(IF([.D81]=1;[.A81]*1.03;([.A81]-[.H81])*0.99)&gt;2500000;2500000;IF([.D81]=1;[.A81]*1.03;([.A81]-[.H81])*0.99))" office:value-type="float" office:value="2399255.68414396" calcext:value-type="float">
            <text:p>2399255.68414396</text:p>
          </table:table-cell>
          <table:table-cell table:formula="of:=IF([.B81]=7;IF(2500000-[.I81]&lt;500000;2500000-[.I81];500000);0)" office:value-type="float" office:value="100744.315856044" calcext:value-type="float">
            <text:p>100744.315856044</text:p>
          </table:table-cell>
          <table:table-cell table:formula="of:=IF([.J81]&lt;&gt;0;1;0)" office:value-type="float" office:value="1" calcext:value-type="float">
            <text:p>1</text:p>
          </table:table-cell>
          <table:table-cell table:formula="of:=IF(IF([.D81]=1;[.A81]*1.03;([.A81]-[.H8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81]+[.J81]" office:value-type="float" office:value="2500000" calcext:value-type="float">
            <text:p>2500000</text:p>
          </table:table-cell>
          <table:table-cell table:formula="of:=WEEKDAY([.C82])" office:value-type="float" office:value="1" calcext:value-type="float">
            <text:p>1</text:p>
          </table:table-cell>
          <table:table-cell office:value-type="date" office:date-value="2014-07-20" calcext:value-type="date">
            <text:p>2014-07-20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82]*[.F82]" office:value-type="float" office:value="50000" calcext:value-type="float">
            <text:p>50000</text:p>
          </table:table-cell>
          <table:table-cell table:formula="of:=IF([.D82]=0;[.G82]*2;0)" office:value-type="float" office:value="0" calcext:value-type="float">
            <text:p>0</text:p>
          </table:table-cell>
          <table:table-cell table:formula="of:=IF(IF([.D82]=1;[.A82]*1.03;([.A82]-[.H82])*0.99)&gt;2500000;2500000;IF([.D82]=1;[.A82]*1.03;([.A82]-[.H82])*0.99))" office:value-type="float" office:value="2500000" calcext:value-type="float">
            <text:p>2500000</text:p>
          </table:table-cell>
          <table:table-cell table:formula="of:=IF([.B82]=7;IF(2500000-[.I82]&lt;500000;2500000-[.I82];500000);0)" office:value-type="float" office:value="0" calcext:value-type="float">
            <text:p>0</text:p>
          </table:table-cell>
          <table:table-cell table:formula="of:=IF([.J82]&lt;&gt;0;1;0)" office:value-type="float" office:value="0" calcext:value-type="float">
            <text:p>0</text:p>
          </table:table-cell>
          <table:table-cell table:formula="of:=IF(IF([.D82]=1;[.A82]*1.03;([.A82]-[.H82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82]+[.J82]" office:value-type="float" office:value="2500000" calcext:value-type="float">
            <text:p>2500000</text:p>
          </table:table-cell>
          <table:table-cell table:formula="of:=WEEKDAY([.C83])" office:value-type="float" office:value="2" calcext:value-type="float">
            <text:p>2</text:p>
          </table:table-cell>
          <table:table-cell office:value-type="date" office:date-value="2014-07-21" calcext:value-type="date">
            <text:p>2014-07-21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83]*[.F83]" office:value-type="float" office:value="50000" calcext:value-type="float">
            <text:p>50000</text:p>
          </table:table-cell>
          <table:table-cell table:formula="of:=IF([.D83]=0;[.G83]*2;0)" office:value-type="float" office:value="0" calcext:value-type="float">
            <text:p>0</text:p>
          </table:table-cell>
          <table:table-cell table:formula="of:=IF(IF([.D83]=1;[.A83]*1.03;([.A83]-[.H83])*0.99)&gt;2500000;2500000;IF([.D83]=1;[.A83]*1.03;([.A83]-[.H83])*0.99))" office:value-type="float" office:value="2500000" calcext:value-type="float">
            <text:p>2500000</text:p>
          </table:table-cell>
          <table:table-cell table:formula="of:=IF([.B83]=7;IF(2500000-[.I83]&lt;500000;2500000-[.I83];500000);0)" office:value-type="float" office:value="0" calcext:value-type="float">
            <text:p>0</text:p>
          </table:table-cell>
          <table:table-cell table:formula="of:=IF([.J83]&lt;&gt;0;1;0)" office:value-type="float" office:value="0" calcext:value-type="float">
            <text:p>0</text:p>
          </table:table-cell>
          <table:table-cell table:formula="of:=IF(IF([.D83]=1;[.A83]*1.03;([.A83]-[.H83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83]+[.J83]" office:value-type="float" office:value="2500000" calcext:value-type="float">
            <text:p>2500000</text:p>
          </table:table-cell>
          <table:table-cell table:formula="of:=WEEKDAY([.C84])" office:value-type="float" office:value="3" calcext:value-type="float">
            <text:p>3</text:p>
          </table:table-cell>
          <table:table-cell office:value-type="date" office:date-value="2014-07-22" calcext:value-type="date">
            <text:p>2014-07-22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84]*[.F84]" office:value-type="float" office:value="50000" calcext:value-type="float">
            <text:p>50000</text:p>
          </table:table-cell>
          <table:table-cell table:formula="of:=IF([.D84]=0;[.G84]*2;0)" office:value-type="float" office:value="100000" calcext:value-type="float">
            <text:p>100000</text:p>
          </table:table-cell>
          <table:table-cell table:formula="of:=IF(IF([.D84]=1;[.A84]*1.03;([.A84]-[.H84])*0.99)&gt;2500000;2500000;IF([.D84]=1;[.A84]*1.03;([.A84]-[.H84])*0.99))" office:value-type="float" office:value="2376000" calcext:value-type="float">
            <text:p>2376000</text:p>
          </table:table-cell>
          <table:table-cell table:formula="of:=IF([.B84]=7;IF(2500000-[.I84]&lt;500000;2500000-[.I84];500000);0)" office:value-type="float" office:value="0" calcext:value-type="float">
            <text:p>0</text:p>
          </table:table-cell>
          <table:table-cell table:formula="of:=IF([.J84]&lt;&gt;0;1;0)" office:value-type="float" office:value="0" calcext:value-type="float">
            <text:p>0</text:p>
          </table:table-cell>
          <table:table-cell table:formula="of:=IF(IF([.D84]=1;[.A84]*1.03;([.A84]-[.H8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84]+[.J84]" office:value-type="float" office:value="2376000" calcext:value-type="float">
            <text:p>2376000</text:p>
          </table:table-cell>
          <table:table-cell table:formula="of:=WEEKDAY([.C85])" office:value-type="float" office:value="4" calcext:value-type="float">
            <text:p>4</text:p>
          </table:table-cell>
          <table:table-cell office:value-type="date" office:date-value="2014-07-23" calcext:value-type="date">
            <text:p>2014-07-2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85]*[.F85]" office:value-type="float" office:value="50000" calcext:value-type="float">
            <text:p>50000</text:p>
          </table:table-cell>
          <table:table-cell table:formula="of:=IF([.D85]=0;[.G85]*2;0)" office:value-type="float" office:value="100000" calcext:value-type="float">
            <text:p>100000</text:p>
          </table:table-cell>
          <table:table-cell table:formula="of:=IF(IF([.D85]=1;[.A85]*1.03;([.A85]-[.H85])*0.99)&gt;2500000;2500000;IF([.D85]=1;[.A85]*1.03;([.A85]-[.H85])*0.99))" office:value-type="float" office:value="2253240" calcext:value-type="float">
            <text:p>2253240</text:p>
          </table:table-cell>
          <table:table-cell table:formula="of:=IF([.B85]=7;IF(2500000-[.I85]&lt;500000;2500000-[.I85];500000);0)" office:value-type="float" office:value="0" calcext:value-type="float">
            <text:p>0</text:p>
          </table:table-cell>
          <table:table-cell table:formula="of:=IF([.J85]&lt;&gt;0;1;0)" office:value-type="float" office:value="0" calcext:value-type="float">
            <text:p>0</text:p>
          </table:table-cell>
          <table:table-cell table:formula="of:=IF(IF([.D85]=1;[.A85]*1.03;([.A85]-[.H8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85]+[.J85]" office:value-type="float" office:value="2253240" calcext:value-type="float">
            <text:p>2253240</text:p>
          </table:table-cell>
          <table:table-cell table:formula="of:=WEEKDAY([.C86])" office:value-type="float" office:value="5" calcext:value-type="float">
            <text:p>5</text:p>
          </table:table-cell>
          <table:table-cell office:value-type="date" office:date-value="2014-07-24" calcext:value-type="date">
            <text:p>2014-07-2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86]*[.F86]" office:value-type="float" office:value="50000" calcext:value-type="float">
            <text:p>50000</text:p>
          </table:table-cell>
          <table:table-cell table:formula="of:=IF([.D86]=0;[.G86]*2;0)" office:value-type="float" office:value="100000" calcext:value-type="float">
            <text:p>100000</text:p>
          </table:table-cell>
          <table:table-cell table:formula="of:=IF(IF([.D86]=1;[.A86]*1.03;([.A86]-[.H86])*0.99)&gt;2500000;2500000;IF([.D86]=1;[.A86]*1.03;([.A86]-[.H86])*0.99))" office:value-type="float" office:value="2131707.6" calcext:value-type="float">
            <text:p>2131707.6</text:p>
          </table:table-cell>
          <table:table-cell table:formula="of:=IF([.B86]=7;IF(2500000-[.I86]&lt;500000;2500000-[.I86];500000);0)" office:value-type="float" office:value="0" calcext:value-type="float">
            <text:p>0</text:p>
          </table:table-cell>
          <table:table-cell table:formula="of:=IF([.J86]&lt;&gt;0;1;0)" office:value-type="float" office:value="0" calcext:value-type="float">
            <text:p>0</text:p>
          </table:table-cell>
          <table:table-cell table:formula="of:=IF(IF([.D86]=1;[.A86]*1.03;([.A86]-[.H8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86]+[.J86]" office:value-type="float" office:value="2131707.6" calcext:value-type="float">
            <text:p>2131707.6</text:p>
          </table:table-cell>
          <table:table-cell table:formula="of:=WEEKDAY([.C87])" office:value-type="float" office:value="6" calcext:value-type="float">
            <text:p>6</text:p>
          </table:table-cell>
          <table:table-cell office:value-type="date" office:date-value="2014-07-25" calcext:value-type="date">
            <text:p>2014-07-25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87]*[.F87]" office:value-type="float" office:value="50000" calcext:value-type="float">
            <text:p>50000</text:p>
          </table:table-cell>
          <table:table-cell table:formula="of:=IF([.D87]=0;[.G87]*2;0)" office:value-type="float" office:value="100000" calcext:value-type="float">
            <text:p>100000</text:p>
          </table:table-cell>
          <table:table-cell table:formula="of:=IF(IF([.D87]=1;[.A87]*1.03;([.A87]-[.H87])*0.99)&gt;2500000;2500000;IF([.D87]=1;[.A87]*1.03;([.A87]-[.H87])*0.99))" office:value-type="float" office:value="2011390.524" calcext:value-type="float">
            <text:p>2011390.524</text:p>
          </table:table-cell>
          <table:table-cell table:formula="of:=IF([.B87]=7;IF(2500000-[.I87]&lt;500000;2500000-[.I87];500000);0)" office:value-type="float" office:value="0" calcext:value-type="float">
            <text:p>0</text:p>
          </table:table-cell>
          <table:table-cell table:formula="of:=IF([.J87]&lt;&gt;0;1;0)" office:value-type="float" office:value="0" calcext:value-type="float">
            <text:p>0</text:p>
          </table:table-cell>
          <table:table-cell table:formula="of:=IF(IF([.D87]=1;[.A87]*1.03;([.A87]-[.H8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87]+[.J87]" office:value-type="float" office:value="2011390.524" calcext:value-type="float">
            <text:p>2011390.524</text:p>
          </table:table-cell>
          <table:table-cell table:formula="of:=WEEKDAY([.C88])" office:value-type="float" office:value="7" calcext:value-type="float">
            <text:p>7</text:p>
          </table:table-cell>
          <table:table-cell office:value-type="date" office:date-value="2014-07-26" calcext:value-type="date">
            <text:p>2014-07-26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88]*[.F88]" office:value-type="float" office:value="50000" calcext:value-type="float">
            <text:p>50000</text:p>
          </table:table-cell>
          <table:table-cell table:formula="of:=IF([.D88]=0;[.G88]*2;0)" office:value-type="float" office:value="100000" calcext:value-type="float">
            <text:p>100000</text:p>
          </table:table-cell>
          <table:table-cell table:formula="of:=IF(IF([.D88]=1;[.A88]*1.03;([.A88]-[.H88])*0.99)&gt;2500000;2500000;IF([.D88]=1;[.A88]*1.03;([.A88]-[.H88])*0.99))" office:value-type="float" office:value="1892276.61876" calcext:value-type="float">
            <text:p>1892276.61876</text:p>
          </table:table-cell>
          <table:table-cell table:formula="of:=IF([.B88]=7;IF(2500000-[.I88]&lt;500000;2500000-[.I88];500000);0)" office:value-type="float" office:value="500000" calcext:value-type="float">
            <text:p>500000</text:p>
          </table:table-cell>
          <table:table-cell table:formula="of:=IF([.J88]&lt;&gt;0;1;0)" office:value-type="float" office:value="1" calcext:value-type="float">
            <text:p>1</text:p>
          </table:table-cell>
          <table:table-cell table:formula="of:=IF(IF([.D88]=1;[.A88]*1.03;([.A88]-[.H8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88]+[.J88]" office:value-type="float" office:value="2392276.61876" calcext:value-type="float">
            <text:p>2392276.61876</text:p>
          </table:table-cell>
          <table:table-cell table:formula="of:=WEEKDAY([.C89])" office:value-type="float" office:value="1" calcext:value-type="float">
            <text:p>1</text:p>
          </table:table-cell>
          <table:table-cell office:value-type="date" office:date-value="2014-07-27" calcext:value-type="date">
            <text:p>2014-07-27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89]*[.F89]" office:value-type="float" office:value="50000" calcext:value-type="float">
            <text:p>50000</text:p>
          </table:table-cell>
          <table:table-cell table:formula="of:=IF([.D89]=0;[.G89]*2;0)" office:value-type="float" office:value="100000" calcext:value-type="float">
            <text:p>100000</text:p>
          </table:table-cell>
          <table:table-cell table:formula="of:=IF(IF([.D89]=1;[.A89]*1.03;([.A89]-[.H89])*0.99)&gt;2500000;2500000;IF([.D89]=1;[.A89]*1.03;([.A89]-[.H89])*0.99))" office:value-type="float" office:value="2269353.8525724" calcext:value-type="float">
            <text:p>2269353.8525724</text:p>
          </table:table-cell>
          <table:table-cell table:formula="of:=IF([.B89]=7;IF(2500000-[.I89]&lt;500000;2500000-[.I89];500000);0)" office:value-type="float" office:value="0" calcext:value-type="float">
            <text:p>0</text:p>
          </table:table-cell>
          <table:table-cell table:formula="of:=IF([.J89]&lt;&gt;0;1;0)" office:value-type="float" office:value="0" calcext:value-type="float">
            <text:p>0</text:p>
          </table:table-cell>
          <table:table-cell table:formula="of:=IF(IF([.D89]=1;[.A89]*1.03;([.A89]-[.H8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89]+[.J89]" office:value-type="float" office:value="2269353.8525724" calcext:value-type="float">
            <text:p>2269353.8525724</text:p>
          </table:table-cell>
          <table:table-cell table:formula="of:=WEEKDAY([.C90])" office:value-type="float" office:value="2" calcext:value-type="float">
            <text:p>2</text:p>
          </table:table-cell>
          <table:table-cell office:value-type="date" office:date-value="2014-07-28" calcext:value-type="date">
            <text:p>2014-07-28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90]*[.F90]" office:value-type="float" office:value="50000" calcext:value-type="float">
            <text:p>50000</text:p>
          </table:table-cell>
          <table:table-cell table:formula="of:=IF([.D90]=0;[.G90]*2;0)" office:value-type="float" office:value="0" calcext:value-type="float">
            <text:p>0</text:p>
          </table:table-cell>
          <table:table-cell table:formula="of:=IF(IF([.D90]=1;[.A90]*1.03;([.A90]-[.H90])*0.99)&gt;2500000;2500000;IF([.D90]=1;[.A90]*1.03;([.A90]-[.H90])*0.99))" office:value-type="float" office:value="2337434.46814957" calcext:value-type="float">
            <text:p>2337434.46814957</text:p>
          </table:table-cell>
          <table:table-cell table:formula="of:=IF([.B90]=7;IF(2500000-[.I90]&lt;500000;2500000-[.I90];500000);0)" office:value-type="float" office:value="0" calcext:value-type="float">
            <text:p>0</text:p>
          </table:table-cell>
          <table:table-cell table:formula="of:=IF([.J90]&lt;&gt;0;1;0)" office:value-type="float" office:value="0" calcext:value-type="float">
            <text:p>0</text:p>
          </table:table-cell>
          <table:table-cell table:formula="of:=IF(IF([.D90]=1;[.A90]*1.03;([.A90]-[.H9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90]+[.J90]" office:value-type="float" office:value="2337434.46814957" calcext:value-type="float">
            <text:p>2337434.46814957</text:p>
          </table:table-cell>
          <table:table-cell table:formula="of:=WEEKDAY([.C91])" office:value-type="float" office:value="3" calcext:value-type="float">
            <text:p>3</text:p>
          </table:table-cell>
          <table:table-cell office:value-type="date" office:date-value="2014-07-29" calcext:value-type="date">
            <text:p>2014-07-29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91]*[.F91]" office:value-type="float" office:value="50000" calcext:value-type="float">
            <text:p>50000</text:p>
          </table:table-cell>
          <table:table-cell table:formula="of:=IF([.D91]=0;[.G91]*2;0)" office:value-type="float" office:value="0" calcext:value-type="float">
            <text:p>0</text:p>
          </table:table-cell>
          <table:table-cell table:formula="of:=IF(IF([.D91]=1;[.A91]*1.03;([.A91]-[.H91])*0.99)&gt;2500000;2500000;IF([.D91]=1;[.A91]*1.03;([.A91]-[.H91])*0.99))" office:value-type="float" office:value="2407557.50219406" calcext:value-type="float">
            <text:p>2407557.50219406</text:p>
          </table:table-cell>
          <table:table-cell table:formula="of:=IF([.B91]=7;IF(2500000-[.I91]&lt;500000;2500000-[.I91];500000);0)" office:value-type="float" office:value="0" calcext:value-type="float">
            <text:p>0</text:p>
          </table:table-cell>
          <table:table-cell table:formula="of:=IF([.J91]&lt;&gt;0;1;0)" office:value-type="float" office:value="0" calcext:value-type="float">
            <text:p>0</text:p>
          </table:table-cell>
          <table:table-cell table:formula="of:=IF(IF([.D91]=1;[.A91]*1.03;([.A91]-[.H9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91]+[.J91]" office:value-type="float" office:value="2407557.50219406" calcext:value-type="float">
            <text:p>2407557.50219406</text:p>
          </table:table-cell>
          <table:table-cell table:formula="of:=WEEKDAY([.C92])" office:value-type="float" office:value="4" calcext:value-type="float">
            <text:p>4</text:p>
          </table:table-cell>
          <table:table-cell office:value-type="date" office:date-value="2014-07-30" calcext:value-type="date">
            <text:p>2014-07-30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92]*[.F92]" office:value-type="float" office:value="50000" calcext:value-type="float">
            <text:p>50000</text:p>
          </table:table-cell>
          <table:table-cell table:formula="of:=IF([.D92]=0;[.G92]*2;0)" office:value-type="float" office:value="100000" calcext:value-type="float">
            <text:p>100000</text:p>
          </table:table-cell>
          <table:table-cell table:formula="of:=IF(IF([.D92]=1;[.A92]*1.03;([.A92]-[.H92])*0.99)&gt;2500000;2500000;IF([.D92]=1;[.A92]*1.03;([.A92]-[.H92])*0.99))" office:value-type="float" office:value="2284481.92717212" calcext:value-type="float">
            <text:p>2284481.92717212</text:p>
          </table:table-cell>
          <table:table-cell table:formula="of:=IF([.B92]=7;IF(2500000-[.I92]&lt;500000;2500000-[.I92];500000);0)" office:value-type="float" office:value="0" calcext:value-type="float">
            <text:p>0</text:p>
          </table:table-cell>
          <table:table-cell table:formula="of:=IF([.J92]&lt;&gt;0;1;0)" office:value-type="float" office:value="0" calcext:value-type="float">
            <text:p>0</text:p>
          </table:table-cell>
          <table:table-cell table:formula="of:=IF(IF([.D92]=1;[.A92]*1.03;([.A92]-[.H9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92]+[.J92]" office:value-type="float" office:value="2284481.92717212" calcext:value-type="float">
            <text:p>2284481.92717212</text:p>
          </table:table-cell>
          <table:table-cell table:formula="of:=WEEKDAY([.C93])" office:value-type="float" office:value="5" calcext:value-type="float">
            <text:p>5</text:p>
          </table:table-cell>
          <table:table-cell office:value-type="date" office:date-value="2014-07-31" calcext:value-type="date">
            <text:p>2014-07-31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93]*[.F93]" office:value-type="float" office:value="50000" calcext:value-type="float">
            <text:p>50000</text:p>
          </table:table-cell>
          <table:table-cell table:formula="of:=IF([.D93]=0;[.G93]*2;0)" office:value-type="float" office:value="100000" calcext:value-type="float">
            <text:p>100000</text:p>
          </table:table-cell>
          <table:table-cell table:formula="of:=IF(IF([.D93]=1;[.A93]*1.03;([.A93]-[.H93])*0.99)&gt;2500000;2500000;IF([.D93]=1;[.A93]*1.03;([.A93]-[.H93])*0.99))" office:value-type="float" office:value="2162637.1079004" calcext:value-type="float">
            <text:p>2162637.1079004</text:p>
          </table:table-cell>
          <table:table-cell table:formula="of:=IF([.B93]=7;IF(2500000-[.I93]&lt;500000;2500000-[.I93];500000);0)" office:value-type="float" office:value="0" calcext:value-type="float">
            <text:p>0</text:p>
          </table:table-cell>
          <table:table-cell table:formula="of:=IF([.J93]&lt;&gt;0;1;0)" office:value-type="float" office:value="0" calcext:value-type="float">
            <text:p>0</text:p>
          </table:table-cell>
          <table:table-cell table:formula="of:=IF(IF([.D93]=1;[.A93]*1.03;([.A93]-[.H9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93]+[.J93]" office:value-type="float" office:value="2162637.1079004" calcext:value-type="float">
            <text:p>2162637.1079004</text:p>
          </table:table-cell>
          <table:table-cell table:formula="of:=WEEKDAY([.C94])" office:value-type="float" office:value="6" calcext:value-type="float">
            <text:p>6</text:p>
          </table:table-cell>
          <table:table-cell office:value-type="date" office:date-value="2014-08-01" calcext:value-type="date">
            <text:p>2014-08-01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94]*[.F94]" office:value-type="float" office:value="50000" calcext:value-type="float">
            <text:p>50000</text:p>
          </table:table-cell>
          <table:table-cell table:formula="of:=IF([.D94]=0;[.G94]*2;0)" office:value-type="float" office:value="100000" calcext:value-type="float">
            <text:p>100000</text:p>
          </table:table-cell>
          <table:table-cell table:formula="of:=IF(IF([.D94]=1;[.A94]*1.03;([.A94]-[.H94])*0.99)&gt;2500000;2500000;IF([.D94]=1;[.A94]*1.03;([.A94]-[.H94])*0.99))" office:value-type="float" office:value="2042010.73682139" calcext:value-type="float">
            <text:p>2042010.73682139</text:p>
          </table:table-cell>
          <table:table-cell table:formula="of:=IF([.B94]=7;IF(2500000-[.I94]&lt;500000;2500000-[.I94];500000);0)" office:value-type="float" office:value="0" calcext:value-type="float">
            <text:p>0</text:p>
          </table:table-cell>
          <table:table-cell table:formula="of:=IF([.J94]&lt;&gt;0;1;0)" office:value-type="float" office:value="0" calcext:value-type="float">
            <text:p>0</text:p>
          </table:table-cell>
          <table:table-cell table:formula="of:=IF(IF([.D94]=1;[.A94]*1.03;([.A94]-[.H9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94]+[.J94]" office:value-type="float" office:value="2042010.73682139" calcext:value-type="float">
            <text:p>2042010.73682139</text:p>
          </table:table-cell>
          <table:table-cell table:formula="of:=WEEKDAY([.C95])" office:value-type="float" office:value="7" calcext:value-type="float">
            <text:p>7</text:p>
          </table:table-cell>
          <table:table-cell office:value-type="date" office:date-value="2014-08-02" calcext:value-type="date">
            <text:p>2014-08-02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95]*[.F95]" office:value-type="float" office:value="50000" calcext:value-type="float">
            <text:p>50000</text:p>
          </table:table-cell>
          <table:table-cell table:formula="of:=IF([.D95]=0;[.G95]*2;0)" office:value-type="float" office:value="100000" calcext:value-type="float">
            <text:p>100000</text:p>
          </table:table-cell>
          <table:table-cell table:formula="of:=IF(IF([.D95]=1;[.A95]*1.03;([.A95]-[.H95])*0.99)&gt;2500000;2500000;IF([.D95]=1;[.A95]*1.03;([.A95]-[.H95])*0.99))" office:value-type="float" office:value="1922590.62945318" calcext:value-type="float">
            <text:p>1922590.62945318</text:p>
          </table:table-cell>
          <table:table-cell table:formula="of:=IF([.B95]=7;IF(2500000-[.I95]&lt;500000;2500000-[.I95];500000);0)" office:value-type="float" office:value="500000" calcext:value-type="float">
            <text:p>500000</text:p>
          </table:table-cell>
          <table:table-cell table:formula="of:=IF([.J95]&lt;&gt;0;1;0)" office:value-type="float" office:value="1" calcext:value-type="float">
            <text:p>1</text:p>
          </table:table-cell>
          <table:table-cell table:formula="of:=IF(IF([.D95]=1;[.A95]*1.03;([.A95]-[.H9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95]+[.J95]" office:value-type="float" office:value="2422590.62945318" calcext:value-type="float">
            <text:p>2422590.62945318</text:p>
          </table:table-cell>
          <table:table-cell table:formula="of:=WEEKDAY([.C96])" office:value-type="float" office:value="1" calcext:value-type="float">
            <text:p>1</text:p>
          </table:table-cell>
          <table:table-cell office:value-type="date" office:date-value="2014-08-03" calcext:value-type="date">
            <text:p>2014-08-0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96]*[.F96]" office:value-type="float" office:value="50000" calcext:value-type="float">
            <text:p>50000</text:p>
          </table:table-cell>
          <table:table-cell table:formula="of:=IF([.D96]=0;[.G96]*2;0)" office:value-type="float" office:value="100000" calcext:value-type="float">
            <text:p>100000</text:p>
          </table:table-cell>
          <table:table-cell table:formula="of:=IF(IF([.D96]=1;[.A96]*1.03;([.A96]-[.H96])*0.99)&gt;2500000;2500000;IF([.D96]=1;[.A96]*1.03;([.A96]-[.H96])*0.99))" office:value-type="float" office:value="2299364.72315865" calcext:value-type="float">
            <text:p>2299364.72315865</text:p>
          </table:table-cell>
          <table:table-cell table:formula="of:=IF([.B96]=7;IF(2500000-[.I96]&lt;500000;2500000-[.I96];500000);0)" office:value-type="float" office:value="0" calcext:value-type="float">
            <text:p>0</text:p>
          </table:table-cell>
          <table:table-cell table:formula="of:=IF([.J96]&lt;&gt;0;1;0)" office:value-type="float" office:value="0" calcext:value-type="float">
            <text:p>0</text:p>
          </table:table-cell>
          <table:table-cell table:formula="of:=IF(IF([.D96]=1;[.A96]*1.03;([.A96]-[.H9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96]+[.J96]" office:value-type="float" office:value="2299364.72315865" calcext:value-type="float">
            <text:p>2299364.72315865</text:p>
          </table:table-cell>
          <table:table-cell table:formula="of:=WEEKDAY([.C97])" office:value-type="float" office:value="2" calcext:value-type="float">
            <text:p>2</text:p>
          </table:table-cell>
          <table:table-cell office:value-type="date" office:date-value="2014-08-04" calcext:value-type="date">
            <text:p>2014-08-0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97]*[.F97]" office:value-type="float" office:value="50000" calcext:value-type="float">
            <text:p>50000</text:p>
          </table:table-cell>
          <table:table-cell table:formula="of:=IF([.D97]=0;[.G97]*2;0)" office:value-type="float" office:value="100000" calcext:value-type="float">
            <text:p>100000</text:p>
          </table:table-cell>
          <table:table-cell table:formula="of:=IF(IF([.D97]=1;[.A97]*1.03;([.A97]-[.H97])*0.99)&gt;2500000;2500000;IF([.D97]=1;[.A97]*1.03;([.A97]-[.H97])*0.99))" office:value-type="float" office:value="2177371.07592706" calcext:value-type="float">
            <text:p>2177371.07592706</text:p>
          </table:table-cell>
          <table:table-cell table:formula="of:=IF([.B97]=7;IF(2500000-[.I97]&lt;500000;2500000-[.I97];500000);0)" office:value-type="float" office:value="0" calcext:value-type="float">
            <text:p>0</text:p>
          </table:table-cell>
          <table:table-cell table:formula="of:=IF([.J97]&lt;&gt;0;1;0)" office:value-type="float" office:value="0" calcext:value-type="float">
            <text:p>0</text:p>
          </table:table-cell>
          <table:table-cell table:formula="of:=IF(IF([.D97]=1;[.A97]*1.03;([.A97]-[.H9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97]+[.J97]" office:value-type="float" office:value="2177371.07592706" calcext:value-type="float">
            <text:p>2177371.07592706</text:p>
          </table:table-cell>
          <table:table-cell table:formula="of:=WEEKDAY([.C98])" office:value-type="float" office:value="3" calcext:value-type="float">
            <text:p>3</text:p>
          </table:table-cell>
          <table:table-cell office:value-type="date" office:date-value="2014-08-05" calcext:value-type="date">
            <text:p>2014-08-05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98]*[.F98]" office:value-type="float" office:value="50000" calcext:value-type="float">
            <text:p>50000</text:p>
          </table:table-cell>
          <table:table-cell table:formula="of:=IF([.D98]=0;[.G98]*2;0)" office:value-type="float" office:value="0" calcext:value-type="float">
            <text:p>0</text:p>
          </table:table-cell>
          <table:table-cell table:formula="of:=IF(IF([.D98]=1;[.A98]*1.03;([.A98]-[.H98])*0.99)&gt;2500000;2500000;IF([.D98]=1;[.A98]*1.03;([.A98]-[.H98])*0.99))" office:value-type="float" office:value="2242692.20820487" calcext:value-type="float">
            <text:p>2242692.20820487</text:p>
          </table:table-cell>
          <table:table-cell table:formula="of:=IF([.B98]=7;IF(2500000-[.I98]&lt;500000;2500000-[.I98];500000);0)" office:value-type="float" office:value="0" calcext:value-type="float">
            <text:p>0</text:p>
          </table:table-cell>
          <table:table-cell table:formula="of:=IF([.J98]&lt;&gt;0;1;0)" office:value-type="float" office:value="0" calcext:value-type="float">
            <text:p>0</text:p>
          </table:table-cell>
          <table:table-cell table:formula="of:=IF(IF([.D98]=1;[.A98]*1.03;([.A98]-[.H9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98]+[.J98]" office:value-type="float" office:value="2242692.20820487" calcext:value-type="float">
            <text:p>2242692.20820487</text:p>
          </table:table-cell>
          <table:table-cell table:formula="of:=WEEKDAY([.C99])" office:value-type="float" office:value="4" calcext:value-type="float">
            <text:p>4</text:p>
          </table:table-cell>
          <table:table-cell office:value-type="date" office:date-value="2014-08-06" calcext:value-type="date">
            <text:p>2014-08-06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99]*[.F99]" office:value-type="float" office:value="50000" calcext:value-type="float">
            <text:p>50000</text:p>
          </table:table-cell>
          <table:table-cell table:formula="of:=IF([.D99]=0;[.G99]*2;0)" office:value-type="float" office:value="100000" calcext:value-type="float">
            <text:p>100000</text:p>
          </table:table-cell>
          <table:table-cell table:formula="of:=IF(IF([.D99]=1;[.A99]*1.03;([.A99]-[.H99])*0.99)&gt;2500000;2500000;IF([.D99]=1;[.A99]*1.03;([.A99]-[.H99])*0.99))" office:value-type="float" office:value="2121265.28612282" calcext:value-type="float">
            <text:p>2121265.28612282</text:p>
          </table:table-cell>
          <table:table-cell table:formula="of:=IF([.B99]=7;IF(2500000-[.I99]&lt;500000;2500000-[.I99];500000);0)" office:value-type="float" office:value="0" calcext:value-type="float">
            <text:p>0</text:p>
          </table:table-cell>
          <table:table-cell table:formula="of:=IF([.J99]&lt;&gt;0;1;0)" office:value-type="float" office:value="0" calcext:value-type="float">
            <text:p>0</text:p>
          </table:table-cell>
          <table:table-cell table:formula="of:=IF(IF([.D99]=1;[.A99]*1.03;([.A99]-[.H9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99]+[.J99]" office:value-type="float" office:value="2121265.28612282" calcext:value-type="float">
            <text:p>2121265.28612282</text:p>
          </table:table-cell>
          <table:table-cell table:formula="of:=WEEKDAY([.C100])" office:value-type="float" office:value="5" calcext:value-type="float">
            <text:p>5</text:p>
          </table:table-cell>
          <table:table-cell office:value-type="date" office:date-value="2014-08-07" calcext:value-type="date">
            <text:p>2014-08-07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00]*[.F100]" office:value-type="float" office:value="50000" calcext:value-type="float">
            <text:p>50000</text:p>
          </table:table-cell>
          <table:table-cell table:formula="of:=IF([.D100]=0;[.G100]*2;0)" office:value-type="float" office:value="0" calcext:value-type="float">
            <text:p>0</text:p>
          </table:table-cell>
          <table:table-cell table:formula="of:=IF(IF([.D100]=1;[.A100]*1.03;([.A100]-[.H100])*0.99)&gt;2500000;2500000;IF([.D100]=1;[.A100]*1.03;([.A100]-[.H100])*0.99))" office:value-type="float" office:value="2184903.24470651" calcext:value-type="float">
            <text:p>2184903.24470651</text:p>
          </table:table-cell>
          <table:table-cell table:formula="of:=IF([.B100]=7;IF(2500000-[.I100]&lt;500000;2500000-[.I100];500000);0)" office:value-type="float" office:value="0" calcext:value-type="float">
            <text:p>0</text:p>
          </table:table-cell>
          <table:table-cell table:formula="of:=IF([.J100]&lt;&gt;0;1;0)" office:value-type="float" office:value="0" calcext:value-type="float">
            <text:p>0</text:p>
          </table:table-cell>
          <table:table-cell table:formula="of:=IF(IF([.D100]=1;[.A100]*1.03;([.A100]-[.H10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00]+[.J100]" office:value-type="float" office:value="2184903.24470651" calcext:value-type="float">
            <text:p>2184903.24470651</text:p>
          </table:table-cell>
          <table:table-cell table:formula="of:=WEEKDAY([.C101])" office:value-type="float" office:value="6" calcext:value-type="float">
            <text:p>6</text:p>
          </table:table-cell>
          <table:table-cell office:value-type="date" office:date-value="2014-08-08" calcext:value-type="date">
            <text:p>2014-08-08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01]*[.F101]" office:value-type="float" office:value="50000" calcext:value-type="float">
            <text:p>50000</text:p>
          </table:table-cell>
          <table:table-cell table:formula="of:=IF([.D101]=0;[.G101]*2;0)" office:value-type="float" office:value="0" calcext:value-type="float">
            <text:p>0</text:p>
          </table:table-cell>
          <table:table-cell table:formula="of:=IF(IF([.D101]=1;[.A101]*1.03;([.A101]-[.H101])*0.99)&gt;2500000;2500000;IF([.D101]=1;[.A101]*1.03;([.A101]-[.H101])*0.99))" office:value-type="float" office:value="2250450.3420477" calcext:value-type="float">
            <text:p>2250450.3420477</text:p>
          </table:table-cell>
          <table:table-cell table:formula="of:=IF([.B101]=7;IF(2500000-[.I101]&lt;500000;2500000-[.I101];500000);0)" office:value-type="float" office:value="0" calcext:value-type="float">
            <text:p>0</text:p>
          </table:table-cell>
          <table:table-cell table:formula="of:=IF([.J101]&lt;&gt;0;1;0)" office:value-type="float" office:value="0" calcext:value-type="float">
            <text:p>0</text:p>
          </table:table-cell>
          <table:table-cell table:formula="of:=IF(IF([.D101]=1;[.A101]*1.03;([.A101]-[.H10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01]+[.J101]" office:value-type="float" office:value="2250450.3420477" calcext:value-type="float">
            <text:p>2250450.3420477</text:p>
          </table:table-cell>
          <table:table-cell table:formula="of:=WEEKDAY([.C102])" office:value-type="float" office:value="7" calcext:value-type="float">
            <text:p>7</text:p>
          </table:table-cell>
          <table:table-cell office:value-type="date" office:date-value="2014-08-09" calcext:value-type="date">
            <text:p>2014-08-09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02]*[.F102]" office:value-type="float" office:value="50000" calcext:value-type="float">
            <text:p>50000</text:p>
          </table:table-cell>
          <table:table-cell table:formula="of:=IF([.D102]=0;[.G102]*2;0)" office:value-type="float" office:value="100000" calcext:value-type="float">
            <text:p>100000</text:p>
          </table:table-cell>
          <table:table-cell table:formula="of:=IF(IF([.D102]=1;[.A102]*1.03;([.A102]-[.H102])*0.99)&gt;2500000;2500000;IF([.D102]=1;[.A102]*1.03;([.A102]-[.H102])*0.99))" office:value-type="float" office:value="2128945.83862723" calcext:value-type="float">
            <text:p>2128945.83862723</text:p>
          </table:table-cell>
          <table:table-cell table:formula="of:=IF([.B102]=7;IF(2500000-[.I102]&lt;500000;2500000-[.I102];500000);0)" office:value-type="float" office:value="371054.161372773" calcext:value-type="float">
            <text:p>371054.161372773</text:p>
          </table:table-cell>
          <table:table-cell table:formula="of:=IF([.J102]&lt;&gt;0;1;0)" office:value-type="float" office:value="1" calcext:value-type="float">
            <text:p>1</text:p>
          </table:table-cell>
          <table:table-cell table:formula="of:=IF(IF([.D102]=1;[.A102]*1.03;([.A102]-[.H10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02]+[.J102]" office:value-type="float" office:value="2500000" calcext:value-type="float">
            <text:p>2500000</text:p>
          </table:table-cell>
          <table:table-cell table:formula="of:=WEEKDAY([.C103])" office:value-type="float" office:value="1" calcext:value-type="float">
            <text:p>1</text:p>
          </table:table-cell>
          <table:table-cell office:value-type="date" office:date-value="2014-08-10" calcext:value-type="date">
            <text:p>2014-08-10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03]*[.F103]" office:value-type="float" office:value="50000" calcext:value-type="float">
            <text:p>50000</text:p>
          </table:table-cell>
          <table:table-cell table:formula="of:=IF([.D103]=0;[.G103]*2;0)" office:value-type="float" office:value="100000" calcext:value-type="float">
            <text:p>100000</text:p>
          </table:table-cell>
          <table:table-cell table:formula="of:=IF(IF([.D103]=1;[.A103]*1.03;([.A103]-[.H103])*0.99)&gt;2500000;2500000;IF([.D103]=1;[.A103]*1.03;([.A103]-[.H103])*0.99))" office:value-type="float" office:value="2376000" calcext:value-type="float">
            <text:p>2376000</text:p>
          </table:table-cell>
          <table:table-cell table:formula="of:=IF([.B103]=7;IF(2500000-[.I103]&lt;500000;2500000-[.I103];500000);0)" office:value-type="float" office:value="0" calcext:value-type="float">
            <text:p>0</text:p>
          </table:table-cell>
          <table:table-cell table:formula="of:=IF([.J103]&lt;&gt;0;1;0)" office:value-type="float" office:value="0" calcext:value-type="float">
            <text:p>0</text:p>
          </table:table-cell>
          <table:table-cell table:formula="of:=IF(IF([.D103]=1;[.A103]*1.03;([.A103]-[.H10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03]+[.J103]" office:value-type="float" office:value="2376000" calcext:value-type="float">
            <text:p>2376000</text:p>
          </table:table-cell>
          <table:table-cell table:formula="of:=WEEKDAY([.C104])" office:value-type="float" office:value="2" calcext:value-type="float">
            <text:p>2</text:p>
          </table:table-cell>
          <table:table-cell office:value-type="date" office:date-value="2014-08-11" calcext:value-type="date">
            <text:p>2014-08-11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04]*[.F104]" office:value-type="float" office:value="50000" calcext:value-type="float">
            <text:p>50000</text:p>
          </table:table-cell>
          <table:table-cell table:formula="of:=IF([.D104]=0;[.G104]*2;0)" office:value-type="float" office:value="100000" calcext:value-type="float">
            <text:p>100000</text:p>
          </table:table-cell>
          <table:table-cell table:formula="of:=IF(IF([.D104]=1;[.A104]*1.03;([.A104]-[.H104])*0.99)&gt;2500000;2500000;IF([.D104]=1;[.A104]*1.03;([.A104]-[.H104])*0.99))" office:value-type="float" office:value="2253240" calcext:value-type="float">
            <text:p>2253240</text:p>
          </table:table-cell>
          <table:table-cell table:formula="of:=IF([.B104]=7;IF(2500000-[.I104]&lt;500000;2500000-[.I104];500000);0)" office:value-type="float" office:value="0" calcext:value-type="float">
            <text:p>0</text:p>
          </table:table-cell>
          <table:table-cell table:formula="of:=IF([.J104]&lt;&gt;0;1;0)" office:value-type="float" office:value="0" calcext:value-type="float">
            <text:p>0</text:p>
          </table:table-cell>
          <table:table-cell table:formula="of:=IF(IF([.D104]=1;[.A104]*1.03;([.A104]-[.H10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04]+[.J104]" office:value-type="float" office:value="2253240" calcext:value-type="float">
            <text:p>2253240</text:p>
          </table:table-cell>
          <table:table-cell table:formula="of:=WEEKDAY([.C105])" office:value-type="float" office:value="3" calcext:value-type="float">
            <text:p>3</text:p>
          </table:table-cell>
          <table:table-cell office:value-type="date" office:date-value="2014-08-12" calcext:value-type="date">
            <text:p>2014-08-12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05]*[.F105]" office:value-type="float" office:value="50000" calcext:value-type="float">
            <text:p>50000</text:p>
          </table:table-cell>
          <table:table-cell table:formula="of:=IF([.D105]=0;[.G105]*2;0)" office:value-type="float" office:value="100000" calcext:value-type="float">
            <text:p>100000</text:p>
          </table:table-cell>
          <table:table-cell table:formula="of:=IF(IF([.D105]=1;[.A105]*1.03;([.A105]-[.H105])*0.99)&gt;2500000;2500000;IF([.D105]=1;[.A105]*1.03;([.A105]-[.H105])*0.99))" office:value-type="float" office:value="2131707.6" calcext:value-type="float">
            <text:p>2131707.6</text:p>
          </table:table-cell>
          <table:table-cell table:formula="of:=IF([.B105]=7;IF(2500000-[.I105]&lt;500000;2500000-[.I105];500000);0)" office:value-type="float" office:value="0" calcext:value-type="float">
            <text:p>0</text:p>
          </table:table-cell>
          <table:table-cell table:formula="of:=IF([.J105]&lt;&gt;0;1;0)" office:value-type="float" office:value="0" calcext:value-type="float">
            <text:p>0</text:p>
          </table:table-cell>
          <table:table-cell table:formula="of:=IF(IF([.D105]=1;[.A105]*1.03;([.A105]-[.H10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05]+[.J105]" office:value-type="float" office:value="2131707.6" calcext:value-type="float">
            <text:p>2131707.6</text:p>
          </table:table-cell>
          <table:table-cell table:formula="of:=WEEKDAY([.C106])" office:value-type="float" office:value="4" calcext:value-type="float">
            <text:p>4</text:p>
          </table:table-cell>
          <table:table-cell office:value-type="date" office:date-value="2014-08-13" calcext:value-type="date">
            <text:p>2014-08-13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06]*[.F106]" office:value-type="float" office:value="50000" calcext:value-type="float">
            <text:p>50000</text:p>
          </table:table-cell>
          <table:table-cell table:formula="of:=IF([.D106]=0;[.G106]*2;0)" office:value-type="float" office:value="0" calcext:value-type="float">
            <text:p>0</text:p>
          </table:table-cell>
          <table:table-cell table:formula="of:=IF(IF([.D106]=1;[.A106]*1.03;([.A106]-[.H106])*0.99)&gt;2500000;2500000;IF([.D106]=1;[.A106]*1.03;([.A106]-[.H106])*0.99))" office:value-type="float" office:value="2195658.828" calcext:value-type="float">
            <text:p>2195658.828</text:p>
          </table:table-cell>
          <table:table-cell table:formula="of:=IF([.B106]=7;IF(2500000-[.I106]&lt;500000;2500000-[.I106];500000);0)" office:value-type="float" office:value="0" calcext:value-type="float">
            <text:p>0</text:p>
          </table:table-cell>
          <table:table-cell table:formula="of:=IF([.J106]&lt;&gt;0;1;0)" office:value-type="float" office:value="0" calcext:value-type="float">
            <text:p>0</text:p>
          </table:table-cell>
          <table:table-cell table:formula="of:=IF(IF([.D106]=1;[.A106]*1.03;([.A106]-[.H10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06]+[.J106]" office:value-type="float" office:value="2195658.828" calcext:value-type="float">
            <text:p>2195658.828</text:p>
          </table:table-cell>
          <table:table-cell table:formula="of:=WEEKDAY([.C107])" office:value-type="float" office:value="5" calcext:value-type="float">
            <text:p>5</text:p>
          </table:table-cell>
          <table:table-cell office:value-type="date" office:date-value="2014-08-14" calcext:value-type="date">
            <text:p>2014-08-1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07]*[.F107]" office:value-type="float" office:value="50000" calcext:value-type="float">
            <text:p>50000</text:p>
          </table:table-cell>
          <table:table-cell table:formula="of:=IF([.D107]=0;[.G107]*2;0)" office:value-type="float" office:value="100000" calcext:value-type="float">
            <text:p>100000</text:p>
          </table:table-cell>
          <table:table-cell table:formula="of:=IF(IF([.D107]=1;[.A107]*1.03;([.A107]-[.H107])*0.99)&gt;2500000;2500000;IF([.D107]=1;[.A107]*1.03;([.A107]-[.H107])*0.99))" office:value-type="float" office:value="2074702.23972" calcext:value-type="float">
            <text:p>2074702.23972</text:p>
          </table:table-cell>
          <table:table-cell table:formula="of:=IF([.B107]=7;IF(2500000-[.I107]&lt;500000;2500000-[.I107];500000);0)" office:value-type="float" office:value="0" calcext:value-type="float">
            <text:p>0</text:p>
          </table:table-cell>
          <table:table-cell table:formula="of:=IF([.J107]&lt;&gt;0;1;0)" office:value-type="float" office:value="0" calcext:value-type="float">
            <text:p>0</text:p>
          </table:table-cell>
          <table:table-cell table:formula="of:=IF(IF([.D107]=1;[.A107]*1.03;([.A107]-[.H10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07]+[.J107]" office:value-type="float" office:value="2074702.23972" calcext:value-type="float">
            <text:p>2074702.23972</text:p>
          </table:table-cell>
          <table:table-cell table:formula="of:=WEEKDAY([.C108])" office:value-type="float" office:value="6" calcext:value-type="float">
            <text:p>6</text:p>
          </table:table-cell>
          <table:table-cell office:value-type="date" office:date-value="2014-08-15" calcext:value-type="date">
            <text:p>2014-08-15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08]*[.F108]" office:value-type="float" office:value="50000" calcext:value-type="float">
            <text:p>50000</text:p>
          </table:table-cell>
          <table:table-cell table:formula="of:=IF([.D108]=0;[.G108]*2;0)" office:value-type="float" office:value="0" calcext:value-type="float">
            <text:p>0</text:p>
          </table:table-cell>
          <table:table-cell table:formula="of:=IF(IF([.D108]=1;[.A108]*1.03;([.A108]-[.H108])*0.99)&gt;2500000;2500000;IF([.D108]=1;[.A108]*1.03;([.A108]-[.H108])*0.99))" office:value-type="float" office:value="2136943.3069116" calcext:value-type="float">
            <text:p>2136943.3069116</text:p>
          </table:table-cell>
          <table:table-cell table:formula="of:=IF([.B108]=7;IF(2500000-[.I108]&lt;500000;2500000-[.I108];500000);0)" office:value-type="float" office:value="0" calcext:value-type="float">
            <text:p>0</text:p>
          </table:table-cell>
          <table:table-cell table:formula="of:=IF([.J108]&lt;&gt;0;1;0)" office:value-type="float" office:value="0" calcext:value-type="float">
            <text:p>0</text:p>
          </table:table-cell>
          <table:table-cell table:formula="of:=IF(IF([.D108]=1;[.A108]*1.03;([.A108]-[.H10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08]+[.J108]" office:value-type="float" office:value="2136943.3069116" calcext:value-type="float">
            <text:p>2136943.3069116</text:p>
          </table:table-cell>
          <table:table-cell table:formula="of:=WEEKDAY([.C109])" office:value-type="float" office:value="7" calcext:value-type="float">
            <text:p>7</text:p>
          </table:table-cell>
          <table:table-cell office:value-type="date" office:date-value="2014-08-16" calcext:value-type="date">
            <text:p>2014-08-16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09]*[.F109]" office:value-type="float" office:value="50000" calcext:value-type="float">
            <text:p>50000</text:p>
          </table:table-cell>
          <table:table-cell table:formula="of:=IF([.D109]=0;[.G109]*2;0)" office:value-type="float" office:value="0" calcext:value-type="float">
            <text:p>0</text:p>
          </table:table-cell>
          <table:table-cell table:formula="of:=IF(IF([.D109]=1;[.A109]*1.03;([.A109]-[.H109])*0.99)&gt;2500000;2500000;IF([.D109]=1;[.A109]*1.03;([.A109]-[.H109])*0.99))" office:value-type="float" office:value="2201051.60611895" calcext:value-type="float">
            <text:p>2201051.60611895</text:p>
          </table:table-cell>
          <table:table-cell table:formula="of:=IF([.B109]=7;IF(2500000-[.I109]&lt;500000;2500000-[.I109];500000);0)" office:value-type="float" office:value="298948.393881052" calcext:value-type="float">
            <text:p>298948.393881052</text:p>
          </table:table-cell>
          <table:table-cell table:formula="of:=IF([.J109]&lt;&gt;0;1;0)" office:value-type="float" office:value="1" calcext:value-type="float">
            <text:p>1</text:p>
          </table:table-cell>
          <table:table-cell table:formula="of:=IF(IF([.D109]=1;[.A109]*1.03;([.A109]-[.H10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09]+[.J109]" office:value-type="float" office:value="2500000" calcext:value-type="float">
            <text:p>2500000</text:p>
          </table:table-cell>
          <table:table-cell table:formula="of:=WEEKDAY([.C110])" office:value-type="float" office:value="1" calcext:value-type="float">
            <text:p>1</text:p>
          </table:table-cell>
          <table:table-cell office:value-type="date" office:date-value="2014-08-17" calcext:value-type="date">
            <text:p>2014-08-17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10]*[.F110]" office:value-type="float" office:value="50000" calcext:value-type="float">
            <text:p>50000</text:p>
          </table:table-cell>
          <table:table-cell table:formula="of:=IF([.D110]=0;[.G110]*2;0)" office:value-type="float" office:value="0" calcext:value-type="float">
            <text:p>0</text:p>
          </table:table-cell>
          <table:table-cell table:formula="of:=IF(IF([.D110]=1;[.A110]*1.03;([.A110]-[.H110])*0.99)&gt;2500000;2500000;IF([.D110]=1;[.A110]*1.03;([.A110]-[.H110])*0.99))" office:value-type="float" office:value="2500000" calcext:value-type="float">
            <text:p>2500000</text:p>
          </table:table-cell>
          <table:table-cell table:formula="of:=IF([.B110]=7;IF(2500000-[.I110]&lt;500000;2500000-[.I110];500000);0)" office:value-type="float" office:value="0" calcext:value-type="float">
            <text:p>0</text:p>
          </table:table-cell>
          <table:table-cell table:formula="of:=IF([.J110]&lt;&gt;0;1;0)" office:value-type="float" office:value="0" calcext:value-type="float">
            <text:p>0</text:p>
          </table:table-cell>
          <table:table-cell table:formula="of:=IF(IF([.D110]=1;[.A110]*1.03;([.A110]-[.H110])*0.99)&gt;2500000;1;0)" office:value-type="float" office:value="1" calcext:value-type="float">
            <text:p>1</text:p>
          </table:table-cell>
        </table:table-row>
        <table:table-row table:style-name="ro1">
          <table:table-cell table:formula="of:=[.I110]+[.J110]" office:value-type="float" office:value="2500000" calcext:value-type="float">
            <text:p>2500000</text:p>
          </table:table-cell>
          <table:table-cell table:formula="of:=WEEKDAY([.C111])" office:value-type="float" office:value="2" calcext:value-type="float">
            <text:p>2</text:p>
          </table:table-cell>
          <table:table-cell office:value-type="date" office:date-value="2014-08-18" calcext:value-type="date">
            <text:p>2014-08-18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11]*[.F111]" office:value-type="float" office:value="50000" calcext:value-type="float">
            <text:p>50000</text:p>
          </table:table-cell>
          <table:table-cell table:formula="of:=IF([.D111]=0;[.G111]*2;0)" office:value-type="float" office:value="100000" calcext:value-type="float">
            <text:p>100000</text:p>
          </table:table-cell>
          <table:table-cell table:formula="of:=IF(IF([.D111]=1;[.A111]*1.03;([.A111]-[.H111])*0.99)&gt;2500000;2500000;IF([.D111]=1;[.A111]*1.03;([.A111]-[.H111])*0.99))" office:value-type="float" office:value="2376000" calcext:value-type="float">
            <text:p>2376000</text:p>
          </table:table-cell>
          <table:table-cell table:formula="of:=IF([.B111]=7;IF(2500000-[.I111]&lt;500000;2500000-[.I111];500000);0)" office:value-type="float" office:value="0" calcext:value-type="float">
            <text:p>0</text:p>
          </table:table-cell>
          <table:table-cell table:formula="of:=IF([.J111]&lt;&gt;0;1;0)" office:value-type="float" office:value="0" calcext:value-type="float">
            <text:p>0</text:p>
          </table:table-cell>
          <table:table-cell table:formula="of:=IF(IF([.D111]=1;[.A111]*1.03;([.A111]-[.H11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11]+[.J111]" office:value-type="float" office:value="2376000" calcext:value-type="float">
            <text:p>2376000</text:p>
          </table:table-cell>
          <table:table-cell table:formula="of:=WEEKDAY([.C112])" office:value-type="float" office:value="3" calcext:value-type="float">
            <text:p>3</text:p>
          </table:table-cell>
          <table:table-cell office:value-type="date" office:date-value="2014-08-19" calcext:value-type="date">
            <text:p>2014-08-19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12]*[.F112]" office:value-type="float" office:value="50000" calcext:value-type="float">
            <text:p>50000</text:p>
          </table:table-cell>
          <table:table-cell table:formula="of:=IF([.D112]=0;[.G112]*2;0)" office:value-type="float" office:value="100000" calcext:value-type="float">
            <text:p>100000</text:p>
          </table:table-cell>
          <table:table-cell table:formula="of:=IF(IF([.D112]=1;[.A112]*1.03;([.A112]-[.H112])*0.99)&gt;2500000;2500000;IF([.D112]=1;[.A112]*1.03;([.A112]-[.H112])*0.99))" office:value-type="float" office:value="2253240" calcext:value-type="float">
            <text:p>2253240</text:p>
          </table:table-cell>
          <table:table-cell table:formula="of:=IF([.B112]=7;IF(2500000-[.I112]&lt;500000;2500000-[.I112];500000);0)" office:value-type="float" office:value="0" calcext:value-type="float">
            <text:p>0</text:p>
          </table:table-cell>
          <table:table-cell table:formula="of:=IF([.J112]&lt;&gt;0;1;0)" office:value-type="float" office:value="0" calcext:value-type="float">
            <text:p>0</text:p>
          </table:table-cell>
          <table:table-cell table:formula="of:=IF(IF([.D112]=1;[.A112]*1.03;([.A112]-[.H11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12]+[.J112]" office:value-type="float" office:value="2253240" calcext:value-type="float">
            <text:p>2253240</text:p>
          </table:table-cell>
          <table:table-cell table:formula="of:=WEEKDAY([.C113])" office:value-type="float" office:value="4" calcext:value-type="float">
            <text:p>4</text:p>
          </table:table-cell>
          <table:table-cell office:value-type="date" office:date-value="2014-08-20" calcext:value-type="date">
            <text:p>2014-08-20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13]*[.F113]" office:value-type="float" office:value="50000" calcext:value-type="float">
            <text:p>50000</text:p>
          </table:table-cell>
          <table:table-cell table:formula="of:=IF([.D113]=0;[.G113]*2;0)" office:value-type="float" office:value="100000" calcext:value-type="float">
            <text:p>100000</text:p>
          </table:table-cell>
          <table:table-cell table:formula="of:=IF(IF([.D113]=1;[.A113]*1.03;([.A113]-[.H113])*0.99)&gt;2500000;2500000;IF([.D113]=1;[.A113]*1.03;([.A113]-[.H113])*0.99))" office:value-type="float" office:value="2131707.6" calcext:value-type="float">
            <text:p>2131707.6</text:p>
          </table:table-cell>
          <table:table-cell table:formula="of:=IF([.B113]=7;IF(2500000-[.I113]&lt;500000;2500000-[.I113];500000);0)" office:value-type="float" office:value="0" calcext:value-type="float">
            <text:p>0</text:p>
          </table:table-cell>
          <table:table-cell table:formula="of:=IF([.J113]&lt;&gt;0;1;0)" office:value-type="float" office:value="0" calcext:value-type="float">
            <text:p>0</text:p>
          </table:table-cell>
          <table:table-cell table:formula="of:=IF(IF([.D113]=1;[.A113]*1.03;([.A113]-[.H11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13]+[.J113]" office:value-type="float" office:value="2131707.6" calcext:value-type="float">
            <text:p>2131707.6</text:p>
          </table:table-cell>
          <table:table-cell table:formula="of:=WEEKDAY([.C114])" office:value-type="float" office:value="5" calcext:value-type="float">
            <text:p>5</text:p>
          </table:table-cell>
          <table:table-cell office:value-type="date" office:date-value="2014-08-21" calcext:value-type="date">
            <text:p>2014-08-21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14]*[.F114]" office:value-type="float" office:value="50000" calcext:value-type="float">
            <text:p>50000</text:p>
          </table:table-cell>
          <table:table-cell table:formula="of:=IF([.D114]=0;[.G114]*2;0)" office:value-type="float" office:value="100000" calcext:value-type="float">
            <text:p>100000</text:p>
          </table:table-cell>
          <table:table-cell table:formula="of:=IF(IF([.D114]=1;[.A114]*1.03;([.A114]-[.H114])*0.99)&gt;2500000;2500000;IF([.D114]=1;[.A114]*1.03;([.A114]-[.H114])*0.99))" office:value-type="float" office:value="2011390.524" calcext:value-type="float">
            <text:p>2011390.524</text:p>
          </table:table-cell>
          <table:table-cell table:formula="of:=IF([.B114]=7;IF(2500000-[.I114]&lt;500000;2500000-[.I114];500000);0)" office:value-type="float" office:value="0" calcext:value-type="float">
            <text:p>0</text:p>
          </table:table-cell>
          <table:table-cell table:formula="of:=IF([.J114]&lt;&gt;0;1;0)" office:value-type="float" office:value="0" calcext:value-type="float">
            <text:p>0</text:p>
          </table:table-cell>
          <table:table-cell table:formula="of:=IF(IF([.D114]=1;[.A114]*1.03;([.A114]-[.H11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14]+[.J114]" office:value-type="float" office:value="2011390.524" calcext:value-type="float">
            <text:p>2011390.524</text:p>
          </table:table-cell>
          <table:table-cell table:formula="of:=WEEKDAY([.C115])" office:value-type="float" office:value="6" calcext:value-type="float">
            <text:p>6</text:p>
          </table:table-cell>
          <table:table-cell office:value-type="date" office:date-value="2014-08-22" calcext:value-type="date">
            <text:p>2014-08-22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15]*[.F115]" office:value-type="float" office:value="50000" calcext:value-type="float">
            <text:p>50000</text:p>
          </table:table-cell>
          <table:table-cell table:formula="of:=IF([.D115]=0;[.G115]*2;0)" office:value-type="float" office:value="100000" calcext:value-type="float">
            <text:p>100000</text:p>
          </table:table-cell>
          <table:table-cell table:formula="of:=IF(IF([.D115]=1;[.A115]*1.03;([.A115]-[.H115])*0.99)&gt;2500000;2500000;IF([.D115]=1;[.A115]*1.03;([.A115]-[.H115])*0.99))" office:value-type="float" office:value="1892276.61876" calcext:value-type="float">
            <text:p>1892276.61876</text:p>
          </table:table-cell>
          <table:table-cell table:formula="of:=IF([.B115]=7;IF(2500000-[.I115]&lt;500000;2500000-[.I115];500000);0)" office:value-type="float" office:value="0" calcext:value-type="float">
            <text:p>0</text:p>
          </table:table-cell>
          <table:table-cell table:formula="of:=IF([.J115]&lt;&gt;0;1;0)" office:value-type="float" office:value="0" calcext:value-type="float">
            <text:p>0</text:p>
          </table:table-cell>
          <table:table-cell table:formula="of:=IF(IF([.D115]=1;[.A115]*1.03;([.A115]-[.H11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15]+[.J115]" office:value-type="float" office:value="1892276.61876" calcext:value-type="float">
            <text:p>1892276.61876</text:p>
          </table:table-cell>
          <table:table-cell table:formula="of:=WEEKDAY([.C116])" office:value-type="float" office:value="7" calcext:value-type="float">
            <text:p>7</text:p>
          </table:table-cell>
          <table:table-cell office:value-type="date" office:date-value="2014-08-23" calcext:value-type="date">
            <text:p>2014-08-2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16]*[.F116]" office:value-type="float" office:value="50000" calcext:value-type="float">
            <text:p>50000</text:p>
          </table:table-cell>
          <table:table-cell table:formula="of:=IF([.D116]=0;[.G116]*2;0)" office:value-type="float" office:value="100000" calcext:value-type="float">
            <text:p>100000</text:p>
          </table:table-cell>
          <table:table-cell table:formula="of:=IF(IF([.D116]=1;[.A116]*1.03;([.A116]-[.H116])*0.99)&gt;2500000;2500000;IF([.D116]=1;[.A116]*1.03;([.A116]-[.H116])*0.99))" office:value-type="float" office:value="1774353.8525724" calcext:value-type="float">
            <text:p>1774353.8525724</text:p>
          </table:table-cell>
          <table:table-cell table:formula="of:=IF([.B116]=7;IF(2500000-[.I116]&lt;500000;2500000-[.I116];500000);0)" office:value-type="float" office:value="500000" calcext:value-type="float">
            <text:p>500000</text:p>
          </table:table-cell>
          <table:table-cell table:formula="of:=IF([.J116]&lt;&gt;0;1;0)" office:value-type="float" office:value="1" calcext:value-type="float">
            <text:p>1</text:p>
          </table:table-cell>
          <table:table-cell table:formula="of:=IF(IF([.D116]=1;[.A116]*1.03;([.A116]-[.H11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16]+[.J116]" office:value-type="float" office:value="2274353.8525724" calcext:value-type="float">
            <text:p>2274353.8525724</text:p>
          </table:table-cell>
          <table:table-cell table:formula="of:=WEEKDAY([.C117])" office:value-type="float" office:value="1" calcext:value-type="float">
            <text:p>1</text:p>
          </table:table-cell>
          <table:table-cell office:value-type="date" office:date-value="2014-08-24" calcext:value-type="date">
            <text:p>2014-08-2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17]*[.F117]" office:value-type="float" office:value="50000" calcext:value-type="float">
            <text:p>50000</text:p>
          </table:table-cell>
          <table:table-cell table:formula="of:=IF([.D117]=0;[.G117]*2;0)" office:value-type="float" office:value="100000" calcext:value-type="float">
            <text:p>100000</text:p>
          </table:table-cell>
          <table:table-cell table:formula="of:=IF(IF([.D117]=1;[.A117]*1.03;([.A117]-[.H117])*0.99)&gt;2500000;2500000;IF([.D117]=1;[.A117]*1.03;([.A117]-[.H117])*0.99))" office:value-type="float" office:value="2152610.31404668" calcext:value-type="float">
            <text:p>2152610.31404668</text:p>
          </table:table-cell>
          <table:table-cell table:formula="of:=IF([.B117]=7;IF(2500000-[.I117]&lt;500000;2500000-[.I117];500000);0)" office:value-type="float" office:value="0" calcext:value-type="float">
            <text:p>0</text:p>
          </table:table-cell>
          <table:table-cell table:formula="of:=IF([.J117]&lt;&gt;0;1;0)" office:value-type="float" office:value="0" calcext:value-type="float">
            <text:p>0</text:p>
          </table:table-cell>
          <table:table-cell table:formula="of:=IF(IF([.D117]=1;[.A117]*1.03;([.A117]-[.H11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17]+[.J117]" office:value-type="float" office:value="2152610.31404668" calcext:value-type="float">
            <text:p>2152610.31404668</text:p>
          </table:table-cell>
          <table:table-cell table:formula="of:=WEEKDAY([.C118])" office:value-type="float" office:value="2" calcext:value-type="float">
            <text:p>2</text:p>
          </table:table-cell>
          <table:table-cell office:value-type="date" office:date-value="2014-08-25" calcext:value-type="date">
            <text:p>2014-08-25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18]*[.F118]" office:value-type="float" office:value="50000" calcext:value-type="float">
            <text:p>50000</text:p>
          </table:table-cell>
          <table:table-cell table:formula="of:=IF([.D118]=0;[.G118]*2;0)" office:value-type="float" office:value="100000" calcext:value-type="float">
            <text:p>100000</text:p>
          </table:table-cell>
          <table:table-cell table:formula="of:=IF(IF([.D118]=1;[.A118]*1.03;([.A118]-[.H118])*0.99)&gt;2500000;2500000;IF([.D118]=1;[.A118]*1.03;([.A118]-[.H118])*0.99))" office:value-type="float" office:value="2032084.21090621" calcext:value-type="float">
            <text:p>2032084.21090621</text:p>
          </table:table-cell>
          <table:table-cell table:formula="of:=IF([.B118]=7;IF(2500000-[.I118]&lt;500000;2500000-[.I118];500000);0)" office:value-type="float" office:value="0" calcext:value-type="float">
            <text:p>0</text:p>
          </table:table-cell>
          <table:table-cell table:formula="of:=IF([.J118]&lt;&gt;0;1;0)" office:value-type="float" office:value="0" calcext:value-type="float">
            <text:p>0</text:p>
          </table:table-cell>
          <table:table-cell table:formula="of:=IF(IF([.D118]=1;[.A118]*1.03;([.A118]-[.H11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18]+[.J118]" office:value-type="float" office:value="2032084.21090621" calcext:value-type="float">
            <text:p>2032084.21090621</text:p>
          </table:table-cell>
          <table:table-cell table:formula="of:=WEEKDAY([.C119])" office:value-type="float" office:value="3" calcext:value-type="float">
            <text:p>3</text:p>
          </table:table-cell>
          <table:table-cell office:value-type="date" office:date-value="2014-08-26" calcext:value-type="date">
            <text:p>2014-08-26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19]*[.F119]" office:value-type="float" office:value="50000" calcext:value-type="float">
            <text:p>50000</text:p>
          </table:table-cell>
          <table:table-cell table:formula="of:=IF([.D119]=0;[.G119]*2;0)" office:value-type="float" office:value="100000" calcext:value-type="float">
            <text:p>100000</text:p>
          </table:table-cell>
          <table:table-cell table:formula="of:=IF(IF([.D119]=1;[.A119]*1.03;([.A119]-[.H119])*0.99)&gt;2500000;2500000;IF([.D119]=1;[.A119]*1.03;([.A119]-[.H119])*0.99))" office:value-type="float" office:value="1912763.36879715" calcext:value-type="float">
            <text:p>1912763.36879715</text:p>
          </table:table-cell>
          <table:table-cell table:formula="of:=IF([.B119]=7;IF(2500000-[.I119]&lt;500000;2500000-[.I119];500000);0)" office:value-type="float" office:value="0" calcext:value-type="float">
            <text:p>0</text:p>
          </table:table-cell>
          <table:table-cell table:formula="of:=IF([.J119]&lt;&gt;0;1;0)" office:value-type="float" office:value="0" calcext:value-type="float">
            <text:p>0</text:p>
          </table:table-cell>
          <table:table-cell table:formula="of:=IF(IF([.D119]=1;[.A119]*1.03;([.A119]-[.H11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19]+[.J119]" office:value-type="float" office:value="1912763.36879715" calcext:value-type="float">
            <text:p>1912763.36879715</text:p>
          </table:table-cell>
          <table:table-cell table:formula="of:=WEEKDAY([.C120])" office:value-type="float" office:value="4" calcext:value-type="float">
            <text:p>4</text:p>
          </table:table-cell>
          <table:table-cell office:value-type="date" office:date-value="2014-08-27" calcext:value-type="date">
            <text:p>2014-08-27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20]*[.F120]" office:value-type="float" office:value="50000" calcext:value-type="float">
            <text:p>50000</text:p>
          </table:table-cell>
          <table:table-cell table:formula="of:=IF([.D120]=0;[.G120]*2;0)" office:value-type="float" office:value="100000" calcext:value-type="float">
            <text:p>100000</text:p>
          </table:table-cell>
          <table:table-cell table:formula="of:=IF(IF([.D120]=1;[.A120]*1.03;([.A120]-[.H120])*0.99)&gt;2500000;2500000;IF([.D120]=1;[.A120]*1.03;([.A120]-[.H120])*0.99))" office:value-type="float" office:value="1794635.73510918" calcext:value-type="float">
            <text:p>1794635.73510918</text:p>
          </table:table-cell>
          <table:table-cell table:formula="of:=IF([.B120]=7;IF(2500000-[.I120]&lt;500000;2500000-[.I120];500000);0)" office:value-type="float" office:value="0" calcext:value-type="float">
            <text:p>0</text:p>
          </table:table-cell>
          <table:table-cell table:formula="of:=IF([.J120]&lt;&gt;0;1;0)" office:value-type="float" office:value="0" calcext:value-type="float">
            <text:p>0</text:p>
          </table:table-cell>
          <table:table-cell table:formula="of:=IF(IF([.D120]=1;[.A120]*1.03;([.A120]-[.H12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20]+[.J120]" office:value-type="float" office:value="1794635.73510918" calcext:value-type="float">
            <text:p>1794635.73510918</text:p>
          </table:table-cell>
          <table:table-cell table:formula="of:=WEEKDAY([.C121])" office:value-type="float" office:value="5" calcext:value-type="float">
            <text:p>5</text:p>
          </table:table-cell>
          <table:table-cell office:value-type="date" office:date-value="2014-08-28" calcext:value-type="date">
            <text:p>2014-08-28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21]*[.F121]" office:value-type="float" office:value="50000" calcext:value-type="float">
            <text:p>50000</text:p>
          </table:table-cell>
          <table:table-cell table:formula="of:=IF([.D121]=0;[.G121]*2;0)" office:value-type="float" office:value="0" calcext:value-type="float">
            <text:p>0</text:p>
          </table:table-cell>
          <table:table-cell table:formula="of:=IF(IF([.D121]=1;[.A121]*1.03;([.A121]-[.H121])*0.99)&gt;2500000;2500000;IF([.D121]=1;[.A121]*1.03;([.A121]-[.H121])*0.99))" office:value-type="float" office:value="1848474.80716245" calcext:value-type="float">
            <text:p>1848474.80716245</text:p>
          </table:table-cell>
          <table:table-cell table:formula="of:=IF([.B121]=7;IF(2500000-[.I121]&lt;500000;2500000-[.I121];500000);0)" office:value-type="float" office:value="0" calcext:value-type="float">
            <text:p>0</text:p>
          </table:table-cell>
          <table:table-cell table:formula="of:=IF([.J121]&lt;&gt;0;1;0)" office:value-type="float" office:value="0" calcext:value-type="float">
            <text:p>0</text:p>
          </table:table-cell>
          <table:table-cell table:formula="of:=IF(IF([.D121]=1;[.A121]*1.03;([.A121]-[.H12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21]+[.J121]" office:value-type="float" office:value="1848474.80716245" calcext:value-type="float">
            <text:p>1848474.80716245</text:p>
          </table:table-cell>
          <table:table-cell table:formula="of:=WEEKDAY([.C122])" office:value-type="float" office:value="6" calcext:value-type="float">
            <text:p>6</text:p>
          </table:table-cell>
          <table:table-cell office:value-type="date" office:date-value="2014-08-29" calcext:value-type="date">
            <text:p>2014-08-29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22]*[.F122]" office:value-type="float" office:value="50000" calcext:value-type="float">
            <text:p>50000</text:p>
          </table:table-cell>
          <table:table-cell table:formula="of:=IF([.D122]=0;[.G122]*2;0)" office:value-type="float" office:value="100000" calcext:value-type="float">
            <text:p>100000</text:p>
          </table:table-cell>
          <table:table-cell table:formula="of:=IF(IF([.D122]=1;[.A122]*1.03;([.A122]-[.H122])*0.99)&gt;2500000;2500000;IF([.D122]=1;[.A122]*1.03;([.A122]-[.H122])*0.99))" office:value-type="float" office:value="1730990.05909083" calcext:value-type="float">
            <text:p>1730990.05909083</text:p>
          </table:table-cell>
          <table:table-cell table:formula="of:=IF([.B122]=7;IF(2500000-[.I122]&lt;500000;2500000-[.I122];500000);0)" office:value-type="float" office:value="0" calcext:value-type="float">
            <text:p>0</text:p>
          </table:table-cell>
          <table:table-cell table:formula="of:=IF([.J122]&lt;&gt;0;1;0)" office:value-type="float" office:value="0" calcext:value-type="float">
            <text:p>0</text:p>
          </table:table-cell>
          <table:table-cell table:formula="of:=IF(IF([.D122]=1;[.A122]*1.03;([.A122]-[.H12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22]+[.J122]" office:value-type="float" office:value="1730990.05909083" calcext:value-type="float">
            <text:p>1730990.05909083</text:p>
          </table:table-cell>
          <table:table-cell table:formula="of:=WEEKDAY([.C123])" office:value-type="float" office:value="7" calcext:value-type="float">
            <text:p>7</text:p>
          </table:table-cell>
          <table:table-cell office:value-type="date" office:date-value="2014-08-30" calcext:value-type="date">
            <text:p>2014-08-30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23]*[.F123]" office:value-type="float" office:value="50000" calcext:value-type="float">
            <text:p>50000</text:p>
          </table:table-cell>
          <table:table-cell table:formula="of:=IF([.D123]=0;[.G123]*2;0)" office:value-type="float" office:value="100000" calcext:value-type="float">
            <text:p>100000</text:p>
          </table:table-cell>
          <table:table-cell table:formula="of:=IF(IF([.D123]=1;[.A123]*1.03;([.A123]-[.H123])*0.99)&gt;2500000;2500000;IF([.D123]=1;[.A123]*1.03;([.A123]-[.H123])*0.99))" office:value-type="float" office:value="1614680.15849992" calcext:value-type="float">
            <text:p>1614680.15849992</text:p>
          </table:table-cell>
          <table:table-cell table:formula="of:=IF([.B123]=7;IF(2500000-[.I123]&lt;500000;2500000-[.I123];500000);0)" office:value-type="float" office:value="500000" calcext:value-type="float">
            <text:p>500000</text:p>
          </table:table-cell>
          <table:table-cell table:formula="of:=IF([.J123]&lt;&gt;0;1;0)" office:value-type="float" office:value="1" calcext:value-type="float">
            <text:p>1</text:p>
          </table:table-cell>
          <table:table-cell table:formula="of:=IF(IF([.D123]=1;[.A123]*1.03;([.A123]-[.H12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23]+[.J123]" office:value-type="float" office:value="2114680.15849992" calcext:value-type="float">
            <text:p>2114680.15849992</text:p>
          </table:table-cell>
          <table:table-cell table:formula="of:=WEEKDAY([.C124])" office:value-type="float" office:value="1" calcext:value-type="float">
            <text:p>1</text:p>
          </table:table-cell>
          <table:table-cell office:value-type="date" office:date-value="2014-08-31" calcext:value-type="date">
            <text:p>2014-08-31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24]*[.F124]" office:value-type="float" office:value="50000" calcext:value-type="float">
            <text:p>50000</text:p>
          </table:table-cell>
          <table:table-cell table:formula="of:=IF([.D124]=0;[.G124]*2;0)" office:value-type="float" office:value="0" calcext:value-type="float">
            <text:p>0</text:p>
          </table:table-cell>
          <table:table-cell table:formula="of:=IF(IF([.D124]=1;[.A124]*1.03;([.A124]-[.H124])*0.99)&gt;2500000;2500000;IF([.D124]=1;[.A124]*1.03;([.A124]-[.H124])*0.99))" office:value-type="float" office:value="2178120.56325492" calcext:value-type="float">
            <text:p>2178120.56325492</text:p>
          </table:table-cell>
          <table:table-cell table:formula="of:=IF([.B124]=7;IF(2500000-[.I124]&lt;500000;2500000-[.I124];500000);0)" office:value-type="float" office:value="0" calcext:value-type="float">
            <text:p>0</text:p>
          </table:table-cell>
          <table:table-cell table:formula="of:=IF([.J124]&lt;&gt;0;1;0)" office:value-type="float" office:value="0" calcext:value-type="float">
            <text:p>0</text:p>
          </table:table-cell>
          <table:table-cell table:formula="of:=IF(IF([.D124]=1;[.A124]*1.03;([.A124]-[.H12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24]+[.J124]" office:value-type="float" office:value="2178120.56325492" calcext:value-type="float">
            <text:p>2178120.56325492</text:p>
          </table:table-cell>
          <table:table-cell table:formula="of:=WEEKDAY([.C125])" office:value-type="float" office:value="2" calcext:value-type="float">
            <text:p>2</text:p>
          </table:table-cell>
          <table:table-cell office:value-type="date" office:date-value="2014-09-01" calcext:value-type="date">
            <text:p>2014-09-01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25]*[.F125]" office:value-type="float" office:value="50000" calcext:value-type="float">
            <text:p>50000</text:p>
          </table:table-cell>
          <table:table-cell table:formula="of:=IF([.D125]=0;[.G125]*2;0)" office:value-type="float" office:value="100000" calcext:value-type="float">
            <text:p>100000</text:p>
          </table:table-cell>
          <table:table-cell table:formula="of:=IF(IF([.D125]=1;[.A125]*1.03;([.A125]-[.H125])*0.99)&gt;2500000;2500000;IF([.D125]=1;[.A125]*1.03;([.A125]-[.H125])*0.99))" office:value-type="float" office:value="2057339.35762237" calcext:value-type="float">
            <text:p>2057339.35762237</text:p>
          </table:table-cell>
          <table:table-cell table:formula="of:=IF([.B125]=7;IF(2500000-[.I125]&lt;500000;2500000-[.I125];500000);0)" office:value-type="float" office:value="0" calcext:value-type="float">
            <text:p>0</text:p>
          </table:table-cell>
          <table:table-cell table:formula="of:=IF([.J125]&lt;&gt;0;1;0)" office:value-type="float" office:value="0" calcext:value-type="float">
            <text:p>0</text:p>
          </table:table-cell>
          <table:table-cell table:formula="of:=IF(IF([.D125]=1;[.A125]*1.03;([.A125]-[.H12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25]+[.J125]" office:value-type="float" office:value="2057339.35762237" calcext:value-type="float">
            <text:p>2057339.35762237</text:p>
          </table:table-cell>
          <table:table-cell table:formula="of:=WEEKDAY([.C126])" office:value-type="float" office:value="3" calcext:value-type="float">
            <text:p>3</text:p>
          </table:table-cell>
          <table:table-cell office:value-type="date" office:date-value="2014-09-02" calcext:value-type="date">
            <text:p>2014-09-02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26]*[.F126]" office:value-type="float" office:value="50000" calcext:value-type="float">
            <text:p>50000</text:p>
          </table:table-cell>
          <table:table-cell table:formula="of:=IF([.D126]=0;[.G126]*2;0)" office:value-type="float" office:value="100000" calcext:value-type="float">
            <text:p>100000</text:p>
          </table:table-cell>
          <table:table-cell table:formula="of:=IF(IF([.D126]=1;[.A126]*1.03;([.A126]-[.H126])*0.99)&gt;2500000;2500000;IF([.D126]=1;[.A126]*1.03;([.A126]-[.H126])*0.99))" office:value-type="float" office:value="1937765.96404614" calcext:value-type="float">
            <text:p>1937765.96404614</text:p>
          </table:table-cell>
          <table:table-cell table:formula="of:=IF([.B126]=7;IF(2500000-[.I126]&lt;500000;2500000-[.I126];500000);0)" office:value-type="float" office:value="0" calcext:value-type="float">
            <text:p>0</text:p>
          </table:table-cell>
          <table:table-cell table:formula="of:=IF([.J126]&lt;&gt;0;1;0)" office:value-type="float" office:value="0" calcext:value-type="float">
            <text:p>0</text:p>
          </table:table-cell>
          <table:table-cell table:formula="of:=IF(IF([.D126]=1;[.A126]*1.03;([.A126]-[.H12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26]+[.J126]" office:value-type="float" office:value="1937765.96404614" calcext:value-type="float">
            <text:p>1937765.96404614</text:p>
          </table:table-cell>
          <table:table-cell table:formula="of:=WEEKDAY([.C127])" office:value-type="float" office:value="4" calcext:value-type="float">
            <text:p>4</text:p>
          </table:table-cell>
          <table:table-cell office:value-type="date" office:date-value="2014-09-03" calcext:value-type="date">
            <text:p>2014-09-0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27]*[.F127]" office:value-type="float" office:value="50000" calcext:value-type="float">
            <text:p>50000</text:p>
          </table:table-cell>
          <table:table-cell table:formula="of:=IF([.D127]=0;[.G127]*2;0)" office:value-type="float" office:value="100000" calcext:value-type="float">
            <text:p>100000</text:p>
          </table:table-cell>
          <table:table-cell table:formula="of:=IF(IF([.D127]=1;[.A127]*1.03;([.A127]-[.H127])*0.99)&gt;2500000;2500000;IF([.D127]=1;[.A127]*1.03;([.A127]-[.H127])*0.99))" office:value-type="float" office:value="1819388.30440568" calcext:value-type="float">
            <text:p>1819388.30440568</text:p>
          </table:table-cell>
          <table:table-cell table:formula="of:=IF([.B127]=7;IF(2500000-[.I127]&lt;500000;2500000-[.I127];500000);0)" office:value-type="float" office:value="0" calcext:value-type="float">
            <text:p>0</text:p>
          </table:table-cell>
          <table:table-cell table:formula="of:=IF([.J127]&lt;&gt;0;1;0)" office:value-type="float" office:value="0" calcext:value-type="float">
            <text:p>0</text:p>
          </table:table-cell>
          <table:table-cell table:formula="of:=IF(IF([.D127]=1;[.A127]*1.03;([.A127]-[.H12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27]+[.J127]" office:value-type="float" office:value="1819388.30440568" calcext:value-type="float">
            <text:p>1819388.30440568</text:p>
          </table:table-cell>
          <table:table-cell table:formula="of:=WEEKDAY([.C128])" office:value-type="float" office:value="5" calcext:value-type="float">
            <text:p>5</text:p>
          </table:table-cell>
          <table:table-cell office:value-type="date" office:date-value="2014-09-04" calcext:value-type="date">
            <text:p>2014-09-0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28]*[.F128]" office:value-type="float" office:value="50000" calcext:value-type="float">
            <text:p>50000</text:p>
          </table:table-cell>
          <table:table-cell table:formula="of:=IF([.D128]=0;[.G128]*2;0)" office:value-type="float" office:value="100000" calcext:value-type="float">
            <text:p>100000</text:p>
          </table:table-cell>
          <table:table-cell table:formula="of:=IF(IF([.D128]=1;[.A128]*1.03;([.A128]-[.H128])*0.99)&gt;2500000;2500000;IF([.D128]=1;[.A128]*1.03;([.A128]-[.H128])*0.99))" office:value-type="float" office:value="1702194.42136163" calcext:value-type="float">
            <text:p>1702194.42136163</text:p>
          </table:table-cell>
          <table:table-cell table:formula="of:=IF([.B128]=7;IF(2500000-[.I128]&lt;500000;2500000-[.I128];500000);0)" office:value-type="float" office:value="0" calcext:value-type="float">
            <text:p>0</text:p>
          </table:table-cell>
          <table:table-cell table:formula="of:=IF([.J128]&lt;&gt;0;1;0)" office:value-type="float" office:value="0" calcext:value-type="float">
            <text:p>0</text:p>
          </table:table-cell>
          <table:table-cell table:formula="of:=IF(IF([.D128]=1;[.A128]*1.03;([.A128]-[.H12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28]+[.J128]" office:value-type="float" office:value="1702194.42136163" calcext:value-type="float">
            <text:p>1702194.42136163</text:p>
          </table:table-cell>
          <table:table-cell table:formula="of:=WEEKDAY([.C129])" office:value-type="float" office:value="6" calcext:value-type="float">
            <text:p>6</text:p>
          </table:table-cell>
          <table:table-cell office:value-type="date" office:date-value="2014-09-05" calcext:value-type="date">
            <text:p>2014-09-05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29]*[.F129]" office:value-type="float" office:value="50000" calcext:value-type="float">
            <text:p>50000</text:p>
          </table:table-cell>
          <table:table-cell table:formula="of:=IF([.D129]=0;[.G129]*2;0)" office:value-type="float" office:value="100000" calcext:value-type="float">
            <text:p>100000</text:p>
          </table:table-cell>
          <table:table-cell table:formula="of:=IF(IF([.D129]=1;[.A129]*1.03;([.A129]-[.H129])*0.99)&gt;2500000;2500000;IF([.D129]=1;[.A129]*1.03;([.A129]-[.H129])*0.99))" office:value-type="float" office:value="1586172.47714801" calcext:value-type="float">
            <text:p>1586172.47714801</text:p>
          </table:table-cell>
          <table:table-cell table:formula="of:=IF([.B129]=7;IF(2500000-[.I129]&lt;500000;2500000-[.I129];500000);0)" office:value-type="float" office:value="0" calcext:value-type="float">
            <text:p>0</text:p>
          </table:table-cell>
          <table:table-cell table:formula="of:=IF([.J129]&lt;&gt;0;1;0)" office:value-type="float" office:value="0" calcext:value-type="float">
            <text:p>0</text:p>
          </table:table-cell>
          <table:table-cell table:formula="of:=IF(IF([.D129]=1;[.A129]*1.03;([.A129]-[.H12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29]+[.J129]" office:value-type="float" office:value="1586172.47714801" calcext:value-type="float">
            <text:p>1586172.47714801</text:p>
          </table:table-cell>
          <table:table-cell table:formula="of:=WEEKDAY([.C130])" office:value-type="float" office:value="7" calcext:value-type="float">
            <text:p>7</text:p>
          </table:table-cell>
          <table:table-cell office:value-type="date" office:date-value="2014-09-06" calcext:value-type="date">
            <text:p>2014-09-06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30]*[.F130]" office:value-type="float" office:value="50000" calcext:value-type="float">
            <text:p>50000</text:p>
          </table:table-cell>
          <table:table-cell table:formula="of:=IF([.D130]=0;[.G130]*2;0)" office:value-type="float" office:value="100000" calcext:value-type="float">
            <text:p>100000</text:p>
          </table:table-cell>
          <table:table-cell table:formula="of:=IF(IF([.D130]=1;[.A130]*1.03;([.A130]-[.H130])*0.99)&gt;2500000;2500000;IF([.D130]=1;[.A130]*1.03;([.A130]-[.H130])*0.99))" office:value-type="float" office:value="1471310.75237653" calcext:value-type="float">
            <text:p>1471310.75237653</text:p>
          </table:table-cell>
          <table:table-cell table:formula="of:=IF([.B130]=7;IF(2500000-[.I130]&lt;500000;2500000-[.I130];500000);0)" office:value-type="float" office:value="500000" calcext:value-type="float">
            <text:p>500000</text:p>
          </table:table-cell>
          <table:table-cell table:formula="of:=IF([.J130]&lt;&gt;0;1;0)" office:value-type="float" office:value="1" calcext:value-type="float">
            <text:p>1</text:p>
          </table:table-cell>
          <table:table-cell table:formula="of:=IF(IF([.D130]=1;[.A130]*1.03;([.A130]-[.H13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30]+[.J130]" office:value-type="float" office:value="1971310.75237653" calcext:value-type="float">
            <text:p>1971310.75237653</text:p>
          </table:table-cell>
          <table:table-cell table:formula="of:=WEEKDAY([.C131])" office:value-type="float" office:value="1" calcext:value-type="float">
            <text:p>1</text:p>
          </table:table-cell>
          <table:table-cell office:value-type="date" office:date-value="2014-09-07" calcext:value-type="date">
            <text:p>2014-09-07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31]*[.F131]" office:value-type="float" office:value="50000" calcext:value-type="float">
            <text:p>50000</text:p>
          </table:table-cell>
          <table:table-cell table:formula="of:=IF([.D131]=0;[.G131]*2;0)" office:value-type="float" office:value="100000" calcext:value-type="float">
            <text:p>100000</text:p>
          </table:table-cell>
          <table:table-cell table:formula="of:=IF(IF([.D131]=1;[.A131]*1.03;([.A131]-[.H131])*0.99)&gt;2500000;2500000;IF([.D131]=1;[.A131]*1.03;([.A131]-[.H131])*0.99))" office:value-type="float" office:value="1852597.64485276" calcext:value-type="float">
            <text:p>1852597.64485276</text:p>
          </table:table-cell>
          <table:table-cell table:formula="of:=IF([.B131]=7;IF(2500000-[.I131]&lt;500000;2500000-[.I131];500000);0)" office:value-type="float" office:value="0" calcext:value-type="float">
            <text:p>0</text:p>
          </table:table-cell>
          <table:table-cell table:formula="of:=IF([.J131]&lt;&gt;0;1;0)" office:value-type="float" office:value="0" calcext:value-type="float">
            <text:p>0</text:p>
          </table:table-cell>
          <table:table-cell table:formula="of:=IF(IF([.D131]=1;[.A131]*1.03;([.A131]-[.H13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31]+[.J131]" office:value-type="float" office:value="1852597.64485276" calcext:value-type="float">
            <text:p>1852597.64485276</text:p>
          </table:table-cell>
          <table:table-cell table:formula="of:=WEEKDAY([.C132])" office:value-type="float" office:value="2" calcext:value-type="float">
            <text:p>2</text:p>
          </table:table-cell>
          <table:table-cell office:value-type="date" office:date-value="2014-09-08" calcext:value-type="date">
            <text:p>2014-09-08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32]*[.F132]" office:value-type="float" office:value="50000" calcext:value-type="float">
            <text:p>50000</text:p>
          </table:table-cell>
          <table:table-cell table:formula="of:=IF([.D132]=0;[.G132]*2;0)" office:value-type="float" office:value="0" calcext:value-type="float">
            <text:p>0</text:p>
          </table:table-cell>
          <table:table-cell table:formula="of:=IF(IF([.D132]=1;[.A132]*1.03;([.A132]-[.H132])*0.99)&gt;2500000;2500000;IF([.D132]=1;[.A132]*1.03;([.A132]-[.H132])*0.99))" office:value-type="float" office:value="1908175.57419835" calcext:value-type="float">
            <text:p>1908175.57419835</text:p>
          </table:table-cell>
          <table:table-cell table:formula="of:=IF([.B132]=7;IF(2500000-[.I132]&lt;500000;2500000-[.I132];500000);0)" office:value-type="float" office:value="0" calcext:value-type="float">
            <text:p>0</text:p>
          </table:table-cell>
          <table:table-cell table:formula="of:=IF([.J132]&lt;&gt;0;1;0)" office:value-type="float" office:value="0" calcext:value-type="float">
            <text:p>0</text:p>
          </table:table-cell>
          <table:table-cell table:formula="of:=IF(IF([.D132]=1;[.A132]*1.03;([.A132]-[.H13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32]+[.J132]" office:value-type="float" office:value="1908175.57419835" calcext:value-type="float">
            <text:p>1908175.57419835</text:p>
          </table:table-cell>
          <table:table-cell table:formula="of:=WEEKDAY([.C133])" office:value-type="float" office:value="3" calcext:value-type="float">
            <text:p>3</text:p>
          </table:table-cell>
          <table:table-cell office:value-type="date" office:date-value="2014-09-09" calcext:value-type="date">
            <text:p>2014-09-09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33]*[.F133]" office:value-type="float" office:value="50000" calcext:value-type="float">
            <text:p>50000</text:p>
          </table:table-cell>
          <table:table-cell table:formula="of:=IF([.D133]=0;[.G133]*2;0)" office:value-type="float" office:value="100000" calcext:value-type="float">
            <text:p>100000</text:p>
          </table:table-cell>
          <table:table-cell table:formula="of:=IF(IF([.D133]=1;[.A133]*1.03;([.A133]-[.H133])*0.99)&gt;2500000;2500000;IF([.D133]=1;[.A133]*1.03;([.A133]-[.H133])*0.99))" office:value-type="float" office:value="1790093.81845636" calcext:value-type="float">
            <text:p>1790093.81845636</text:p>
          </table:table-cell>
          <table:table-cell table:formula="of:=IF([.B133]=7;IF(2500000-[.I133]&lt;500000;2500000-[.I133];500000);0)" office:value-type="float" office:value="0" calcext:value-type="float">
            <text:p>0</text:p>
          </table:table-cell>
          <table:table-cell table:formula="of:=IF([.J133]&lt;&gt;0;1;0)" office:value-type="float" office:value="0" calcext:value-type="float">
            <text:p>0</text:p>
          </table:table-cell>
          <table:table-cell table:formula="of:=IF(IF([.D133]=1;[.A133]*1.03;([.A133]-[.H13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33]+[.J133]" office:value-type="float" office:value="1790093.81845636" calcext:value-type="float">
            <text:p>1790093.81845636</text:p>
          </table:table-cell>
          <table:table-cell table:formula="of:=WEEKDAY([.C134])" office:value-type="float" office:value="4" calcext:value-type="float">
            <text:p>4</text:p>
          </table:table-cell>
          <table:table-cell office:value-type="date" office:date-value="2014-09-10" calcext:value-type="date">
            <text:p>2014-09-10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34]*[.F134]" office:value-type="float" office:value="50000" calcext:value-type="float">
            <text:p>50000</text:p>
          </table:table-cell>
          <table:table-cell table:formula="of:=IF([.D134]=0;[.G134]*2;0)" office:value-type="float" office:value="100000" calcext:value-type="float">
            <text:p>100000</text:p>
          </table:table-cell>
          <table:table-cell table:formula="of:=IF(IF([.D134]=1;[.A134]*1.03;([.A134]-[.H134])*0.99)&gt;2500000;2500000;IF([.D134]=1;[.A134]*1.03;([.A134]-[.H134])*0.99))" office:value-type="float" office:value="1673192.8802718" calcext:value-type="float">
            <text:p>1673192.8802718</text:p>
          </table:table-cell>
          <table:table-cell table:formula="of:=IF([.B134]=7;IF(2500000-[.I134]&lt;500000;2500000-[.I134];500000);0)" office:value-type="float" office:value="0" calcext:value-type="float">
            <text:p>0</text:p>
          </table:table-cell>
          <table:table-cell table:formula="of:=IF([.J134]&lt;&gt;0;1;0)" office:value-type="float" office:value="0" calcext:value-type="float">
            <text:p>0</text:p>
          </table:table-cell>
          <table:table-cell table:formula="of:=IF(IF([.D134]=1;[.A134]*1.03;([.A134]-[.H13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34]+[.J134]" office:value-type="float" office:value="1673192.8802718" calcext:value-type="float">
            <text:p>1673192.8802718</text:p>
          </table:table-cell>
          <table:table-cell table:formula="of:=WEEKDAY([.C135])" office:value-type="float" office:value="5" calcext:value-type="float">
            <text:p>5</text:p>
          </table:table-cell>
          <table:table-cell office:value-type="date" office:date-value="2014-09-11" calcext:value-type="date">
            <text:p>2014-09-11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35]*[.F135]" office:value-type="float" office:value="50000" calcext:value-type="float">
            <text:p>50000</text:p>
          </table:table-cell>
          <table:table-cell table:formula="of:=IF([.D135]=0;[.G135]*2;0)" office:value-type="float" office:value="100000" calcext:value-type="float">
            <text:p>100000</text:p>
          </table:table-cell>
          <table:table-cell table:formula="of:=IF(IF([.D135]=1;[.A135]*1.03;([.A135]-[.H135])*0.99)&gt;2500000;2500000;IF([.D135]=1;[.A135]*1.03;([.A135]-[.H135])*0.99))" office:value-type="float" office:value="1557460.95146908" calcext:value-type="float">
            <text:p>1557460.95146908</text:p>
          </table:table-cell>
          <table:table-cell table:formula="of:=IF([.B135]=7;IF(2500000-[.I135]&lt;500000;2500000-[.I135];500000);0)" office:value-type="float" office:value="0" calcext:value-type="float">
            <text:p>0</text:p>
          </table:table-cell>
          <table:table-cell table:formula="of:=IF([.J135]&lt;&gt;0;1;0)" office:value-type="float" office:value="0" calcext:value-type="float">
            <text:p>0</text:p>
          </table:table-cell>
          <table:table-cell table:formula="of:=IF(IF([.D135]=1;[.A135]*1.03;([.A135]-[.H13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35]+[.J135]" office:value-type="float" office:value="1557460.95146908" calcext:value-type="float">
            <text:p>1557460.95146908</text:p>
          </table:table-cell>
          <table:table-cell table:formula="of:=WEEKDAY([.C136])" office:value-type="float" office:value="6" calcext:value-type="float">
            <text:p>6</text:p>
          </table:table-cell>
          <table:table-cell office:value-type="date" office:date-value="2014-09-12" calcext:value-type="date">
            <text:p>2014-09-12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36]*[.F136]" office:value-type="float" office:value="50000" calcext:value-type="float">
            <text:p>50000</text:p>
          </table:table-cell>
          <table:table-cell table:formula="of:=IF([.D136]=0;[.G136]*2;0)" office:value-type="float" office:value="100000" calcext:value-type="float">
            <text:p>100000</text:p>
          </table:table-cell>
          <table:table-cell table:formula="of:=IF(IF([.D136]=1;[.A136]*1.03;([.A136]-[.H136])*0.99)&gt;2500000;2500000;IF([.D136]=1;[.A136]*1.03;([.A136]-[.H136])*0.99))" office:value-type="float" office:value="1442886.34195439" calcext:value-type="float">
            <text:p>1442886.34195439</text:p>
          </table:table-cell>
          <table:table-cell table:formula="of:=IF([.B136]=7;IF(2500000-[.I136]&lt;500000;2500000-[.I136];500000);0)" office:value-type="float" office:value="0" calcext:value-type="float">
            <text:p>0</text:p>
          </table:table-cell>
          <table:table-cell table:formula="of:=IF([.J136]&lt;&gt;0;1;0)" office:value-type="float" office:value="0" calcext:value-type="float">
            <text:p>0</text:p>
          </table:table-cell>
          <table:table-cell table:formula="of:=IF(IF([.D136]=1;[.A136]*1.03;([.A136]-[.H13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36]+[.J136]" office:value-type="float" office:value="1442886.34195439" calcext:value-type="float">
            <text:p>1442886.34195439</text:p>
          </table:table-cell>
          <table:table-cell table:formula="of:=WEEKDAY([.C137])" office:value-type="float" office:value="7" calcext:value-type="float">
            <text:p>7</text:p>
          </table:table-cell>
          <table:table-cell office:value-type="date" office:date-value="2014-09-13" calcext:value-type="date">
            <text:p>2014-09-13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37]*[.F137]" office:value-type="float" office:value="50000" calcext:value-type="float">
            <text:p>50000</text:p>
          </table:table-cell>
          <table:table-cell table:formula="of:=IF([.D137]=0;[.G137]*2;0)" office:value-type="float" office:value="100000" calcext:value-type="float">
            <text:p>100000</text:p>
          </table:table-cell>
          <table:table-cell table:formula="of:=IF(IF([.D137]=1;[.A137]*1.03;([.A137]-[.H137])*0.99)&gt;2500000;2500000;IF([.D137]=1;[.A137]*1.03;([.A137]-[.H137])*0.99))" office:value-type="float" office:value="1329457.47853485" calcext:value-type="float">
            <text:p>1329457.47853485</text:p>
          </table:table-cell>
          <table:table-cell table:formula="of:=IF([.B137]=7;IF(2500000-[.I137]&lt;500000;2500000-[.I137];500000);0)" office:value-type="float" office:value="500000" calcext:value-type="float">
            <text:p>500000</text:p>
          </table:table-cell>
          <table:table-cell table:formula="of:=IF([.J137]&lt;&gt;0;1;0)" office:value-type="float" office:value="1" calcext:value-type="float">
            <text:p>1</text:p>
          </table:table-cell>
          <table:table-cell table:formula="of:=IF(IF([.D137]=1;[.A137]*1.03;([.A137]-[.H13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37]+[.J137]" office:value-type="float" office:value="1829457.47853485" calcext:value-type="float">
            <text:p>1829457.47853485</text:p>
          </table:table-cell>
          <table:table-cell table:formula="of:=WEEKDAY([.C138])" office:value-type="float" office:value="1" calcext:value-type="float">
            <text:p>1</text:p>
          </table:table-cell>
          <table:table-cell office:value-type="date" office:date-value="2014-09-14" calcext:value-type="date">
            <text:p>2014-09-1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38]*[.F138]" office:value-type="float" office:value="50000" calcext:value-type="float">
            <text:p>50000</text:p>
          </table:table-cell>
          <table:table-cell table:formula="of:=IF([.D138]=0;[.G138]*2;0)" office:value-type="float" office:value="100000" calcext:value-type="float">
            <text:p>100000</text:p>
          </table:table-cell>
          <table:table-cell table:formula="of:=IF(IF([.D138]=1;[.A138]*1.03;([.A138]-[.H138])*0.99)&gt;2500000;2500000;IF([.D138]=1;[.A138]*1.03;([.A138]-[.H138])*0.99))" office:value-type="float" office:value="1712162.9037495" calcext:value-type="float">
            <text:p>1712162.9037495</text:p>
          </table:table-cell>
          <table:table-cell table:formula="of:=IF([.B138]=7;IF(2500000-[.I138]&lt;500000;2500000-[.I138];500000);0)" office:value-type="float" office:value="0" calcext:value-type="float">
            <text:p>0</text:p>
          </table:table-cell>
          <table:table-cell table:formula="of:=IF([.J138]&lt;&gt;0;1;0)" office:value-type="float" office:value="0" calcext:value-type="float">
            <text:p>0</text:p>
          </table:table-cell>
          <table:table-cell table:formula="of:=IF(IF([.D138]=1;[.A138]*1.03;([.A138]-[.H13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38]+[.J138]" office:value-type="float" office:value="1712162.9037495" calcext:value-type="float">
            <text:p>1712162.9037495</text:p>
          </table:table-cell>
          <table:table-cell table:formula="of:=WEEKDAY([.C139])" office:value-type="float" office:value="2" calcext:value-type="float">
            <text:p>2</text:p>
          </table:table-cell>
          <table:table-cell office:value-type="date" office:date-value="2014-09-15" calcext:value-type="date">
            <text:p>2014-09-15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39]*[.F139]" office:value-type="float" office:value="50000" calcext:value-type="float">
            <text:p>50000</text:p>
          </table:table-cell>
          <table:table-cell table:formula="of:=IF([.D139]=0;[.G139]*2;0)" office:value-type="float" office:value="0" calcext:value-type="float">
            <text:p>0</text:p>
          </table:table-cell>
          <table:table-cell table:formula="of:=IF(IF([.D139]=1;[.A139]*1.03;([.A139]-[.H139])*0.99)&gt;2500000;2500000;IF([.D139]=1;[.A139]*1.03;([.A139]-[.H139])*0.99))" office:value-type="float" office:value="1763527.79086198" calcext:value-type="float">
            <text:p>1763527.79086198</text:p>
          </table:table-cell>
          <table:table-cell table:formula="of:=IF([.B139]=7;IF(2500000-[.I139]&lt;500000;2500000-[.I139];500000);0)" office:value-type="float" office:value="0" calcext:value-type="float">
            <text:p>0</text:p>
          </table:table-cell>
          <table:table-cell table:formula="of:=IF([.J139]&lt;&gt;0;1;0)" office:value-type="float" office:value="0" calcext:value-type="float">
            <text:p>0</text:p>
          </table:table-cell>
          <table:table-cell table:formula="of:=IF(IF([.D139]=1;[.A139]*1.03;([.A139]-[.H13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39]+[.J139]" office:value-type="float" office:value="1763527.79086198" calcext:value-type="float">
            <text:p>1763527.79086198</text:p>
          </table:table-cell>
          <table:table-cell table:formula="of:=WEEKDAY([.C140])" office:value-type="float" office:value="3" calcext:value-type="float">
            <text:p>3</text:p>
          </table:table-cell>
          <table:table-cell office:value-type="date" office:date-value="2014-09-16" calcext:value-type="date">
            <text:p>2014-09-16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40]*[.F140]" office:value-type="float" office:value="50000" calcext:value-type="float">
            <text:p>50000</text:p>
          </table:table-cell>
          <table:table-cell table:formula="of:=IF([.D140]=0;[.G140]*2;0)" office:value-type="float" office:value="100000" calcext:value-type="float">
            <text:p>100000</text:p>
          </table:table-cell>
          <table:table-cell table:formula="of:=IF(IF([.D140]=1;[.A140]*1.03;([.A140]-[.H140])*0.99)&gt;2500000;2500000;IF([.D140]=1;[.A140]*1.03;([.A140]-[.H140])*0.99))" office:value-type="float" office:value="1646892.51295336" calcext:value-type="float">
            <text:p>1646892.51295336</text:p>
          </table:table-cell>
          <table:table-cell table:formula="of:=IF([.B140]=7;IF(2500000-[.I140]&lt;500000;2500000-[.I140];500000);0)" office:value-type="float" office:value="0" calcext:value-type="float">
            <text:p>0</text:p>
          </table:table-cell>
          <table:table-cell table:formula="of:=IF([.J140]&lt;&gt;0;1;0)" office:value-type="float" office:value="0" calcext:value-type="float">
            <text:p>0</text:p>
          </table:table-cell>
          <table:table-cell table:formula="of:=IF(IF([.D140]=1;[.A140]*1.03;([.A140]-[.H14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40]+[.J140]" office:value-type="float" office:value="1646892.51295336" calcext:value-type="float">
            <text:p>1646892.51295336</text:p>
          </table:table-cell>
          <table:table-cell table:formula="of:=WEEKDAY([.C141])" office:value-type="float" office:value="4" calcext:value-type="float">
            <text:p>4</text:p>
          </table:table-cell>
          <table:table-cell office:value-type="date" office:date-value="2014-09-17" calcext:value-type="date">
            <text:p>2014-09-17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41]*[.F141]" office:value-type="float" office:value="50000" calcext:value-type="float">
            <text:p>50000</text:p>
          </table:table-cell>
          <table:table-cell table:formula="of:=IF([.D141]=0;[.G141]*2;0)" office:value-type="float" office:value="100000" calcext:value-type="float">
            <text:p>100000</text:p>
          </table:table-cell>
          <table:table-cell table:formula="of:=IF(IF([.D141]=1;[.A141]*1.03;([.A141]-[.H141])*0.99)&gt;2500000;2500000;IF([.D141]=1;[.A141]*1.03;([.A141]-[.H141])*0.99))" office:value-type="float" office:value="1531423.58782383" calcext:value-type="float">
            <text:p>1531423.58782383</text:p>
          </table:table-cell>
          <table:table-cell table:formula="of:=IF([.B141]=7;IF(2500000-[.I141]&lt;500000;2500000-[.I141];500000);0)" office:value-type="float" office:value="0" calcext:value-type="float">
            <text:p>0</text:p>
          </table:table-cell>
          <table:table-cell table:formula="of:=IF([.J141]&lt;&gt;0;1;0)" office:value-type="float" office:value="0" calcext:value-type="float">
            <text:p>0</text:p>
          </table:table-cell>
          <table:table-cell table:formula="of:=IF(IF([.D141]=1;[.A141]*1.03;([.A141]-[.H14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41]+[.J141]" office:value-type="float" office:value="1531423.58782383" calcext:value-type="float">
            <text:p>1531423.58782383</text:p>
          </table:table-cell>
          <table:table-cell table:formula="of:=WEEKDAY([.C142])" office:value-type="float" office:value="5" calcext:value-type="float">
            <text:p>5</text:p>
          </table:table-cell>
          <table:table-cell office:value-type="date" office:date-value="2014-09-18" calcext:value-type="date">
            <text:p>2014-09-18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42]*[.F142]" office:value-type="float" office:value="50000" calcext:value-type="float">
            <text:p>50000</text:p>
          </table:table-cell>
          <table:table-cell table:formula="of:=IF([.D142]=0;[.G142]*2;0)" office:value-type="float" office:value="100000" calcext:value-type="float">
            <text:p>100000</text:p>
          </table:table-cell>
          <table:table-cell table:formula="of:=IF(IF([.D142]=1;[.A142]*1.03;([.A142]-[.H142])*0.99)&gt;2500000;2500000;IF([.D142]=1;[.A142]*1.03;([.A142]-[.H142])*0.99))" office:value-type="float" office:value="1417109.35194559" calcext:value-type="float">
            <text:p>1417109.35194559</text:p>
          </table:table-cell>
          <table:table-cell table:formula="of:=IF([.B142]=7;IF(2500000-[.I142]&lt;500000;2500000-[.I142];500000);0)" office:value-type="float" office:value="0" calcext:value-type="float">
            <text:p>0</text:p>
          </table:table-cell>
          <table:table-cell table:formula="of:=IF([.J142]&lt;&gt;0;1;0)" office:value-type="float" office:value="0" calcext:value-type="float">
            <text:p>0</text:p>
          </table:table-cell>
          <table:table-cell table:formula="of:=IF(IF([.D142]=1;[.A142]*1.03;([.A142]-[.H14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42]+[.J142]" office:value-type="float" office:value="1417109.35194559" calcext:value-type="float">
            <text:p>1417109.35194559</text:p>
          </table:table-cell>
          <table:table-cell table:formula="of:=WEEKDAY([.C143])" office:value-type="float" office:value="6" calcext:value-type="float">
            <text:p>6</text:p>
          </table:table-cell>
          <table:table-cell office:value-type="date" office:date-value="2014-09-19" calcext:value-type="date">
            <text:p>2014-09-19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43]*[.F143]" office:value-type="float" office:value="50000" calcext:value-type="float">
            <text:p>50000</text:p>
          </table:table-cell>
          <table:table-cell table:formula="of:=IF([.D143]=0;[.G143]*2;0)" office:value-type="float" office:value="100000" calcext:value-type="float">
            <text:p>100000</text:p>
          </table:table-cell>
          <table:table-cell table:formula="of:=IF(IF([.D143]=1;[.A143]*1.03;([.A143]-[.H143])*0.99)&gt;2500000;2500000;IF([.D143]=1;[.A143]*1.03;([.A143]-[.H143])*0.99))" office:value-type="float" office:value="1303938.25842614" calcext:value-type="float">
            <text:p>1303938.25842614</text:p>
          </table:table-cell>
          <table:table-cell table:formula="of:=IF([.B143]=7;IF(2500000-[.I143]&lt;500000;2500000-[.I143];500000);0)" office:value-type="float" office:value="0" calcext:value-type="float">
            <text:p>0</text:p>
          </table:table-cell>
          <table:table-cell table:formula="of:=IF([.J143]&lt;&gt;0;1;0)" office:value-type="float" office:value="0" calcext:value-type="float">
            <text:p>0</text:p>
          </table:table-cell>
          <table:table-cell table:formula="of:=IF(IF([.D143]=1;[.A143]*1.03;([.A143]-[.H14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43]+[.J143]" office:value-type="float" office:value="1303938.25842614" calcext:value-type="float">
            <text:p>1303938.25842614</text:p>
          </table:table-cell>
          <table:table-cell table:formula="of:=WEEKDAY([.C144])" office:value-type="float" office:value="7" calcext:value-type="float">
            <text:p>7</text:p>
          </table:table-cell>
          <table:table-cell office:value-type="date" office:date-value="2014-09-20" calcext:value-type="date">
            <text:p>2014-09-20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44]*[.F144]" office:value-type="float" office:value="50000" calcext:value-type="float">
            <text:p>50000</text:p>
          </table:table-cell>
          <table:table-cell table:formula="of:=IF([.D144]=0;[.G144]*2;0)" office:value-type="float" office:value="100000" calcext:value-type="float">
            <text:p>100000</text:p>
          </table:table-cell>
          <table:table-cell table:formula="of:=IF(IF([.D144]=1;[.A144]*1.03;([.A144]-[.H144])*0.99)&gt;2500000;2500000;IF([.D144]=1;[.A144]*1.03;([.A144]-[.H144])*0.99))" office:value-type="float" office:value="1191898.87584187" calcext:value-type="float">
            <text:p>1191898.87584187</text:p>
          </table:table-cell>
          <table:table-cell table:formula="of:=IF([.B144]=7;IF(2500000-[.I144]&lt;500000;2500000-[.I144];500000);0)" office:value-type="float" office:value="500000" calcext:value-type="float">
            <text:p>500000</text:p>
          </table:table-cell>
          <table:table-cell table:formula="of:=IF([.J144]&lt;&gt;0;1;0)" office:value-type="float" office:value="1" calcext:value-type="float">
            <text:p>1</text:p>
          </table:table-cell>
          <table:table-cell table:formula="of:=IF(IF([.D144]=1;[.A144]*1.03;([.A144]-[.H144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44]+[.J144]" office:value-type="float" office:value="1691898.87584187" calcext:value-type="float">
            <text:p>1691898.87584187</text:p>
          </table:table-cell>
          <table:table-cell table:formula="of:=WEEKDAY([.C145])" office:value-type="float" office:value="1" calcext:value-type="float">
            <text:p>1</text:p>
          </table:table-cell>
          <table:table-cell office:value-type="date" office:date-value="2014-09-21" calcext:value-type="date">
            <text:p>2014-09-21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45]*[.F145]" office:value-type="float" office:value="50000" calcext:value-type="float">
            <text:p>50000</text:p>
          </table:table-cell>
          <table:table-cell table:formula="of:=IF([.D145]=0;[.G145]*2;0)" office:value-type="float" office:value="100000" calcext:value-type="float">
            <text:p>100000</text:p>
          </table:table-cell>
          <table:table-cell table:formula="of:=IF(IF([.D145]=1;[.A145]*1.03;([.A145]-[.H145])*0.99)&gt;2500000;2500000;IF([.D145]=1;[.A145]*1.03;([.A145]-[.H145])*0.99))" office:value-type="float" office:value="1575979.88708346" calcext:value-type="float">
            <text:p>1575979.88708346</text:p>
          </table:table-cell>
          <table:table-cell table:formula="of:=IF([.B145]=7;IF(2500000-[.I145]&lt;500000;2500000-[.I145];500000);0)" office:value-type="float" office:value="0" calcext:value-type="float">
            <text:p>0</text:p>
          </table:table-cell>
          <table:table-cell table:formula="of:=IF([.J145]&lt;&gt;0;1;0)" office:value-type="float" office:value="0" calcext:value-type="float">
            <text:p>0</text:p>
          </table:table-cell>
          <table:table-cell table:formula="of:=IF(IF([.D145]=1;[.A145]*1.03;([.A145]-[.H145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45]+[.J145]" office:value-type="float" office:value="1575979.88708346" calcext:value-type="float">
            <text:p>1575979.88708346</text:p>
          </table:table-cell>
          <table:table-cell table:formula="of:=WEEKDAY([.C146])" office:value-type="float" office:value="2" calcext:value-type="float">
            <text:p>2</text:p>
          </table:table-cell>
          <table:table-cell office:value-type="date" office:date-value="2014-09-22" calcext:value-type="date">
            <text:p>2014-09-22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46]*[.F146]" office:value-type="float" office:value="50000" calcext:value-type="float">
            <text:p>50000</text:p>
          </table:table-cell>
          <table:table-cell table:formula="of:=IF([.D146]=0;[.G146]*2;0)" office:value-type="float" office:value="100000" calcext:value-type="float">
            <text:p>100000</text:p>
          </table:table-cell>
          <table:table-cell table:formula="of:=IF(IF([.D146]=1;[.A146]*1.03;([.A146]-[.H146])*0.99)&gt;2500000;2500000;IF([.D146]=1;[.A146]*1.03;([.A146]-[.H146])*0.99))" office:value-type="float" office:value="1461220.08821262" calcext:value-type="float">
            <text:p>1461220.08821262</text:p>
          </table:table-cell>
          <table:table-cell table:formula="of:=IF([.B146]=7;IF(2500000-[.I146]&lt;500000;2500000-[.I146];500000);0)" office:value-type="float" office:value="0" calcext:value-type="float">
            <text:p>0</text:p>
          </table:table-cell>
          <table:table-cell table:formula="of:=IF([.J146]&lt;&gt;0;1;0)" office:value-type="float" office:value="0" calcext:value-type="float">
            <text:p>0</text:p>
          </table:table-cell>
          <table:table-cell table:formula="of:=IF(IF([.D146]=1;[.A146]*1.03;([.A146]-[.H146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46]+[.J146]" office:value-type="float" office:value="1461220.08821262" calcext:value-type="float">
            <text:p>1461220.08821262</text:p>
          </table:table-cell>
          <table:table-cell table:formula="of:=WEEKDAY([.C147])" office:value-type="float" office:value="3" calcext:value-type="float">
            <text:p>3</text:p>
          </table:table-cell>
          <table:table-cell office:value-type="date" office:date-value="2014-09-23" calcext:value-type="date">
            <text:p>2014-09-23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47]*[.F147]" office:value-type="float" office:value="50000" calcext:value-type="float">
            <text:p>50000</text:p>
          </table:table-cell>
          <table:table-cell table:formula="of:=IF([.D147]=0;[.G147]*2;0)" office:value-type="float" office:value="0" calcext:value-type="float">
            <text:p>0</text:p>
          </table:table-cell>
          <table:table-cell table:formula="of:=IF(IF([.D147]=1;[.A147]*1.03;([.A147]-[.H147])*0.99)&gt;2500000;2500000;IF([.D147]=1;[.A147]*1.03;([.A147]-[.H147])*0.99))" office:value-type="float" office:value="1505056.690859" calcext:value-type="float">
            <text:p>1505056.690859</text:p>
          </table:table-cell>
          <table:table-cell table:formula="of:=IF([.B147]=7;IF(2500000-[.I147]&lt;500000;2500000-[.I147];500000);0)" office:value-type="float" office:value="0" calcext:value-type="float">
            <text:p>0</text:p>
          </table:table-cell>
          <table:table-cell table:formula="of:=IF([.J147]&lt;&gt;0;1;0)" office:value-type="float" office:value="0" calcext:value-type="float">
            <text:p>0</text:p>
          </table:table-cell>
          <table:table-cell table:formula="of:=IF(IF([.D147]=1;[.A147]*1.03;([.A147]-[.H147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47]+[.J147]" office:value-type="float" office:value="1505056.690859" calcext:value-type="float">
            <text:p>1505056.690859</text:p>
          </table:table-cell>
          <table:table-cell table:formula="of:=WEEKDAY([.C148])" office:value-type="float" office:value="4" calcext:value-type="float">
            <text:p>4</text:p>
          </table:table-cell>
          <table:table-cell office:value-type="date" office:date-value="2014-09-24" calcext:value-type="date">
            <text:p>2014-09-24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48]*[.F148]" office:value-type="float" office:value="50000" calcext:value-type="float">
            <text:p>50000</text:p>
          </table:table-cell>
          <table:table-cell table:formula="of:=IF([.D148]=0;[.G148]*2;0)" office:value-type="float" office:value="100000" calcext:value-type="float">
            <text:p>100000</text:p>
          </table:table-cell>
          <table:table-cell table:formula="of:=IF(IF([.D148]=1;[.A148]*1.03;([.A148]-[.H148])*0.99)&gt;2500000;2500000;IF([.D148]=1;[.A148]*1.03;([.A148]-[.H148])*0.99))" office:value-type="float" office:value="1391006.12395041" calcext:value-type="float">
            <text:p>1391006.12395041</text:p>
          </table:table-cell>
          <table:table-cell table:formula="of:=IF([.B148]=7;IF(2500000-[.I148]&lt;500000;2500000-[.I148];500000);0)" office:value-type="float" office:value="0" calcext:value-type="float">
            <text:p>0</text:p>
          </table:table-cell>
          <table:table-cell table:formula="of:=IF([.J148]&lt;&gt;0;1;0)" office:value-type="float" office:value="0" calcext:value-type="float">
            <text:p>0</text:p>
          </table:table-cell>
          <table:table-cell table:formula="of:=IF(IF([.D148]=1;[.A148]*1.03;([.A148]-[.H148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48]+[.J148]" office:value-type="float" office:value="1391006.12395041" calcext:value-type="float">
            <text:p>1391006.12395041</text:p>
          </table:table-cell>
          <table:table-cell table:formula="of:=WEEKDAY([.C149])" office:value-type="float" office:value="5" calcext:value-type="float">
            <text:p>5</text:p>
          </table:table-cell>
          <table:table-cell office:value-type="date" office:date-value="2014-09-25" calcext:value-type="date">
            <text:p>2014-09-25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49]*[.F149]" office:value-type="float" office:value="50000" calcext:value-type="float">
            <text:p>50000</text:p>
          </table:table-cell>
          <table:table-cell table:formula="of:=IF([.D149]=0;[.G149]*2;0)" office:value-type="float" office:value="0" calcext:value-type="float">
            <text:p>0</text:p>
          </table:table-cell>
          <table:table-cell table:formula="of:=IF(IF([.D149]=1;[.A149]*1.03;([.A149]-[.H149])*0.99)&gt;2500000;2500000;IF([.D149]=1;[.A149]*1.03;([.A149]-[.H149])*0.99))" office:value-type="float" office:value="1432736.30766892" calcext:value-type="float">
            <text:p>1432736.30766892</text:p>
          </table:table-cell>
          <table:table-cell table:formula="of:=IF([.B149]=7;IF(2500000-[.I149]&lt;500000;2500000-[.I149];500000);0)" office:value-type="float" office:value="0" calcext:value-type="float">
            <text:p>0</text:p>
          </table:table-cell>
          <table:table-cell table:formula="of:=IF([.J149]&lt;&gt;0;1;0)" office:value-type="float" office:value="0" calcext:value-type="float">
            <text:p>0</text:p>
          </table:table-cell>
          <table:table-cell table:formula="of:=IF(IF([.D149]=1;[.A149]*1.03;([.A149]-[.H149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49]+[.J149]" office:value-type="float" office:value="1432736.30766892" calcext:value-type="float">
            <text:p>1432736.30766892</text:p>
          </table:table-cell>
          <table:table-cell table:formula="of:=WEEKDAY([.C150])" office:value-type="float" office:value="6" calcext:value-type="float">
            <text:p>6</text:p>
          </table:table-cell>
          <table:table-cell office:value-type="date" office:date-value="2014-09-26" calcext:value-type="date">
            <text:p>2014-09-26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50]*[.F150]" office:value-type="float" office:value="50000" calcext:value-type="float">
            <text:p>50000</text:p>
          </table:table-cell>
          <table:table-cell table:formula="of:=IF([.D150]=0;[.G150]*2;0)" office:value-type="float" office:value="100000" calcext:value-type="float">
            <text:p>100000</text:p>
          </table:table-cell>
          <table:table-cell table:formula="of:=IF(IF([.D150]=1;[.A150]*1.03;([.A150]-[.H150])*0.99)&gt;2500000;2500000;IF([.D150]=1;[.A150]*1.03;([.A150]-[.H150])*0.99))" office:value-type="float" office:value="1319408.94459223" calcext:value-type="float">
            <text:p>1319408.94459223</text:p>
          </table:table-cell>
          <table:table-cell table:formula="of:=IF([.B150]=7;IF(2500000-[.I150]&lt;500000;2500000-[.I150];500000);0)" office:value-type="float" office:value="0" calcext:value-type="float">
            <text:p>0</text:p>
          </table:table-cell>
          <table:table-cell table:formula="of:=IF([.J150]&lt;&gt;0;1;0)" office:value-type="float" office:value="0" calcext:value-type="float">
            <text:p>0</text:p>
          </table:table-cell>
          <table:table-cell table:formula="of:=IF(IF([.D150]=1;[.A150]*1.03;([.A150]-[.H150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50]+[.J150]" office:value-type="float" office:value="1319408.94459223" calcext:value-type="float">
            <text:p>1319408.94459223</text:p>
          </table:table-cell>
          <table:table-cell table:formula="of:=WEEKDAY([.C151])" office:value-type="float" office:value="7" calcext:value-type="float">
            <text:p>7</text:p>
          </table:table-cell>
          <table:table-cell office:value-type="date" office:date-value="2014-09-27" calcext:value-type="date">
            <text:p>2014-09-27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51]*[.F151]" office:value-type="float" office:value="50000" calcext:value-type="float">
            <text:p>50000</text:p>
          </table:table-cell>
          <table:table-cell table:formula="of:=IF([.D151]=0;[.G151]*2;0)" office:value-type="float" office:value="100000" calcext:value-type="float">
            <text:p>100000</text:p>
          </table:table-cell>
          <table:table-cell table:formula="of:=IF(IF([.D151]=1;[.A151]*1.03;([.A151]-[.H151])*0.99)&gt;2500000;2500000;IF([.D151]=1;[.A151]*1.03;([.A151]-[.H151])*0.99))" office:value-type="float" office:value="1207214.85514631" calcext:value-type="float">
            <text:p>1207214.85514631</text:p>
          </table:table-cell>
          <table:table-cell table:formula="of:=IF([.B151]=7;IF(2500000-[.I151]&lt;500000;2500000-[.I151];500000);0)" office:value-type="float" office:value="500000" calcext:value-type="float">
            <text:p>500000</text:p>
          </table:table-cell>
          <table:table-cell table:formula="of:=IF([.J151]&lt;&gt;0;1;0)" office:value-type="float" office:value="1" calcext:value-type="float">
            <text:p>1</text:p>
          </table:table-cell>
          <table:table-cell table:formula="of:=IF(IF([.D151]=1;[.A151]*1.03;([.A151]-[.H151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51]+[.J151]" office:value-type="float" office:value="1707214.85514631" calcext:value-type="float">
            <text:p>1707214.85514631</text:p>
          </table:table-cell>
          <table:table-cell table:formula="of:=WEEKDAY([.C152])" office:value-type="float" office:value="1" calcext:value-type="float">
            <text:p>1</text:p>
          </table:table-cell>
          <table:table-cell office:value-type="date" office:date-value="2014-09-28" calcext:value-type="date">
            <text:p>2014-09-28</text:p>
          </table:table-cell>
          <table:table-cell office:value-type="float" office:value="0" calcext:value-type="float">
            <text:p>0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52]*[.F152]" office:value-type="float" office:value="50000" calcext:value-type="float">
            <text:p>50000</text:p>
          </table:table-cell>
          <table:table-cell table:formula="of:=IF([.D152]=0;[.G152]*2;0)" office:value-type="float" office:value="100000" calcext:value-type="float">
            <text:p>100000</text:p>
          </table:table-cell>
          <table:table-cell table:formula="of:=IF(IF([.D152]=1;[.A152]*1.03;([.A152]-[.H152])*0.99)&gt;2500000;2500000;IF([.D152]=1;[.A152]*1.03;([.A152]-[.H152])*0.99))" office:value-type="float" office:value="1591142.70659485" calcext:value-type="float">
            <text:p>1591142.70659485</text:p>
          </table:table-cell>
          <table:table-cell table:formula="of:=IF([.B152]=7;IF(2500000-[.I152]&lt;500000;2500000-[.I152];500000);0)" office:value-type="float" office:value="0" calcext:value-type="float">
            <text:p>0</text:p>
          </table:table-cell>
          <table:table-cell table:formula="of:=IF([.J152]&lt;&gt;0;1;0)" office:value-type="float" office:value="0" calcext:value-type="float">
            <text:p>0</text:p>
          </table:table-cell>
          <table:table-cell table:formula="of:=IF(IF([.D152]=1;[.A152]*1.03;([.A152]-[.H152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52]+[.J152]" office:value-type="float" office:value="1591142.70659485" calcext:value-type="float">
            <text:p>1591142.70659485</text:p>
          </table:table-cell>
          <table:table-cell table:formula="of:=WEEKDAY([.C153])" office:value-type="float" office:value="2" calcext:value-type="float">
            <text:p>2</text:p>
          </table:table-cell>
          <table:table-cell office:value-type="date" office:date-value="2014-09-29" calcext:value-type="date">
            <text:p>2014-09-29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53]*[.F153]" office:value-type="float" office:value="50000" calcext:value-type="float">
            <text:p>50000</text:p>
          </table:table-cell>
          <table:table-cell table:formula="of:=IF([.D153]=0;[.G153]*2;0)" office:value-type="float" office:value="0" calcext:value-type="float">
            <text:p>0</text:p>
          </table:table-cell>
          <table:table-cell table:formula="of:=IF(IF([.D153]=1;[.A153]*1.03;([.A153]-[.H153])*0.99)&gt;2500000;2500000;IF([.D153]=1;[.A153]*1.03;([.A153]-[.H153])*0.99))" office:value-type="float" office:value="1638876.98779269" calcext:value-type="float">
            <text:p>1638876.98779269</text:p>
          </table:table-cell>
          <table:table-cell table:formula="of:=IF([.B153]=7;IF(2500000-[.I153]&lt;500000;2500000-[.I153];500000);0)" office:value-type="float" office:value="0" calcext:value-type="float">
            <text:p>0</text:p>
          </table:table-cell>
          <table:table-cell table:formula="of:=IF([.J153]&lt;&gt;0;1;0)" office:value-type="float" office:value="0" calcext:value-type="float">
            <text:p>0</text:p>
          </table:table-cell>
          <table:table-cell table:formula="of:=IF(IF([.D153]=1;[.A153]*1.03;([.A153]-[.H153])*0.99)&gt;2500000;1;0)" office:value-type="float" office:value="0" calcext:value-type="float">
            <text:p>0</text:p>
          </table:table-cell>
        </table:table-row>
        <table:table-row table:style-name="ro1">
          <table:table-cell table:formula="of:=[.I153]+[.J153]" office:value-type="float" office:value="1638876.98779269" calcext:value-type="float">
            <text:p>1638876.98779269</text:p>
          </table:table-cell>
          <table:table-cell table:formula="of:=WEEKDAY([.C154])" office:value-type="float" office:value="3" calcext:value-type="float">
            <text:p>3</text:p>
          </table:table-cell>
          <table:table-cell office:value-type="date" office:date-value="2014-09-30" calcext:value-type="date">
            <text:p>2014-09-30</text:p>
          </table:table-cell>
          <table:table-cell office:value-type="float" office:value="1" calcext:value-type="float">
            <text:p>1</text:p>
          </table:table-cell>
          <table:table-cell table:formula="of:=[.$E$2]" office:value-type="float" office:value="100" calcext:value-type="float">
            <text:p>100</text:p>
          </table:table-cell>
          <table:table-cell table:formula="of:=[.$F$2]" office:value-type="float" office:value="500" calcext:value-type="float">
            <text:p>500</text:p>
          </table:table-cell>
          <table:table-cell table:formula="of:=[.E154]*[.F154]" office:value-type="float" office:value="50000" calcext:value-type="float">
            <text:p>50000</text:p>
          </table:table-cell>
          <table:table-cell table:formula="of:=IF([.D154]=0;[.G154]*2;0)" office:value-type="float" office:value="0" calcext:value-type="float">
            <text:p>0</text:p>
          </table:table-cell>
          <table:table-cell table:formula="of:=IF(IF([.D154]=1;[.A154]*1.03;([.A154]-[.H154])*0.99)&gt;2500000;2500000;IF([.D154]=1;[.A154]*1.03;([.A154]-[.H154])*0.99))" office:value-type="float" office:value="1688043.29742647" calcext:value-type="float">
            <text:p>1688043.29742647</text:p>
          </table:table-cell>
          <table:table-cell table:formula="of:=IF([.B154]=7;IF(2500000-[.I154]&lt;500000;2500000-[.I154];500000);0)" office:value-type="float" office:value="0" calcext:value-type="float">
            <text:p>0</text:p>
          </table:table-cell>
          <table:table-cell table:formula="of:=IF([.J154]&lt;&gt;0;1;0)" office:value-type="float" office:value="0" calcext:value-type="float">
            <text:p>0</text:p>
          </table:table-cell>
          <table:table-cell table:formula="of:=IF(IF([.D154]=1;[.A154]*1.03;([.A154]-[.H154])*0.99)&gt;2500000;1;0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office:value-type="float" office:value="6.3" calcext:value-type="float">
            <text:p>6.3</text:p>
          </table:table-cell>
          <table:table-cell table:style-name="ce2"/>
          <table:table-cell table:style-name="Default"/>
          <table:table-cell table:number-columns-repeated="6"/>
          <table:table-cell table:style-name="ce2" office:value-type="float" office:value="6.2" calcext:value-type="float">
            <text:p>6.2</text:p>
          </table:table-cell>
          <table:table-cell table:style-name="ce2"/>
          <table:table-cell table:style-name="ce2" office:value-type="float" office:value="6.1" calcext:value-type="float">
            <text:p>6.1</text:p>
          </table:table-cell>
        </table:table-row>
        <table:table-row table:style-name="ro1">
          <table:table-cell table:style-name="ce2" table:formula="of:=ROUND(MIN([.A2:.A154]))" office:value-type="float" office:value="1303938" calcext:value-type="float">
            <text:p>1303938</text:p>
          </table:table-cell>
          <table:table-cell table:style-name="ce3" office:value-type="date" office:date-value="2014-09-20" calcext:value-type="date">
            <text:p>2014-09-20</text:p>
          </table:table-cell>
          <table:table-cell table:style-name="Default"/>
          <table:table-cell table:number-columns-repeated="6"/>
          <table:table-cell table:style-name="ce2" table:formula="of:=ROUND(SUM([.J2:.J154]))" office:value-type="float" office:value="8289356" calcext:value-type="float">
            <text:p>8289356</text:p>
          </table:table-cell>
          <table:table-cell table:style-name="ce2"/>
          <table:table-cell table:style-name="ce2" table:formula="of:=SUM([.L2:.L154])" office:value-type="float" office:value="13" calcext:value-type="float">
            <text:p>13</text:p>
          </table:table-cell>
        </table:table-row>
      </table:table>
      <table:table table:name="6.4" table:style-name="ta1">
        <table:shapes>
          <draw:frame draw:z-index="0" draw:style-name="gr1" draw:text-style-name="P1" svg:width="6.2988in" svg:height="3.5429in" svg:x="7.6559in" svg:y="0.5169in">
            <draw:object draw:notify-on-update-of-ranges="'6.4'.F11:'6.4'.F11 '6.4'.F12:'6.4'.F16 '6.4'.H11:'6.4'.H11 '6.4'.H12:'6.4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Zbiornik</text:p>
          </table:table-cell>
          <table:table-cell office:value-type="string" calcext:value-type="string">
            <text:p>Dzien tyg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pady </text:p>
          </table:table-cell>
          <table:table-cell office:value-type="string" calcext:value-type="string">
            <text:p>ilosc dzialek</text:p>
          </table:table-cell>
          <table:table-cell office:value-type="string" calcext:value-type="string">
            <text:p>powierzchnia dzialki</text:p>
          </table:table-cell>
          <table:table-cell office:value-type="string" calcext:value-type="string">
            <text:p>powierzchnia suma</text:p>
          </table:table-cell>
          <table:table-cell office:value-type="string" calcext:value-type="string">
            <text:p>Ilość wody</text:p>
          </table:table-cell>
          <table:table-cell office:value-type="string" calcext:value-type="string">
            <text:p>Zbiornik wieczor</text:p>
          </table:table-cell>
          <table:table-cell office:value-type="string" calcext:value-type="string">
            <text:p>Dolane</text:p>
          </table:table-cell>
          <table:table-cell office:value-type="string" calcext:value-type="string">
            <text:p>Czy dolane</text:p>
          </table:table-cell>
          <table:table-cell office:value-type="string" calcext:value-type="string">
            <text:p>Czy odprowadzana</text:p>
          </table:table-cell>
        </table:table-row>
        <table:table-row table:style-name="ro1">
          <table:table-cell office:value-type="float" office:value="2447280" calcext:value-type="float">
            <text:p>2447280</text:p>
          </table:table-cell>
          <table:table-cell office:value-type="float" office:value="7" calcext:value-type="float">
            <text:p>7</text:p>
          </table:table-cell>
          <table:table-cell table:style-name="ce1" office:value-type="date" office:date-value="2014-05-03" calcext:value-type="date">
            <text:p>2014-05-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23807.2" calcext:value-type="float">
            <text:p>2323807.2</text:p>
          </table:table-cell>
          <table:table-cell office:value-type="float" office:value="176192.8" calcext:value-type="float">
            <text:p>176192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7" calcext:value-type="float">
            <text:p>7</text:p>
          </table:table-cell>
          <table:table-cell office:value-type="float" office:value="41769" calcext:value-type="float">
            <text:p>4176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5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0837.2" calcext:value-type="float">
            <text:p>2320837.2</text:p>
          </table:table-cell>
          <table:table-cell office:value-type="float" office:value="7" calcext:value-type="float">
            <text:p>7</text:p>
          </table:table-cell>
          <table:table-cell office:value-type="float" office:value="41776" calcext:value-type="float">
            <text:p>4177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2390462.316" calcext:value-type="float">
            <text:p>2390462.316</text:p>
          </table:table-cell>
          <table:table-cell office:value-type="float" office:value="109537.684" calcext:value-type="float">
            <text:p>109537.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557.69284" calcext:value-type="float">
            <text:p>2267557.69284</text:p>
          </table:table-cell>
          <table:table-cell office:value-type="float" office:value="7" calcext:value-type="float">
            <text:p>7</text:p>
          </table:table-cell>
          <table:table-cell office:value-type="float" office:value="41783" calcext:value-type="float">
            <text:p>4178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5882.1159116" calcext:value-type="float">
            <text:p>2145882.1159116</text:p>
          </table:table-cell>
          <table:table-cell office:value-type="float" office:value="354117.8840884" calcext:value-type="float">
            <text:p>354117.88408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955.2173228" calcext:value-type="float">
            <text:p>1954955.2173228</text:p>
          </table:table-cell>
          <table:table-cell office:value-type="float" office:value="7" calcext:value-type="float">
            <text:p>7</text:p>
          </table:table-cell>
          <table:table-cell office:value-type="float" office:value="41790" calcext:value-type="float">
            <text:p>417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36405.66514957" calcext:value-type="float">
            <text:p>1836405.6651495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2" office:value-type="float" office:value="6.4" calcext:value-type="float">
            <text:p>6.4</text:p>
          </table:table-cell>
          <table:table-cell table:style-name="ce8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8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ce6"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Woda odprowadzona</text:p>
          </table:table-cell>
          <table:table-cell table:style-name="ce2" office:value-type="string" calcext:value-type="string">
            <text:p>Woda dolan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7"/>
          <table:table-cell table:style-name="ce3" office:value-type="date" office:date-value="2014-05-03" calcext:value-type="date">
            <text:p>2014-05-0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ROUND(176192.8)" office:value-type="float" office:value="176193" calcext:value-type="float">
            <text:p>176193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7"/>
          <table:table-cell table:style-name="ce3" office:value-type="date" office:date-value="2014-05-10" calcext:value-type="date">
            <text:p>2014-05-10</text:p>
          </table:table-cell>
          <table:table-cell table:style-name="ce2" office:value-type="string" calcext:value-type="string">
            <text:p>75 0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7"/>
          <table:table-cell table:style-name="ce3" office:value-type="date" office:date-value="2014-05-17" calcext:value-type="date">
            <text:p>2014-05-1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ROUND(109537.684)" office:value-type="float" office:value="109538" calcext:value-type="float">
            <text:p>10953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7"/>
          <table:table-cell table:style-name="ce3" office:value-type="date" office:date-value="2014-05-24" calcext:value-type="date">
            <text:p>2014-05-2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ROUND(354117.8840884)" office:value-type="float" office:value="354118" calcext:value-type="float">
            <text:p>354118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7"/>
          <table:table-cell table:style-name="ce3" office:value-type="date" office:date-value="2014-05-31" calcext:value-type="date">
            <text:p>2014-05-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23:55:25.864070334</meta:creation-date>
    <dc:date>2023-04-23T00:42:30.763215287</dc:date>
    <meta:editing-duration>PT36M11S</meta:editing-duration>
    <meta:editing-cycles>16</meta:editing-cycles>
    <meta:generator>LibreOffice/7.3.7.2$Linux_X86_64 LibreOffice_project/30$Build-2</meta:generator>
    <meta:document-statistic meta:table-count="2" meta:cell-count="19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3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977cm" svg:y="0.316cm" chart:style-name="ch2">
          <text:p>Woda dolewana z wodociągów w poszczególne soboty maja</text:p>
        </chart:title>
        <chart:legend chart:legend-position="end" svg:x="13.261cm" svg:y="4.201cm" style:legend-expansion="high" chart:style-name="ch3"/>
        <chart:plot-area chart:style-name="ch4" table:cell-range-address="'6.4'.F11:'6.4'.F16 '6.4'.H11:'6.4'.H16" chart:data-source-has-labels="both" svg:x="1.331cm" svg:y="1.275cm" svg:width="11.61cm" svg:height="6.564cm">
          <chart:coordinate-region svg:x="2.693cm" svg:y="1.474cm" svg:width="10.248cm" svg:height="5.718cm"/>
          <chart:axis chart:dimension="x" chart:name="primary-x" chart:style-name="ch5" chartooo:axis-type="text">
            <chart:title svg:x="6.735cm" svg:y="8.019cm" chart:style-name="ch6">
              <text:p>Data</text:p>
            </chart:title>
            <chart:categories table:cell-range-address="'6.4'.F12:'6.4'.F16"/>
            <chart:grid chart:style-name="ch7" chart:class="major"/>
          </chart:axis>
          <chart:axis chart:dimension="y" chart:name="primary-y" chart:style-name="ch8">
            <chart:title svg:x="0.451cm" svg:y="4.945cm" chart:style-name="ch9">
              <text:p>Ilość</text:p>
            </chart:title>
            <chart:grid chart:style-name="ch7" chart:class="major"/>
          </chart:axis>
          <chart:series chart:style-name="ch10" chart:values-cell-range-address="'6.4'.H12:'6.4'.H16" chart:label-cell-address="'6.4'.H11:'6.4'.H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da dolana</text:p>
                <draw:g>
                  <svg:desc>'6.4'.H11:'6.4'.H11</svg:desc>
                </draw:g>
              </table:table-cell>
            </table:table-row>
          </table:table-header-rows>
          <table:table-rows>
            <table:table-row>
              <table:table-cell office:value-type="float" office:value="41762">
                <text:p>41762</text:p>
                <draw:g>
                  <svg:desc>'6.4'.F12:'6.4'.F16</svg:desc>
                </draw:g>
              </table:table-cell>
              <table:table-cell office:value-type="float" office:value="176193">
                <text:p>176193</text:p>
                <draw:g>
                  <svg:desc>'6.4'.H12:'6.4'.H16</svg:desc>
                </draw:g>
              </table:table-cell>
            </table:table-row>
            <table:table-row>
              <table:table-cell office:value-type="float" office:value="41769">
                <text:p>4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76">
                <text:p>41776</text:p>
              </table:table-cell>
              <table:table-cell office:value-type="float" office:value="109538">
                <text:p>109538</text:p>
              </table:table-cell>
            </table:table-row>
            <table:table-row>
              <table:table-cell office:value-type="float" office:value="41783">
                <text:p>41783</text:p>
              </table:table-cell>
              <table:table-cell office:value-type="float" office:value="354118">
                <text:p>354118</text:p>
              </table:table-cell>
            </table:table-row>
            <table:table-row>
              <table:table-cell office:value-type="float" office:value="41790">
                <text:p>41790</text:p>
              </table:table-cell>
              <table:table-cell office:value-type="float" office:value="500000">
                <text:p>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